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Verdana" svg:font-family="Verdana, sans-serif"/>
    <style:font-face style:name="arial" svg:font-family="arial, helvetica, 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8" style:family="paragraph" style:parent-style-name="Standard">
      <style:text-properties style:font-name="Verdana" fo:font-size="8pt"/>
    </style:style>
    <style:style style:name="P9" style:family="paragraph" style:parent-style-name="Standard">
      <style:text-properties fo:color="#333399"/>
    </style:style>
    <style:style style:name="P10" style:family="paragraph" style:parent-style-name="Standard">
      <style:text-properties fo:color="#333399" style:font-name="arial" fo:font-size="10pt" fo:font-style="italic"/>
    </style:style>
    <style:style style:name="P11" style:family="paragraph" style:parent-style-name="Standard">
      <style:text-properties style:font-name="Cambria" fo:font-size="8pt" style:text-underline-style="none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font-size="12pt" style:font-size-asian="12pt" style:font-size-complex="12pt"/>
    </style:style>
    <style:style style:name="P14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333399" style:font-name="arial" fo:font-size="10pt" fo:font-style="italic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ENERACION DE SCRIPTS DE NÓMINAS PARA CARAVACA</text:p>
      <text:p text:style-name="P6"/>
      <text:p text:style-name="P6">select 'Insert into LINEANOMINA (TIPOLINEANOMINA,UNIDADES,IMPORTE,CONCEPTO_ID,DATOCALCULONOMINA_ID) values ("CAL",0,' || TO_CHAR(IMPORTE,'9999990.99') || ',' || CONCEPTO_ID || ',' || DATOCALCULONOMINA_ID || ');'</text:p>
      <text:p text:style-name="P6">from NOMINA,DATOCALCULONOMINA, lineanomina WHERE GERENCIA_ID IN (21667,21668) AND LINEANOMINA.DATOCALCULONOMINA_ID = DATOCALCULONOMINA.ID AND DATOCALCULONOMINA.NOMINA_ID = NOMINA.ID AND NOMINA.ESTADO = 'C'</text:p>
      <text:p text:style-name="P6"/>
      <text:p text:style-name="P6"/>
      <text:p text:style-name="P6">select 'Insert into LINEANOMINABASE (IMPORTE,BASESCONCEPTO_ID,DATOCALCULONOMINA_ID) values ('|| TO_CHAR(IMPORTE,'9999990.99') || ',' || BASESCONCEPTO_ID || ',' || DATOCALCULONOMINA_ID || ');'</text:p>
      <text:p text:style-name="P6">from NOMINA,DATOCALCULONOMINA, lineanominaBASE WHERE GERENCIA_ID IN (21667,21668) AND LINEANOMINABASE.DATOCALCULONOMINA_ID = DATOCALCULONOMINA.ID AND DATOCALCULONOMINA.NOMINA_ID = NOMINA.ID AND NOMINA.ESTADO = 'C'</text:p>
      <text:p text:style-name="P6"/>
      <text:p text:style-name="P6"/>
      <text:p text:style-name="P6"/>
      <text:p text:style-name="P6">DIRECCIONES DE INTERES</text:p>
      <text:p text:style-name="P6"/>
      <text:p text:style-name="P6"><text:a xlink:type="simple" xlink:href="https://www.m3informatica.net/teamwork" office:target-frame-name="_blank" xlink:show="new">https://www.m3informatica.net/teamwork</text:a> </text:p>
      <text:p text:style-name="P6"/>
      <text:p text:style-name="P6"><text:a xlink:type="simple" xlink:href="https://m3informatica.net/m3-jira/secure/Dashboard.jspa">https://m3informatica.net/m3-jira/secure/Dashboard.jspa</text:a></text:p>
      <text:p text:style-name="P6"/>
      <text:p text:style-name="P6"><text:a xlink:type="simple" xlink:href="https://m3informatica.net/saintkb" office:target-frame-name="_blank" xlink:show="new">https://m3informatica.net/saintkb</text:a>/ </text:p>
      <text:p text:style-name="P6"/>
      <text:p text:style-name="P6"><text:a xlink:type="simple" xlink:href="https://www.m3informatica.net/download" office:target-frame-name="_blank" xlink:show="new"><text:span text:style-name="T2">https://www.m3informatica.net/download</text:span></text:a></text:p>
      <text:p text:style-name="P9">usuario: download</text:p>
      <text:p text:style-name="P10">pwd: m3Download12</text:p>
      <text:p text:style-name="P6"/>
      <text:p text:style-name="Standard"><text:a xlink:type="simple" xlink:href="https://m3informatica.net/upload/" office:target-frame-name="_blank" xlink:show="new">https://m3informatica.net/upload/</text:a><text:span text:style-name="T2"> </text:span></text:p>
      <text:p text:style-name="P10">usuario: upload</text:p>
      <text:p text:style-name="P10">clave: m3upload12</text:p>
      <text:p text:style-name="P10"/>
      <text:p text:style-name="P10">Repositorio de código.</text:p>
      <text:p text:style-name="P6"><text:a xlink:type="simple" xlink:href="https://m3informatica.net/m3rep/des/Desarrollo/Saint7/RRHH" office:target-frame-name="_blank" xlink:show="new">https://m3informatica.net/m3rep/des/Desarrollo/Saint7/RRHH</text:a> </text:p>
      <text:p text:style-name="P6"><text:soft-page-break/></text:p>
      <text:p text:style-name="P6"/>
      <text:p text:style-name="P6">SESCAM</text:p>
      <text:p text:style-name="P6"/>
      <text:p text:style-name="P6">CLAVE VPN: ZkNe7aHgwo</text:p>
      <text:p text:style-name="P6"/>
      <text:p text:style-name="P6">IP PREPRODUCCIÓN: 10.60.15.9</text:p>
      <text:p text:style-name="P6">URL: <text:a xlink:type="simple" xlink:href="http://sesunf.sescam.jclm.es/saint-server/">http://sesunf.sescam.jclm.es/saint-server/</text:a></text:p>
      <text:p text:style-name="P6">CLAVE CANDADO: m3nominas</text:p>
      <text:p text:style-name="P6"/>
      <text:p text:style-name="P6">DESARROLLO</text:p>
      <text:p text:style-name="Standard">jdbc:oracle:thin:@sesuna.sescam.jclm.es:1525:DES10G (IP 10.60.12.6)</text:p>
      <text:p text:style-name="Standard">Usuario:  nominas</text:p>
      <text:p text:style-name="Standard">Pass:     nomsaint710</text:p>
      <text:p text:style-name="P6"/>
      <text:p text:style-name="P6">MADRID</text:p>
      <text:p text:style-name="P6"/>
      <text:p text:style-name="P6">Hay que acceder a la URL https://195.77.128.233 , indicar usuario y password seleccionando </text:p>
      <text:p text:style-name="P6">‘Realm_Local’ en el desplegable.</text:p>
      <text:p text:style-name="P6">Usuario: M36 o M37</text:p>
      <text:p text:style-name="P6">Contraseña saham313</text:p>
      <text:p text:style-name="P6"/>
      <text:p text:style-name="P6">ENTORNO DESARROLLO</text:p>
      <text:p text:style-name="P6"><text:s/><text:a xlink:type="simple" xlink:href="http://172.22.0.135/saint-server">http://172.22.0.135/saint-server</text:a> <text:s/><text:a xlink:type="simple" xlink:href="http://dessanidad.madrid.org/saint-server/">http://dessanidad.madrid.org/saint-server/</text:a> </text:p>
      <text:p text:style-name="P6"/>
      <text:p text:style-name="P6">usuario: dba_m3rh / dba_m3rh</text:p>
      <text:p text:style-name="P6">host: 10.80.79.162:1521:DAPLEXT2</text:p>
      <text:p text:style-name="P6"/>
      <text:p text:style-name="P6">ENTORNO VALIDACIÓN<text:tab/></text:p>
      <text:p text:style-name="P6"><text:a xlink:type="simple" xlink:href="http://172.22.0.134/saint-server/">http://172.22.0.134/saint-server/</text:a></text:p>
      <text:p text:style-name="P6"/>
      <text:p text:style-name="P6">usuario: m3rh / m3rh</text:p>
      <text:p text:style-name="P6">host: 10.80.112.92:1521:VALAPLX2</text:p>
      <text:p text:style-name="P6"/>
      <text:p text:style-name="P6"><text:soft-page-break/>ENTORNO PRODUCCIÓN<text:tab/></text:p>
      <text:p text:style-name="P6"><text:s/><text:a xlink:type="simple" xlink:href="http://172.22.0.102/saint-server/">http://172.22.0.102/saint-server/</text:a></text:p>
      <text:p text:style-name="P6"/>
      <text:p text:style-name="P13">Usuario: gapm / B9AMiLP1</text:p>
      <text:p text:style-name="P6">usuario: m3rh / m3rh</text:p>
      <text:p text:style-name="P6">host:172.22.0.166:1521:sanprod</text:p>
      <text:p text:style-name="P6"/>
      <text:p text:style-name="P6"/>
      <text:p text:style-name="P6">MURCIA</text:p>
      <text:p text:style-name="P6"/>
      <text:p text:style-name="P6">CLAVE VPN: m3nominas</text:p>
      <text:p text:style-name="P6"/>
      <text:p text:style-name="P6"/>
      <text:p text:style-name="P6">ORACLE</text:p>
      <text:p text:style-name="P6"/>
      <text:p text:style-name="P6"><text:s/>directorio de exportacion: <text:s text:c="2"/>/u01/app/oracle/admin/oracle/dpdump</text:p>
      <text:p text:style-name="P6">comando de importacion oracle@traspasos:/u01/app/oracle/admin/oracle/dpdump$ impdp dumpfile=sescam_guets.expdp logfile=import.log schemas=sescam_guets remap_schema=sescam_guets:sescam</text:p>
      <text:p text:style-name="P6">comando de exportacion oracle@traspasos:/u01/app/oracle/admin/oracle/dpdump$ expdp dumpfile=sescam_guets.expdp logfile=sescam_guets.log schemas=sescam_guets exclude=grant,statistics</text:p>
      <text:p text:style-name="P6"/>
      <text:p text:style-name="P6"/>
      <text:p text:style-name="P6"/>
      <text:p text:style-name="P12">ORACLE</text:p>
      <text:p text:style-name="P6">– Para ver el estado de los indices.</text:p>
      <text:p text:style-name="P6">select INDEX_NAME, LAST_ANALYZED,STATUS from DBA_INDEXES WHERE OWNER LIKE 'SERMAS_A7';</text:p>
      <text:p text:style-name="P6"/>
      <text:p text:style-name="P6">ANALYZE INDEX S2IX_RESCSA_NOMBRAMI VALIDATE STRUCTURE;</text:p>
      <text:p text:style-name="P6">SELECT PCT_USED FROM INDEX_STATS WHERE NAME LIKE 'S2IX_RESCSA_NOMBRAMI';</text:p>
      <text:list xml:id="list31179754" text:style-name="L1">
        <text:list-item>
          <text:p text:style-name="P15">Si el resultado es del 100% indica que estaría poco degradado.</text:p>
        </text:list-item>
      </text:list>
      <text:p text:style-name="P6"/>
      <text:p text:style-name="P6">– REGENERANDO</text:p>
      <text:p text:style-name="P6">alter index S2IX_RESCSA_NOMBRAMI rebuild;</text:p>
      <text:p text:style-name="P6"><text:soft-page-break/></text:p>
      <text:p text:style-name="P6">set serveroutput on SIZE 400000</text:p>
      <text:p text:style-name="P6"/>
      <text:p text:style-name="P6">DECLARE</text:p>
      <text:p text:style-name="P6"><text:s text:c="2"/>CURSOR the_index IS</text:p>
      <text:p text:style-name="P6"><text:tab/> <text:s text:c="3"/>SELECT index_name</text:p>
      <text:p text:style-name="P6"><text:tab/> <text:s text:c="3"/>FROM <text:s text:c="2"/>all_indexes</text:p>
      <text:p text:style-name="P6"><text:tab/> <text:s text:c="3"/>WHERE <text:s/>OWNER = 'SERMAS_A7';</text:p>
      <text:p text:style-name="P6">BEGIN</text:p>
      <text:p text:style-name="P6"><text:s text:c="2"/>FOR name IN the_index LOOP</text:p>
      <text:p text:style-name="P6"><text:s text:c="4"/>DBMS_OUTPUT.PUT_LINE('Reconstruyendo el indice ' || name.index_name);</text:p>
      <text:p text:style-name="P6"><text:s text:c="4"/>EXECUTE IMMEDIATE 'alter index SERMAS_A7.'||name.index_name||' rebuild';</text:p>
      <text:p text:style-name="P6"><text:s text:c="2"/>END LOOP;</text:p>
      <text:p text:style-name="P6">END;</text:p>
      <text:p text:style-name="P6"/>
      <text:p text:style-name="P6">LANZAR APLICACIÓN</text:p>
      <text:p text:style-name="P6"/>
      <text:p text:style-name="P6">C:\Users\jcalvarez\workspace\saint-server\build\classes&gt;java -Djava.ext.dirs="c:\Users\jcalvarez\workspace\saint-server\WebContent\WEB-INF\lib" m3informatica.saint.migracion.interfaz.InterfazMigracionApp</text:p>
      <text:p text:style-name="P6"/>
      <text:p text:style-name="P6"/>
      <text:p text:style-name="P6">select recurso, accesorol.usuario_id, roles.descripcion, unidadorganizativa.descripcion from recursos, recurso_rol, roles, accesorol, unidadorganizativa</text:p>
      <text:p text:style-name="P6">where recursos.id = recurso_rol.recurso_id and roles.id = recurso_rol.rol_id and accesorol.rol_id = roles.id</text:p>
      <text:p text:style-name="P6">and accesorol.uniorg_id = unidadorganizativa.id and usuario_id like 'saint' order by recurso</text:p>
      <text:p text:style-name="P6"/>
      <text:p text:style-name="P6"/>
      <text:p text:style-name="P6">BORRADO A TROZOS</text:p>
      <text:p text:style-name="P6"/>
      <text:p text:style-name="P6">declare</text:p>
      <text:p text:style-name="P6">salto number;</text:p>
      <text:p text:style-name="P6">minimo number;</text:p>
      <text:p text:style-name="P6">maximo number;</text:p>
      <text:p text:style-name="P6">BEGIN</text:p>
      <text:p text:style-name="P6">salto := 10;</text:p>
      <text:p text:style-name="P6"><text:soft-page-break/>select min(id) into minimo from s6tcertific where <text:s/>gerencia_id = 8891;</text:p>
      <text:p text:style-name="P6">select max(id) into maximo from s6tcertific where <text:s/>gerencia_id = 8891;</text:p>
      <text:p text:style-name="P6">loop</text:p>
      <text:p text:style-name="P6"><text:s text:c="2"/>delete from s6tcertific where id &gt; minimo and id &lt; minimo + salto;</text:p>
      <text:p text:style-name="P6"><text:s text:c="2"/>commit;</text:p>
      <text:p text:style-name="P6"><text:s text:c="2"/>minimo := minimo+salto;</text:p>
      <text:p text:style-name="P6"><text:s text:c="2"/>EXIT WHEN minimo&gt;maximo;</text:p>
      <text:p text:style-name="P6">end loop;</text:p>
      <text:p text:style-name="P6">end;</text:p>
      <text:p text:style-name="P6"/>
      <text:p text:style-name="P6"/>
      <text:p text:style-name="P6">declare</text:p>
      <text:p text:style-name="P6"><text:s text:c="2"/></text:p>
      <text:p text:style-name="P6"><text:s text:c="2"/>CURSOR c_historico IS</text:p>
      <text:p text:style-name="P6"><text:s text:c="6"/>select *</text:p>
      <text:p text:style-name="P6"><text:s text:c="8"/>from s6tcertific where PROVISION_ID is not null</text:p>
      <text:p text:style-name="P6"><text:s text:c="8"/>and FECHAULTIMOPAGO is not null;</text:p>
      <text:p text:style-name="P6">BEGIN</text:p>
      <text:p text:style-name="P6"><text:s text:c="3"/>FOR linea in c_historico <text:s/></text:p>
      <text:p text:style-name="P6"><text:s text:c="3"/>LOOP</text:p>
      <text:p text:style-name="P6"><text:s text:c="6"/>Update MOVIMIENTOADMINISTRATIVO set FECHAULTIMOPAGO = (select fechaultimopago from S6TCERTIFIC where alta_id = linea.alta_id and provision_id = linea.provision_id) WHERE mvadm_type = 21 and id = linea.provision_id;</text:p>
      <text:p text:style-name="P6"><text:s text:c="3"/>END LOOP;</text:p>
      <text:p text:style-name="P6">END;</text:p>
      <text:p text:style-name="P6"/>
      <text:p text:style-name="P6">select 'ALTER TABLE ' ||pk.owner|| '.' ||fk.table_name||' MODIFY CONSTRAINT '||fk.constraint_name ||' ENABLE;'</text:p>
      <text:p text:style-name="P6"><text:tab/><text:tab/><text:tab/><text:tab/><text:tab/><text:tab/><text:tab/>from all_constraints fk, all_constraints pk </text:p>
      <text:p text:style-name="P6"><text:tab/><text:tab/><text:tab/><text:tab/><text:tab/><text:tab/><text:tab/>where fk.CONSTRAINT_TYPE = 'R' and </text:p>
      <text:p text:style-name="P6"><text:tab/><text:tab/><text:tab/><text:tab/><text:tab/><text:tab/><text:tab/>pk.owner = 'SERMAS_A0' and</text:p>
      <text:p text:style-name="P6"><text:tab/><text:tab/><text:tab/><text:tab/><text:tab/><text:tab/><text:tab/>fk.R_CONSTRAINT_NAME = pk.CONSTRAINT_NAME and </text:p>
      <text:p text:style-name="P6"><text:tab/><text:tab/><text:tab/><text:tab/><text:tab/><text:tab/><text:tab/>pk.TABLE_NAME = 'MOVIMIENTOADMINISTRATIVO'</text:p>
      <text:p text:style-name="P6"/>
      <text:p text:style-name="P6">create user sescam_hnp_gisp_hll identified by m3saint12 default tablespace users;</text:p>
      <text:p text:style-name="P6">grant connect, resource, create view to sescam_hnp_gisp_hll;</text:p>
      <text:p text:style-name="P6"><text:soft-page-break/></text:p>
      <text:p text:style-name="P6">create user sms_tmp identified by m3saint12 default tablespace users;</text:p>
      <text:p text:style-name="P6">grant connect, resource, create view to sms_tmp;</text:p>
      <text:p text:style-name="P6"/>
      <text:p text:style-name="P6"/>
      <text:p text:style-name="P6">D:\exp&gt;imp system/oracle fromuser=dba_m3rh touser=sermas_a0 file=sermas18082010.dmp ignore=y</text:p>
      <text:p text:style-name="P6"/>
      <text:p text:style-name="P6"/>
      <text:p text:style-name="P6">create user sms_a0 identified by m3saint12 default tablespace users;</text:p>
      <text:p text:style-name="P6">grant connect, resource, create view to sms_a0;</text:p>
      <text:p text:style-name="P6"/>
      <text:p text:style-name="P6">drop user sms_a0 cascade;</text:p>
      <text:p text:style-name="P6"/>
      <text:p text:style-name="P5">CREACIÓN USUARIOS MURCIA</text:p>
      <text:p text:style-name="P6"/>
      <text:p text:style-name="P6">create user saint identified by m3saint12 default tablespace users;</text:p>
      <text:p text:style-name="P6">grant connect, resource, create view to saint;</text:p>
      <text:p text:style-name="P6">create user saint_servicios_web identified by m3saint12 default tablespace users;</text:p>
      <text:p text:style-name="P6">grant connect, resource, create view to saint_servicios_web;</text:p>
      <text:p text:style-name="P6">create user saint_usuario identified by m3saint12 default tablespace users;</text:p>
      <text:p text:style-name="P6">grant connect, resource, create view to saint_usuario;</text:p>
      <text:p text:style-name="P6">create user saint_reports identified by m3saint12 default tablespace users;</text:p>
      <text:p text:style-name="P6">grant connect, resource, create view to saint_resports;</text:p>
      <text:p text:style-name="P6">create user saint_consulta identified by m3saint12 default tablespace users;</text:p>
      <text:p text:style-name="P6">grant connect, resource, create view to saint_consulta;</text:p>
      <text:p text:style-name="P6"/>
      <text:p text:style-name="P6">create user sms_prd1 identified by m3saint12 default tablespace users;</text:p>
      <text:p text:style-name="P6">grant connect, resource, create view to sms_prd1;</text:p>
      <text:p text:style-name="P6"/>
      <text:p text:style-name="P6">D:\exp\SMS\exp_saint-SMS&gt;imp system/oracle fromuser=saint touser=sms_a0 file=exp_saint.dmp</text:p>
      <text:p text:style-name="P6"/>
      <text:p text:style-name="P2"/>
      <text:p text:style-name="P5">BORRADO DE NOMINAS CALCULADAS</text:p>
      <text:p text:style-name="P5"/>
      <text:p text:style-name="P2">DELETE FROM <text:s/>LINEACONTABLE where LINEANOMINA_ID in (select id from LINEANOMINA where DATOCALCULONOMINA_ID in <text:s/>(select id from <text:soft-page-break/>DATOCALCULONOMINA where PROVISION_ID is not null));</text:p>
      <text:p text:style-name="P2">DELETE FROM <text:s/>LINEANOMINABASE where LINEANOMINABASE.DATOCALCULONOMINA_ID in <text:s/>(select id from DATOCALCULONOMINA where PROVISION_ID is not null);</text:p>
      <text:p text:style-name="P2">DELETE FROM <text:s/>LINEANOMINA where LINEANOMINA.DATOCALCULONOMINA_ID in (select id from DATOCALCULONOMINA where PROVISION_ID is not null);</text:p>
      <text:p text:style-name="P2">DELETE FROM <text:s/>LINEANOMINAEXTRA; </text:p>
      <text:p text:style-name="P2">DELETE FROM <text:s/>DATOCALCULONOMINA where PROVISION_ID is not null ;</text:p>
      <text:p text:style-name="P5"/>
      <text:p text:style-name="P5">BORRADO COMPLETO DE BBDD</text:p>
      <text:p text:style-name="P5"/>
      <text:p text:style-name="P8">Accept esquema Prompt "Introduzca el nombre del esquema en MAYUSCULAS...:";</text:p>
      <text:p text:style-name="P8"/>
      <text:p text:style-name="P8">DECLARE</text:p>
      <text:p text:style-name="P8"><text:s text:c="2"/>TYPE Tabla IS TABLE OF VARCHAR2(50);</text:p>
      <text:p text:style-name="P8"><text:s text:c="2"/>nominas Tabla := Tabla('COTIZACION','LINEACONTABLE', 'LINEACONTABLERECUPERACION', 'LINEANOMINA', 'LINEANOMINABASE', 'LINEANOMINAEXTRA', 'DATOCONCEPTOVARIABLE', </text:p>
      <text:p text:style-name="P8"><text:s text:c="2"/>'DATOCALCULONOMINA', 'GUARDIA', 'CABECERAGUARDIA','VINCULOSEGUROS','TRAMOSRECUPERADOS','LINEASEGUROS',</text:p>
      <text:p text:style-name="P8"><text:s text:c="2"/>'MENSUALIDADANTICIPO', 'ANTICIPO', 'DATOSIRPF', </text:p>
      <text:p text:style-name="P8"><text:s text:c="2"/>'CAMBIOSDIARIOPLAZA','DIARIO','DIARIOPLAZA','PERIODOS_ASIG','CAMBIOSASIG','ASIGNACION','DETAPLIPATRON','DETPATRON','APLIPATRON','PATRON','NECESIDAD','PLAZAGRUPO',</text:p>
      <text:p text:style-name="P8"><text:s text:c="2"/>'CIASTARJETAS','IMPORTECOLECTIVO','RESUMENATS','RESUMENTARJETAS','CUPO','PIRAMIDECUPO','RETENCIONJUDICIAL','PARTEIT','IT','CALENDARIOREFUERZO','MIGRACIONPMMC','MIGRACIONTRAB','MIGRACIONDCN','MIGOL_TRABAJADOR',</text:p>
      <text:p text:style-name="P8"><text:s text:c="2"/>'RESUMENPROVISION7_2','RESUMENSITUACIONADMINISTRATIVA','RESUMENPERIODOTRABAJO7_2','PROVISION7_2HORARIO', 'SUPLENCIA7_2','RESERVAPUESTO7_2','MOVIMIENTOADMINISTRATIVO','SUBPERIODOSOLAPADO','REGISTROCIPAUTONOMICO',</text:p>
      <text:p text:style-name="P8"><text:s text:c="2"/>'RESUMENESTRUCTURA','MIGRACIONPUESTO', 'PERIODOS_APLIPATRON', 'FICTICIA', 'DESGLOSEJUDICIAL', </text:p>
      <text:p text:style-name="P8"><text:s text:c="2"/>'ROLTRABAJADOR','ROLPERSONA','PERSONADETALLE','PERSONA', 'ROLTRABAJADORCOBRACONCEPTO', 'ASCENDIENTE', 'DESCENDIENTE', 'T_SERVPREVIOS',</text:p>
      <text:p text:style-name="P8"><text:s text:c="2"/>'PERIODOTRIENIO','TRIENIOMODULAR','TRIENIONOMODULAR','ESTADOTRIENIO','TRIENIO','CAPACIDADPERSONA','DATOSBANCARIOS7_2','S6TAUSEN','S6TCERTIFIC','RPT7_2');</text:p>
      <text:p text:style-name="P8"><text:s text:c="2"/></text:p>
      <text:p text:style-name="P8">BEGIN</text:p>
      <text:p text:style-name="P8"><text:tab/>EXECUTE IMMEDIATE <text:s/>'UPDATE USUARIO_ROL SET PERSONA_ID = NULL';</text:p>
      <text:p text:style-name="P8"><text:tab/>EXECUTE IMMEDIATE <text:s/>'UPDATE PROCESOSGERENCIA SET ROLTRABAJADOR_ID = NULL';</text:p>
      <text:p text:style-name="P8"><text:s text:c="2"/>FOR i IN nominas.FIRST .. nominas.LAST</text:p>
      <text:p text:style-name="P8"><text:s text:c="2"/>LOOP</text:p>
      <text:p text:style-name="P8"><text:s text:c="8"/>DBMS_OUTPUT.PUT_LINE(nominas(i));</text:p>
      <text:p text:style-name="P8"><text:s text:c="8"/>for cur in </text:p>
      <text:p text:style-name="P8"><text:s text:c="18"/>(select fk.owner, fk.constraint_name , fk.table_name </text:p>
      <text:p text:style-name="P8"><text:s text:c="18"/>from all_constraints fk, all_constraints pk </text:p>
      <text:p text:style-name="P8"><text:s text:c="18"/>where fk.CONSTRAINT_TYPE = 'R' and pk.owner = '&amp;esquema' and fk.R_CONSTRAINT_NAME = pk.CONSTRAINT_NAME and pk.TABLE_NAME = nominas(i)) </text:p>
      <text:p text:style-name="P8"><text:s text:c="8"/>loop </text:p>
      <text:p text:style-name="P8"><text:s text:c="18"/>execute immediate 'ALTER TABLE '||cur.owner||'.'||cur.table_name||' MODIFY CONSTRAINT '|| cur.constraint_name ||' DISABLE'; </text:p>
      <text:p text:style-name="P8"><text:s text:c="8"/>end loop;</text:p>
      <text:p text:style-name="P8"><text:s text:c="2"/>END LOOP; <text:s/></text:p>
      <text:p text:style-name="P8"><text:s text:c="2"/></text:p>
      <text:p text:style-name="P8"><text:s text:c="2"/>FOR i IN nominas.FIRST .. nominas.LAST</text:p>
      <text:p text:style-name="P8"><text:s text:c="2"/>LOOP</text:p>
      <text:p text:style-name="P8"><text:s text:c="7"/>execute immediate 'TRUNCATE TABLE ' || nominas(i) || ' <text:s/>DROP STORAGE';</text:p>
      <text:p text:style-name="P8"><text:s text:c="2"/>END LOOP; <text:s/></text:p>
      <text:p text:style-name="P8"><text:s text:c="2"/></text:p>
      <text:p text:style-name="P8"><text:soft-page-break/><text:s text:c="2"/>FOR i IN nominas.FIRST .. nominas.LAST</text:p>
      <text:p text:style-name="P8"><text:s text:c="2"/>LOOP</text:p>
      <text:p text:style-name="P8"><text:s text:c="8"/>DBMS_OUTPUT.PUT_LINE(nominas(i));</text:p>
      <text:p text:style-name="P8"><text:s text:c="8"/>for cur in </text:p>
      <text:p text:style-name="P8"><text:s text:c="18"/>(select fk.owner, fk.constraint_name , fk.table_name </text:p>
      <text:p text:style-name="P8"><text:s text:c="18"/>from all_constraints fk, all_constraints pk </text:p>
      <text:p text:style-name="P8"><text:s text:c="18"/>where fk.CONSTRAINT_TYPE = 'R' and pk.owner = '&amp;esquema' and fk.R_CONSTRAINT_NAME = pk.CONSTRAINT_NAME and pk.TABLE_NAME = nominas(i)) </text:p>
      <text:p text:style-name="P8"><text:s text:c="8"/>loop </text:p>
      <text:p text:style-name="P8"><text:s text:c="18"/>execute immediate 'ALTER TABLE '||cur.owner||'.'||cur.table_name||' MODIFY CONSTRAINT '|| cur.constraint_name ||' ENABLE'; </text:p>
      <text:p text:style-name="P8"><text:s text:c="8"/>end loop;</text:p>
      <text:p text:style-name="P8"><text:s text:c="2"/>END LOOP; <text:s/></text:p>
      <text:p text:style-name="P8"><text:s text:c="2"/></text:p>
      <text:p text:style-name="P8">END;</text:p>
      <text:p text:style-name="P8"/>
      <text:p text:style-name="P8"/>
      <text:p text:style-name="P8">DELETE FROM RELACIONORGANIZATIVA where UNIDADORGANIZATIVAHIJO_ID in (select id from puesto) and unidadorganizativapadre_id in (select id from UNIDADORGANIZATIVA where substr(codigo,1,3) in ('141','142'));</text:p>
      <text:p text:style-name="P8"/>
      <text:p text:style-name="P8">DELETE FROM <text:s/>RESUMENESTRUCTURA;</text:p>
      <text:p text:style-name="P8">DELETE FROM <text:s/>CAPACIDADPUESTO where puesto_id not in (select UNIDADORGANIZATIVAHIJO_ID from RELACIONORGANIZATIVA);</text:p>
      <text:p text:style-name="P8">DELETE FROM <text:s/>PUESTOHORARIO where puesto_id not in (select UNIDADORGANIZATIVAHIJO_ID from RELACIONORGANIZATIVA);</text:p>
      <text:p text:style-name="P8">DELETE FROM <text:s/>PUESTODETALLE where puesto_id not in (select UNIDADORGANIZATIVAHIJO_ID from RELACIONORGANIZATIVA);</text:p>
      <text:p text:style-name="P8">DELETE FROM <text:s/>PUESTO where id <text:s/>not in (select UNIDADORGANIZATIVAHIJO_ID from RELACIONORGANIZATIVA);</text:p>
      <text:p text:style-name="P8">DELETE FROM <text:s/>UNIDADORGANIZATIVA where id not in (select UNIDADORGANIZATIVAHIJO_ID from RELACIONORGANIZATIVA) and unidadorg_type = 4;</text:p>
      <text:p text:style-name="P8"/>
      <text:p text:style-name="P8">DELETE FROM GFH where id in (select id from UNIDADORGANIZATIVA where substr(codigo,1,4) in ('141G','142G','141S','142S','141C','142C'));</text:p>
      <text:p text:style-name="P8">DELETE FROM SERVICIOFUNCIONAL where id in (select id from UNIDADORGANIZATIVA where substr(codigo,1,4) in ('141G','142G','141S','142S','141C','142C'));</text:p>
      <text:p text:style-name="P8">DELETE FROM CENTROFISICO where id in (select id from UNIDADORGANIZATIVA where substr(codigo,1,4) in ('141G','142G','141S','142S','141C','142C'));</text:p>
      <text:p text:style-name="P8">DELETE FROM UNIDADORGANIZATIVA where id in (select id from UNIDADORGANIZATIVA where substr(codigo,1,4) in ('141G','142G','141S','142S','141C','142C'));</text:p>
      <text:p text:style-name="P8"/>
      <text:p text:style-name="P8"/>
      <text:p text:style-name="P8"/>
      <text:p text:style-name="P11"/>
      <text:p text:style-name="P2"/>
      <text:p text:style-name="P5">ACTUALIZACIÓN RÁPIDA DE TMA</text:p>
      <text:p text:style-name="P2"/>
      <text:p text:style-name="P2">update TIPOMOVIMIENTOADMINISTRATIVO set NOMBRAENMISMACATEGORIA = 'N' where id in (select id from TIPOPROVISION);</text:p>
      <text:p text:style-name="P2">update TIPOMOVIMIENTOADMINISTRATIVO set RECALCULARESUMENPROVISION = 'S' where id in (select id from TIPOPROVISION);</text:p>
      <text:p text:style-name="P2">update TIPOMOVIMIENTOADMINISTRATIVO set RECALCULARESUMENSITUACION = 'S' where id in (select id from TIPOPROVISION);</text:p>
      <text:p text:style-name="P2">update TIPOMOVIMIENTOADMINISTRATIVO set validasscc = 'N' where id in (select id from TIPOPROVISION);</text:p>
      <text:p text:style-name="P2">update TIPOMOVIMIENTOADMINISTRATIVO set RESERVAPUESTO = 'N' where id in (select id from TIPOPROVISION);</text:p>
      <text:p text:style-name="P2">update TIPOMOVIMIENTOADMINISTRATIVO set CIERRAPROVISION = 'S' where id in (select id from TIPOPROVISION);</text:p>
      <text:p text:style-name="P2">update TIPOMOVIMIENTOADMINISTRATIVO set CIERRANOMBRAMIENTO = 'N' where id in (select id from TIPOPROVISION);</text:p>
      <text:p text:style-name="P2">update TIPOMOVIMIENTOADMINISTRATIVO set CIERRARESERVA = 'S' where id in (select id from TIPOPROVISION);</text:p>
      <text:p text:style-name="P2">update TIPOMOVIMIENTOADMINISTRATIVO set CIERRASITUACIONADMINISTRATIVA = 'S' where id in (select id from TIPOPROVISION);</text:p>
      <text:p text:style-name="P5"/>
      <text:p text:style-name="P5"><text:soft-page-break/>CAMBIOS BBDD</text:p>
      <text:p text:style-name="P4"/>
      <text:p text:style-name="P2"/>
      <text:p text:style-name="P2"/>
      <text:p text:style-name="P2"/>
      <text:p text:style-name="P2"/>
      <text:p text:style-name="P1"/>
      <text:p text:style-name="P1">COMPARACIÓN FICHEROS – ELEMENTOS INSERTADOS</text:p>
      <text:p text:style-name="P1"/>
      <text:p text:style-name="P3">SELECT 'PERSONA', count(*) FROM PERSONA UNION</text:p>
      <text:p text:style-name="P3">SELECT 'ASCENDIENTE', count(*) FROM ASCENDIENTE UNION</text:p>
      <text:p text:style-name="P3">SELECT 'DESCENDIENTE', count(*) FROM DESCENDIENTE UNION</text:p>
      <text:p text:style-name="P3">SELECT 'PERSONADETALLE', count(*) FROM PERSONADETALLE UNION</text:p>
      <text:p text:style-name="P3">SELECT 'CONCEPTOSPERSONALES', count(*) FROM ROLTRABAJADORCOBRACONCEPTO UNION</text:p>
      <text:p text:style-name="P3">SELECT 'CAPACIDADPERSONA', count(*) FROM CAPACIDADPERSONA UNION</text:p>
      <text:p text:style-name="P3">SELECT 'ANTICIPO', count(*) FROM ANTICIPO UNION</text:p>
      <text:p text:style-name="P3">SELECT 'MENSUALIDADANTICIPO', count(*) FROM MENSUALIDADANTICIPO UNION</text:p>
      <text:p text:style-name="P3">SELECT 'NOMINA', count(*) FROM NOMINA UNION</text:p>
      <text:p text:style-name="P3">SELECT 'DATOSIRPF', count(*) FROM DATOSIRPF UNION</text:p>
      <text:p text:style-name="P3">SELECT 'TRIENIO', count(*) FROM TRIENIO UNION</text:p>
      <text:p text:style-name="P3">SELECT 'PROVINCIA', count(*) FROM PERSONA where PROVINCIA_ID IS NOT NULL UNION</text:p>
      <text:p text:style-name="P3">SELECT 'LOCALIDAD', count(*) FROM PERSONA WHERE LOCALIDAD_ID IS NOT NULL UNION</text:p>
      <text:p text:style-name="P3">SELECT 'MIGRACIONDCN', count(*) FROM MIGRACIONDCN UNION</text:p>
      <text:p text:style-name="P3">SELECT 'S6TCERTIFIC', COUNT(*) FROM S6TCERTIFIC UNION</text:p>
      <text:p text:style-name="P3">SELECT 'S6TAUSEN', COUNT(*) FROM S6TAUSEN UNION</text:p>
      <text:p text:style-name="P3">SELECT 'DCN', COUNT(*) FROM DATOCALCULONOMINA UNION</text:p>
      <text:p text:style-name="P3">SELECT 'LINEANOMINA', COUNT(*) FROM LINEANOMINA UNION</text:p>
      <text:p text:style-name="P3">SELECT 'LINEANOMINABASE', COUNT(*) FROM LINEANOMINABASE UNION</text:p>
      <text:p text:style-name="P3">SELECT 'LINEACONTABLE', COUNT(*) FROM LINEACONTABLE UNION</text:p>
      <text:p text:style-name="P3">SELECT 'PUESTO PLANTILLA', COUNT(*) FROM PUESTO WHERE FUERADEPLANTILLA = 'N' UNION</text:p>
      <text:p text:style-name="P3">SELECT 'PUESTO FUERA PLANTILLA', COUNT(*) FROM PUESTO WHERE FUERADEPLANTILLA = 'S' UNION</text:p>
      <text:p text:style-name="P3">SELECT 'ESTRUCTURA', COUNT(*) FROM UNIDADORGANIZATIVA WHERE ID NOT IN (SELECT ID FROM PUESTO)</text:p>
      <text:p text:style-name="P1"/>
      <text:p text:style-name="P1">TIPS ORACLE</text:p>
      <text:p text:style-name="P1"/>
      <text:p text:style-name="Standard"><text:span text:style-name="T1">sqlplus </text:span><text:a xlink:type="simple" xlink:href="mailto:usuario/password@maquina"><text:span text:style-name="T1">usuario/password@maquina</text:span></text:a><text:span text:style-name="T1"> @fichero.sql &gt; fichero.log</text:span></text:p>
      <text:p text:style-name="P1"/>
      <text:p text:style-name="P1">AMPLIAR MEMORIA TOMCAT X LINEA DE COMANDO</text:p>
      <text:p text:style-name="Standard"/>
      <text:p text:style-name="P3"><text:soft-page-break/>set JAVA_OPTS=-Xms128M -Xmx256M</text:p>
      <text:p text:style-name="Standard"/>
      <text:p text:style-name="P1">APOYO MIGRACION</text:p>
      <text:p text:style-name="Standard"/>
      <text:p text:style-name="P3"/>
      <text:p text:style-name="P1">QUERYS</text:p>
      <text:p text:style-name="P3"/>
      <text:p text:style-name="P6">– Query que permite vincular los suplentes con la ausencia correcta.</text:p>
      <text:p text:style-name="P6">SELECT 'update MOVIMIENTOADMINISTRATIVO set SUPLENCIA7_2_id = ' || V_AUSENCIA.SUPLENCIA_ID || ' where id = ' || provsus.PROVISION_ID || ';' </text:p>
      <text:p text:style-name="P6">FROM V_AUSENCIA suplencia, V_TRABAJADOR, V_PROVISION provsus, V_VPL, V_AUSENCIA</text:p>
      <text:p text:style-name="P6">where suplencia.TRABAJADORAUSENTE_ID = V_TRABAJADOR.TRABAJADOR_ID and V_TRABAJADOR.DOCUMENTOIDENTIFICATIVO like '34791490B' and suplencia.TIPOMOVIMIENTO_ID = 1618</text:p>
      <text:p text:style-name="P6">and suplencia.PROVISIONSUSTITUTO_ID = provsus.PROVISION_ID</text:p>
      <text:p text:style-name="P6">and V_TRABAJADOR.TRABAJADOR_ID = V_VPL.TRABAJADOR_ID</text:p>
      <text:p text:style-name="P6">and V_VPL.FINICIO &lt; = provsus.FINICIO </text:p>
      <text:p text:style-name="P6">and provsus.FFIN &lt;= V_VPL.FFIN</text:p>
      <text:p text:style-name="P6">and V_VPL.VPL_ID = V_AUSENCIA.MOVIMIENTOGENERADOR_ID</text:p>
      <text:p text:style-name="P6"/>
      <text:list xml:id="list31199885" text:style-name="L2">
        <text:list-item>
          <text:p text:style-name="P16">Actualización de la fecha de vencimiento.</text:p>
        </text:list-item>
      </text:list>
      <text:p text:style-name="P6"/>
      <text:p text:style-name="P6">UPDATE TRIENIOMODULAR SET FECHAVENCIMIENTO = TO_DATE((SELECT LPAD(DAY(FECHAVENCIMIENTO),2,'0') FROM TRIENIOMODULAR TM WHERE TM.ROLTRABAJADOR_ID = TRIENIOMODULAR.ROLTRABAJADOR_ID AND TM.CONSOLIDADO = 'N') || LPAD(MONTH(FECHAVENCIMIENTO),2,'0') || LPAD(YEAR(FECHAVENCIMIENTO),4,'0'),'DDMMYYYY')</text:p>
      <text:p text:style-name="P6">WHERE ROLTRABAJADOR_ID IN (SELECT ROLTRABAJADOR_ID FROM TRIENIOMODULAR WHERE CONSOLIDADO = 'N')</text:p>
      <text:p text:style-name="P3"/>
      <text:p text:style-name="Standard"/>
      <text:p text:style-name="P1">VISTAS ACACIO</text:p>
      <text:p text:style-name="P1"/>
      <text:p text:style-name="P7">-- CREACION DE LA TABLA DE RESUMEN</text:p>
      <text:p text:style-name="P7"/>
      <text:p text:style-name="P7">CREATE TABLE RESUMENESTRUCTURA</text:p>
      <text:p text:style-name="P7">(</text:p>
      <text:p text:style-name="P7"><text:s text:c="4"/>ID DECIMAL(10) PRIMARY KEY NOT NULL,</text:p>
      <text:p text:style-name="P7"><text:s text:c="4"/>PUESTO_ID DECIMAL(10) NOT NULL,</text:p>
      <text:p text:style-name="P7"><text:s text:c="4"/>GFH_ID DECIMAL(10),</text:p>
      <text:p text:style-name="P7"><text:s text:c="4"/>SERVICIOFUNCIONAL_ID DECIMAL(10),</text:p>
      <text:p text:style-name="P7"><text:s text:c="4"/>CENTROFISICO_ID DECIMAL(10),</text:p>
      <text:p text:style-name="P7"><text:soft-page-break/><text:s text:c="4"/>GERENCIA_ID DECIMAL(10) NOT NULL,</text:p>
      <text:p text:style-name="P7"><text:s text:c="4"/>PROGRAMA_ID DECIMAL(10),</text:p>
      <text:p text:style-name="P7"><text:s text:c="4"/>TIPORELACIONORGANIZATIVA_ID DECIMAL(10) NOT NULL,</text:p>
      <text:p text:style-name="P7"><text:s text:c="4"/>FECHAINICIO DATE NOT NULL,</text:p>
      <text:p text:style-name="P7"><text:s text:c="4"/>FECHAFIN DATE NOT NULL</text:p>
      <text:p text:style-name="P7">);</text:p>
      <text:p text:style-name="P7"/>
      <text:p text:style-name="P7">ALTER TABLE RESUMENESTRUCTURA ADD CONSTRAINT S7R_RESEST_PUES FOREIGN KEY (PUESTO_ID) REFERENCES PUESTO(ID);</text:p>
      <text:p text:style-name="P7">ALTER TABLE RESUMENESTRUCTURA ADD CONSTRAINT S7R_RESEST_GFH FOREIGN KEY (GFH_ID) REFERENCES GFH(ID);</text:p>
      <text:p text:style-name="P7">ALTER TABLE RESUMENESTRUCTURA ADD CONSTRAINT S7R_RESEST_SERF FOREIGN KEY (SERVICIOFUNCIONAL_ID) REFERENCES SERVICIOFUNCIONAL(ID);</text:p>
      <text:p text:style-name="P7">ALTER TABLE RESUMENESTRUCTURA ADD CONSTRAINT S7R_RESEST_CENF FOREIGN KEY (CENTROFISICO_ID) REFERENCES CENTROFISICO(ID);</text:p>
      <text:p text:style-name="P7">ALTER TABLE RESUMENESTRUCTURA ADD CONSTRAINT S7R_RESEST_GERE FOREIGN KEY (GERENCIA_ID) REFERENCES GERENCIA(ID);</text:p>
      <text:p text:style-name="P7">ALTER TABLE RESUMENESTRUCTURA ADD CONSTRAINT S7R_RESEST_PROG FOREIGN KEY (PROGRAMA_ID) REFERENCES PROGRAMA(ID);</text:p>
      <text:p text:style-name="P7">ALTER TABLE RESUMENESTRUCTURA ADD CONSTRAINT S7R_RESEST_TIPR FOREIGN KEY (TIPORELACIONORGANIZATIVA_ID) REFERENCES TIPORELACIONORGANIZATIVA(ID);</text:p>
      <text:p text:style-name="P7"/>
      <text:p text:style-name="P7">CREATE SEQUENCE RESUMENESTRUCTURA_SEQ INCREMENT BY 1 START WITH 1;</text:p>
      <text:p text:style-name="P7"/>
      <text:p text:style-name="P7"/>
      <text:p text:style-name="P7">--RELLENANDO LA TABLA DE RESUMEN</text:p>
      <text:p text:style-name="P7"/>
      <text:p text:style-name="P7">INSERT INTO RESUMENESTRUCTURA (ID, PUESTO_ID, GFH_ID, SERVICIOFUNCIONAL_ID, CENTROFISICO_ID, PROGRAMA_ID, GERENCIA_ID, TIPORELACIONORGANIZATIVA_ID, FECHAINICIO, FECHAFIN)</text:p>
      <text:p text:style-name="P7">select RESUMENESTRUCTURA_SEQ.NEXTVAL, p.id as puesto, </text:p>
      <text:p text:style-name="P7">(SELECT MAX(unidadorganizativa.id)</text:p>
      <text:p text:style-name="P7">FROM relacionorganizativa, unidadorganizativa, tipoRelacionOrganizativa <text:s/></text:p>
      <text:p text:style-name="P7">WHERE relacionorganizativa.unidadorganizativahijo_id in (select id from gfh) <text:s/></text:p>
      <text:p text:style-name="P7">AND relacionorganizativa.tipoRelacionOrganizativa_id = tipoRelacionOrganizativa.id </text:p>
      <text:p text:style-name="P7">AND tipoRelacionOrganizativa.tipo = 1</text:p>
      <text:p text:style-name="P7">AND relacionorganizativa.unidadorganizativahijo_id = unidadorganizativa.id <text:s/></text:p>
      <text:p text:style-name="P7">START WITH unidadorganizativahijo_id = (Select id from puesto where id = p.id) </text:p>
      <text:p text:style-name="P7">CONNECT BY PRIOR <text:s text:c="2"/>unidadorganizativapadre_id = <text:s/>unidadorganizativahijo_id ) as gfh,</text:p>
      <text:p text:style-name="P7">(SELECT MAX(unidadorganizativa.id) </text:p>
      <text:p text:style-name="P7">FROM relacionorganizativa, unidadorganizativa, tipoRelacionOrganizativa <text:s/></text:p>
      <text:p text:style-name="P7">WHERE relacionorganizativa.unidadorganizativahijo_id in (select id from serviciofuncional) <text:s/></text:p>
      <text:p text:style-name="P7">AND relacionorganizativa.tipoRelacionOrganizativa_id = tipoRelacionOrganizativa.id </text:p>
      <text:p text:style-name="P7">AND tipoRelacionOrganizativa.tipo = 1</text:p>
      <text:p text:style-name="P7">AND relacionorganizativa.unidadorganizativahijo_id = unidadorganizativa.id <text:s/></text:p>
      <text:p text:style-name="P7">START WITH unidadorganizativahijo_id = (Select id from puesto where id = p.id) </text:p>
      <text:p text:style-name="P7">CONNECT BY PRIOR <text:s text:c="2"/>unidadorganizativapadre_id = <text:s/>unidadorganizativahijo_id ) as serviciofuncional,</text:p>
      <text:p text:style-name="P7">(SELECT MAX(unidadorganizativa.id) </text:p>
      <text:p text:style-name="P7">FROM relacionorganizativa, unidadorganizativa, tipoRelacionOrganizativa <text:s/></text:p>
      <text:p text:style-name="P7">WHERE relacionorganizativa.unidadorganizativahijo_id in (select id from centrofisico) <text:s/></text:p>
      <text:p text:style-name="P7">AND relacionorganizativa.tipoRelacionOrganizativa_id = tipoRelacionOrganizativa.id </text:p>
      <text:p text:style-name="P7">AND tipoRelacionOrganizativa.tipo = 1</text:p>
      <text:p text:style-name="P7">AND relacionorganizativa.unidadorganizativahijo_id = unidadorganizativa.id <text:s/></text:p>
      <text:p text:style-name="P7">START WITH unidadorganizativahijo_id = (Select id from puesto where id = p.id) </text:p>
      <text:p text:style-name="P7">CONNECT BY PRIOR <text:s text:c="2"/>unidadorganizativapadre_id = <text:s/>unidadorganizativahijo_id ) as centrofisico,</text:p>
      <text:p text:style-name="P7">(SELECT MAX(unidadorganizativa.id) </text:p>
      <text:p text:style-name="P7">FROM relacionorganizativa, unidadorganizativa, tipoRelacionOrganizativa <text:s/></text:p>
      <text:p text:style-name="P7">WHERE relacionorganizativa.unidadorganizativahijo_id in (select id from programa) <text:s/></text:p>
      <text:p text:style-name="P7">AND relacionorganizativa.tipoRelacionOrganizativa_id = tipoRelacionOrganizativa.id </text:p>
      <text:p text:style-name="P7">AND tipoRelacionOrganizativa.tipo = 1</text:p>
      <text:p text:style-name="P7"><text:soft-page-break/>AND relacionorganizativa.unidadorganizativahijo_id = unidadorganizativa.id <text:s/></text:p>
      <text:p text:style-name="P7">START WITH unidadorganizativahijo_id = (Select id from puesto where id = p.id) </text:p>
      <text:p text:style-name="P7">CONNECT BY PRIOR <text:s text:c="2"/>unidadorganizativapadre_id = <text:s/>unidadorganizativahijo_id ) as programa,</text:p>
      <text:p text:style-name="P7">(SELECT MAX(unidadorganizativa.id) </text:p>
      <text:p text:style-name="P7">FROM relacionorganizativa, unidadorganizativa, tipoRelacionOrganizativa <text:s/></text:p>
      <text:p text:style-name="P7">WHERE relacionorganizativa.unidadorganizativahijo_id in (select id from gerencia) <text:s/></text:p>
      <text:p text:style-name="P7">AND relacionorganizativa.tipoRelacionOrganizativa_id = tipoRelacionOrganizativa.id </text:p>
      <text:p text:style-name="P7">AND tipoRelacionOrganizativa.tipo = 1</text:p>
      <text:p text:style-name="P7">AND relacionorganizativa.unidadorganizativahijo_id = unidadorganizativa.id </text:p>
      <text:p text:style-name="P7">START WITH unidadorganizativahijo_id = (Select id from puesto where id = p.id) </text:p>
      <text:p text:style-name="P7">CONNECT BY PRIOR <text:s text:c="2"/>unidadorganizativapadre_id = <text:s/>unidadorganizativahijo_id ) as gerencia,</text:p>
      <text:p text:style-name="P7">1 as tiporelacionorganizativa,</text:p>
      <text:p text:style-name="P7">ro.fechainicio, ro.fechafin</text:p>
      <text:p text:style-name="P7">from puesto p, RELACIONORGANIZATIVA ro</text:p>
      <text:p text:style-name="P7">where ro.unidadorganizativahijo_id = p.id</text:p>
      <text:p text:style-name="P7"/>
      <text:p text:style-name="P7"/>
      <text:p text:style-name="P7">-- VISTA SOBRE LA SEGURIDAD</text:p>
      <text:p text:style-name="P7"/>
      <text:p text:style-name="P7">CREATE OR REPLACE VIEW V_SEGURIDAD (PUESTO_ID, GER_ID, USUARIO)</text:p>
      <text:p text:style-name="P7">AS </text:p>
      <text:p text:style-name="P7">SELECT RE.PUESTO_ID, G.ID, AR.USUARIO_ID USUARIO </text:p>
      <text:p text:style-name="P7">FROM ACCESOROL AR, GERENCIA G, RESUMENESTRUCTURA RE</text:p>
      <text:p text:style-name="P7">WHERE G.ID = AR.UNIORG_ID AND G.ID = RE.GERENCIA_ID;</text:p>
      <text:p text:style-name="P7"/>
      <text:p text:style-name="P7"/>
      <text:p text:style-name="P7">-- VISTA SOBRE EL RESUMEN DE LA ESTRUCTURA</text:p>
      <text:p text:style-name="P7"/>
      <text:p text:style-name="P7">CREATE OR REPLACE VIEW V_RESUMENESTRUCTURA (PUESTO_ID, GF_ID, GF_COD, GF_DES, </text:p>
      <text:p text:style-name="P7">SF_ID, SF_COD, SF_DES, </text:p>
      <text:p text:style-name="P7">CF_ID, CF_COD, CF_DES, </text:p>
      <text:p text:style-name="P7">GE_ID, GE_COD, GE_DES, </text:p>
      <text:p text:style-name="P7">PR_ID, PR_COD, PR_DES, </text:p>
      <text:p text:style-name="P7">FINICIO,FFIN, TRO_ID)</text:p>
      <text:p text:style-name="P7">AS SELECT P.ID PUESTO_ID, </text:p>
      <text:p text:style-name="P7">GF.ID GF_ID, GF.CODIGO GF_COD, GF.DESCRIPCION GF_DES, </text:p>
      <text:p text:style-name="P7">SF.ID SF_ID, SF.CODIGO SF_COD, SF.DESCRIPCION SF_DES, </text:p>
      <text:p text:style-name="P7">CF.ID CF_ID, CF.CODIGO CF_COD, CF.DESCRIPCION CF_DES, </text:p>
      <text:p text:style-name="P7">GE.ID GE_ID, GE.CODIGO GE_COD, GE.DESCRIPCION GE_DES, </text:p>
      <text:p text:style-name="P7">PR.ID PR_ID, PR.CODIGO PR_COD, PR.DESCRIPCION PR_DES, </text:p>
      <text:p text:style-name="P7">RE.FECHAINICIO FINICIO, RE.FECHAFIN FFIN, </text:p>
      <text:p text:style-name="P7">RE.TIPORELACIONORGANIZATIVA_ID TRO_ID</text:p>
      <text:p text:style-name="P7">FROM RESUMENESTRUCTURA RE, PUESTO P, UNIDADORGANIZATIVA GF, UNIDADORGANIZATIVA SF, UNIDADORGANIZATIVA CF, UNIDADORGANIZATIVA GE, UNIDADORGANIZATIVA PR</text:p>
      <text:p text:style-name="P7">WHERE RE.PUESTO_ID = P.ID AND </text:p>
      <text:p text:style-name="P7"><text:s text:c="4"/>RE.GERENCIA_ID = GE.ID AND</text:p>
      <text:p text:style-name="P7"><text:s text:c="4"/>RE.GFH_ID = GF.ID (+) AND </text:p>
      <text:p text:style-name="P7"><text:s text:c="4"/>RE.SERVICIOFUNCIONAL_ID = SF.ID (+) AND </text:p>
      <text:p text:style-name="P7"><text:s text:c="4"/>RE.CENTROFISICO_ID = CF.ID (+) AND <text:s/></text:p>
      <text:p text:style-name="P7"><text:s text:c="4"/>RE.PROGRAMA_ID = PR.ID (+);</text:p>
      <text:p text:style-name="P7"/>
      <text:p text:style-name="P7"/>
      <text:p text:style-name="P7">-- VISTA DE LA TABLA PERSONA</text:p>
      <text:p text:style-name="P7"><text:soft-page-break/></text:p>
      <text:p text:style-name="P7">CREATE OR REPLACE VIEW V_PERSONA</text:p>
      <text:p text:style-name="P7">AS</text:p>
      <text:p text:style-name="P7">SELECT UNIQUE</text:p>
      <text:p text:style-name="P7">P.ID PERSONA_ID, TDI.CODIGO TIPDOC_COD, TDI.DESCRIPCION TIPDOC_DES, DOCUMENTOIDENTIFICATIVO,</text:p>
      <text:p text:style-name="P7">NOMBRE, PRIMERAPELLIDO, SEGUNDOAPELLIDO,</text:p>
      <text:p text:style-name="P7">PRIMERTELEFONO, SEGUNDOTELEFONO, FAX,</text:p>
      <text:p text:style-name="P7">SEXO, FECHANACIMIENTO,</text:p>
      <text:p text:style-name="P7">CORREOELECTRONICO,</text:p>
      <text:p text:style-name="P7">TARJETASANITARIA,</text:p>
      <text:p text:style-name="P7">TIPOVIA.CODIGO TIPOVIA_COD, TIPOVIA.DESCRIPCION TIPOVIA_DES, NOMBREVIA, PISOVIA, CODIGOPOSTAL, PUERTAVIA, ESCALERAVIA, NUMEROVIA,</text:p>
      <text:p text:style-name="P7">PAIS.CODIGO PAIS_COD, PAIS.DESCRIPCION PAIS_DES, PROVINCIA.CODIGO PROVINCIA_COD, PROVINCIA.DESCRIPCION PROVINCIA_DES, LOCALIDAD.CODIGO LOCALIDAD_COD, LOCALIDAD.DESCRIPCION LOCALIDAD_DES, MUNICIPIO.CODIGO MUNICIPIO_COD, MUNICIPIO.DESCRIPCION MUNICIPIO_DES,</text:p>
      <text:p text:style-name="P7">NUMEROCOLEGPROVEJERCICIO, NUMEROCOLEGPROVINSCRIPCION, NUMEROCOLEGNUMERO, NUMEROCOLEGCONTROL,</text:p>
      <text:p text:style-name="P7">TEC.CODIGO TIPOESTCIV_COD, TEC.DESCRIPCION TIPOESTCIV_DES,</text:p>
      <text:p text:style-name="P7">AFILIACIONSSPROVINCIA, AFILIACIONSSNUMERO, AFILIACIONSSCONTROL,</text:p>
      <text:p text:style-name="P7">TIPOVIAA.CODIGO TIPOVIADA_COD, TIPOVIAA.DESCRIPCION TIPOVIADA_DES, PISOVIADA, PUERTAVIADA, ESCALERAVIADA, RESTODIRECCIONDA, NUMEROVIADA, NOMBREVIADA, CODIGOPOSTALDA,</text:p>
      <text:p text:style-name="P7">PAISA.CODIGO PAISDA_COD, PAISA.DESCRIPCION PAISDA_DES, PROVINCIAA.CODIGO PROVINCIADA_CODIGO, PROVINCIAA.DESCRIPCION PROVINCIADA_DES, LOCALIDAA.CODIGO LOCALIDADDA_COD, LOCALIDAA.DESCRIPCION LOCALIDADDA_DES, MUNICIPIOA.CODIGO MUNICIPIODA_COD, MUNICIPIOA.DESCRIPCION MUNICIPIODA_DES,</text:p>
      <text:p text:style-name="P7">NUMCBANCARIABANCO, NUMCBANCARIASUCURSAL, NUMCBANCARIANUMERO, NUMCBANCARIACONTROL,</text:p>
      <text:p text:style-name="P7">PAISNA.CODIGO PAISNA_COD, PAISNA.DESCRIPCION PAISNA_DES, PROVINCIANA.CODIGO PROVINCIANA_COD, PROVINCIANA.DESCRIPCION PROVINCIANA_DES, LOCALIDADNA.CODIGO LOCALIDADNA_COD, LOCALIDADNA.DESCRIPCION LOCALIDADNA_DES,</text:p>
      <text:p text:style-name="P7">LOGINCORPORATIVO, EMAILCORPORATIVO </text:p>
      <text:p text:style-name="P7">FROM </text:p>
      <text:p text:style-name="P7"><text:s text:c="4"/>PERSONA P, PROVINCIA, TIPOVIA, LOCALIDAD, TIPODOCUMENTOIDENTIFICATIVO TDI,</text:p>
      <text:p text:style-name="P7"><text:s text:c="4"/>PROVINCIA PROVINCIAA, LOCALIDAD LOCALIDAA, TIPOVIA TIPOVIAA, NACIONALIDAD PAIS, </text:p>
      <text:p text:style-name="P7"><text:s text:c="4"/>NACIONALIDAD PAISA, NACIONALIDAD PAISNA, MUNICIPIO, MUNICIPIO MUNICIPIOA, TIPOESTADOCIVIL TEC,</text:p>
      <text:p text:style-name="P7"><text:s text:c="4"/>PROVINCIA PROVINCIANA, LOCALIDAD LOCALIDADNA</text:p>
      <text:p text:style-name="P7">WHERE </text:p>
      <text:p text:style-name="P7"><text:s text:c="4"/>P.PROVINCIA_ID = PROVINCIA.ID (+) AND</text:p>
      <text:p text:style-name="P7"><text:s text:c="4"/>P.TIPOVIA_ID = TIPOVIA.ID (+) AND</text:p>
      <text:p text:style-name="P7"><text:s text:c="4"/>P.LOCALIDAD_ID = LOCALIDAD.ID <text:s/>(+) AND</text:p>
      <text:p text:style-name="P7"><text:s text:c="4"/>P.TIPODOCUMENTOIDENTIFICATIVO_ID = TDI.ID AND</text:p>
      <text:p text:style-name="P7"><text:s text:c="4"/>P.PROVINCIADA_ID = PROVINCIAA.ID (+) AND</text:p>
      <text:p text:style-name="P7"><text:s text:c="4"/>P.LOCALIDADDA_ID = LOCALIDAA.ID (+) AND</text:p>
      <text:p text:style-name="P7"><text:s text:c="4"/>P.TIPOVIADA_ID = TIPOVIAA.ID (+) AND</text:p>
      <text:p text:style-name="P7"><text:s text:c="4"/>P.NACIONALIDAD_ID = PAIS.ID (+) AND</text:p>
      <text:p text:style-name="P7"><text:s text:c="4"/>P.PAISDA_ID = PAISA.ID (+) AND</text:p>
      <text:p text:style-name="P7"><text:s text:c="4"/>P.PAISNACIMIENTO_ID = PAISNA.ID (+) AND</text:p>
      <text:p text:style-name="P7"><text:s text:c="4"/>P.MUNICIPIO_ID = MUNICIPIO.ID (+) AND</text:p>
      <text:p text:style-name="P7"><text:s text:c="4"/>P.MUNICIPIODA_ID = MUNICIPIOA.ID (+) AND</text:p>
      <text:p text:style-name="P7"><text:s text:c="4"/>P.ESTADOCIVIL_ID = TEC.ID (+) AND</text:p>
      <text:p text:style-name="P7"><text:s text:c="4"/>P.PROVINCIANACIMIENTO_ID = PROVINCIANA.ID (+) AND</text:p>
      <text:p text:style-name="P7"><text:s text:c="4"/>P.LOCALIDADNACIMIENTO_ID = LOCALIDADNA.ID (+);</text:p>
      <text:p text:style-name="P7"/>
      <text:p text:style-name="P7"/>
      <text:p text:style-name="P7">-- VISTA DE TRABAJADORES</text:p>
      <text:p text:style-name="P7"/>
      <text:p text:style-name="P7">CREATE OR REPLACE VIEW V_TRABAJADOR</text:p>
      <text:p text:style-name="P7">AS</text:p>
      <text:p text:style-name="P7">SELECT UNIQUE</text:p>
      <text:p text:style-name="P7"><text:soft-page-break/>RT.ID TRABAJADOR_ID, V_P.*</text:p>
      <text:p text:style-name="P7">FROM </text:p>
      <text:p text:style-name="P7"><text:s text:c="4"/>V_PERSONA V_P, ROLPERSONA RP, ROLTRABAJADOR RT</text:p>
      <text:p text:style-name="P7">WHERE </text:p>
      <text:p text:style-name="P7"><text:s text:c="4"/>V_P.PERSONA_ID = RP.PERSONA_ID AND</text:p>
      <text:p text:style-name="P7"><text:s text:c="4"/>RP.ID = RT.ID ;</text:p>
      <text:p text:style-name="P7"/>
      <text:p text:style-name="P7"/>
      <text:p text:style-name="P7"/>
      <text:p text:style-name="P7"/>
      <text:p text:style-name="P7">-- VISTA DE NOMBRAMIENTO</text:p>
      <text:p text:style-name="P7"/>
      <text:p text:style-name="P7">CREATE OR REPLACE VIEW V_NOMBRAMIENTO</text:p>
      <text:p text:style-name="P7">AS</text:p>
      <text:p text:style-name="P7">SELECT </text:p>
      <text:p text:style-name="P7"><text:s text:c="4"/>NOM.ID NOMBRAMIENTO_ID, </text:p>
      <text:p text:style-name="P7"><text:s text:c="4"/>NOM.ROLTRABAJADOR_ID TRABAJADOR_ID,</text:p>
      <text:p text:style-name="P7"><text:s text:c="4"/>TIPNOM.ID TIPONOM_ID, </text:p>
      <text:p text:style-name="P7"><text:s text:c="4"/>TIPNOM.CODIGO TIPONOM_COD, </text:p>
      <text:p text:style-name="P7"><text:s text:c="4"/>TIPNOM.DESCRIPCION TIPONOM_DES,</text:p>
      <text:p text:style-name="P7"><text:s text:c="4"/>CP.ID CATPRO_ID, </text:p>
      <text:p text:style-name="P7"><text:s text:c="4"/>CP.CODIGO CATPRO_COD, </text:p>
      <text:p text:style-name="P7"><text:s text:c="4"/>CP.DESCRIPCION CATPRO_DES,</text:p>
      <text:p text:style-name="P7"><text:s text:c="4"/>RCA.CIPAUTONOMICO NRP, </text:p>
      <text:p text:style-name="P7"><text:s text:c="4"/>NOM.FECHAINICIOEFECTOSADMINISTRAT FINICIO, </text:p>
      <text:p text:style-name="P7"><text:s text:c="4"/>NOM.FECHAFINEFECTOSADMINISTRATIVOS FFIN,</text:p>
      <text:p text:style-name="P7"><text:s text:c="4"/>DECODE(NOM.SISTEMAENTRADA, 'P', 'PROPIPO', 'T', 'TRANSFERIDO', 'A', 'ASIMILADO', 'B', 'BOLSA DE TRABAJO', 'M', 'MOVILIDAD FUNCIONAL', '') SISENTRADA, </text:p>
      <text:p text:style-name="P7"><text:s text:c="4"/>DECODE(NOM.ESTADO, 'V', 'VALIDADO', 'A', 'ANULADO', 'P', 'PENDIENTE', 'R', 'RECHAZADO', '') ESTADO,</text:p>
      <text:p text:style-name="P7"><text:s text:c="4"/>MNOM.ID MOTNOM_ID, </text:p>
      <text:p text:style-name="P7"><text:s text:c="4"/>MNOM.CODIGO MOTNOM_COD, </text:p>
      <text:p text:style-name="P7"><text:s text:c="4"/>MNOM.DESCRIPCION MOTNOM_DES, </text:p>
      <text:p text:style-name="P7"><text:s text:c="4"/>NOM.OBSERVACIONES,</text:p>
      <text:p text:style-name="P7"><text:s text:c="4"/>TF.ID TIPOFIN_ID, </text:p>
      <text:p text:style-name="P7"><text:s text:c="4"/>TF.CODIGO TIPOFIN_COD, </text:p>
      <text:p text:style-name="P7"><text:s text:c="4"/>TF.DESCRIPCION TIPOFIN_DES</text:p>
      <text:p text:style-name="P7">FROM </text:p>
      <text:p text:style-name="P7"><text:s text:c="4"/>MOVIMIENTOADMINISTRATIVO NOM, TIPOMOVIMIENTOADMINISTRATIVO TIPNOM, CATEGORIAPROFESIONAL CP,</text:p>
      <text:p text:style-name="P7"><text:s text:c="4"/>REGISTROCIPAUTONOMICO RCA, MOTIVONOMBRAMIENTO MNOM, TIPOMOVIMIENTOADMINISTRATIVO TF</text:p>
      <text:p text:style-name="P7">WHERE </text:p>
      <text:p text:style-name="P7"><text:s text:c="4"/>NOM.MVADM_TYPE = 20 AND</text:p>
      <text:p text:style-name="P7"><text:s text:c="4"/>NOM.TIPONOMBRAMIENTOCONTRATO_ID = TIPNOM.ID AND</text:p>
      <text:p text:style-name="P7"><text:s text:c="4"/>NOM.CATEGORIAPROFESIONAL_ID = CP.ID AND</text:p>
      <text:p text:style-name="P7"><text:s text:c="4"/>NOM.REGISTROCIPAUTONOMICO_ID = RCA.ID AND</text:p>
      <text:p text:style-name="P7"><text:s text:c="4"/>NOM.MOTIVONOMBRAMIENTO_ID = MNOM.ID (+) AND</text:p>
      <text:p text:style-name="P7"><text:s text:c="4"/>NOM.TIPOFINALIZACION7_2_ID = TF.ID (+);</text:p>
      <text:p text:style-name="P7"/>
      <text:p text:style-name="P7">-- VISTA DE PROVISION</text:p>
      <text:p text:style-name="P7"/>
      <text:p text:style-name="P7">CREATE OR REPLACE VIEW V_PROVISION</text:p>
      <text:p text:style-name="P7">AS</text:p>
      <text:p text:style-name="P7">SELECT </text:p>
      <text:p text:style-name="P7"><text:s text:c="4"/>PRO.ID PROVISION_ID, </text:p>
      <text:p text:style-name="P7"><text:soft-page-break/><text:s text:c="4"/>PRO.ROLTRABAJADOR_ID TRABAJADOR_ID,</text:p>
      <text:p text:style-name="P7"><text:s text:c="4"/>PRO.NOMBRAMIENTO_ID NOMBRAMIENTO_ID,</text:p>
      <text:p text:style-name="P7"><text:s text:c="4"/>TIPPRO.ID TIPOPRO_ID, </text:p>
      <text:p text:style-name="P7"><text:s text:c="4"/>TIPPRO.CODIGO TIPOPRO_COD, </text:p>
      <text:p text:style-name="P7"><text:s text:c="4"/>TIPPRO.DESCRIPCION TIPOPRO_DES,</text:p>
      <text:p text:style-name="P7"><text:s text:c="4"/>SUBPRO.ID SUBPRO_ID,</text:p>
      <text:p text:style-name="P7"><text:s text:c="4"/>SUBPRO.CODIGO SUBPRO_COD,</text:p>
      <text:p text:style-name="P7"><text:s text:c="4"/>SUBPRO.DESCRIPCION SUBPRO_DES,</text:p>
      <text:p text:style-name="P7"><text:s text:c="4"/>CP.ID CATPRO_ID, </text:p>
      <text:p text:style-name="P7"><text:s text:c="4"/>CP.CODIGO CATPRO_COD, </text:p>
      <text:p text:style-name="P7"><text:s text:c="4"/>CP.DESCRIPCION CATPRO_DES,</text:p>
      <text:p text:style-name="P7"><text:s text:c="4"/>PRO.FECHAINICIOEFECTOSADMINISTRAT FINICIO, </text:p>
      <text:p text:style-name="P7"><text:s text:c="4"/>PRO.FECHAFINEFECTOSADMINISTRATIVOS FFIN,</text:p>
      <text:p text:style-name="P7"><text:s text:c="4"/>DECODE(PRO.ESTADO, 'V', 'VALIDADO', 'A', 'ANULADO', 'P', 'PENDIENTE', 'R', 'RECHAZADO', '') ESTADO,</text:p>
      <text:p text:style-name="P7"><text:s text:c="4"/>PRO.OBSERVACIONES,</text:p>
      <text:p text:style-name="P7"><text:s text:c="4"/>PRO.FECHAPROPUESTA <text:s text:c="36"/>PROPUESTA,</text:p>
      <text:p text:style-name="P7"><text:s text:c="4"/>PRO.FECHAINCORPORACION <text:s text:c="32"/>INCORPORACION,</text:p>
      <text:p text:style-name="P7"><text:s text:c="4"/>PRO.FECHAINSERCION <text:s text:c="36"/>INSERCION,</text:p>
      <text:p text:style-name="P7"><text:s text:c="4"/>P.ID <text:s text:c="51"/>PUESTO_ID,</text:p>
      <text:p text:style-name="P7"><text:s text:c="4"/>P.CODIGO <text:s text:c="44"/>PUESTO_COD,</text:p>
      <text:p text:style-name="P7"><text:s text:c="4"/>P.DESCRIPCION <text:s text:c="39"/>PUESTO_DES,</text:p>
      <text:p text:style-name="P7"><text:s text:c="4"/>F.ID <text:s text:c="47"/>FUNCION_ID,</text:p>
      <text:p text:style-name="P7"><text:s text:c="4"/>F.CODIGO <text:s text:c="43"/>FUNCION_COD,</text:p>
      <text:p text:style-name="P7"><text:s text:c="4"/>F.DESCRIPCION <text:s text:c="38"/>FUNCION_DES,</text:p>
      <text:p text:style-name="P7"><text:s text:c="4"/>DECODE(PRO.FIRMADO, 'S', 'SI', 'N', 'NO') FIRMADO,</text:p>
      <text:p text:style-name="P7"><text:s text:c="4"/>DECODE(PRO.FORMACION, 'S', 'SI', 'N', 'NO') FORMACION,</text:p>
      <text:p text:style-name="P7"><text:s text:c="4"/>PRO.ANNIORESIDENCIA <text:s text:c="35"/>ANIO_RESIDENCIA,</text:p>
      <text:p text:style-name="P7"><text:s text:c="4"/>DECODE(PRO.TIPOMESPAGO, 'V', 'VENCIDO', 'A', 'ACTUAL') <text:s/>MESPAGO,</text:p>
      <text:p text:style-name="P7"><text:s text:c="4"/>PRO.JORNADASEMANAL <text:s text:c="36"/>JORNADASEMANAL,</text:p>
      <text:p text:style-name="P7"><text:s text:c="4"/>PRO.HORAS <text:s text:c="45"/>HORAS,</text:p>
      <text:p text:style-name="P7"><text:s text:c="4"/>PRO.DIAS <text:s text:c="46"/>DIAS,</text:p>
      <text:p text:style-name="P7"><text:s text:c="4"/>PRO.HORASDIA <text:s text:c="42"/>HORASDIA,</text:p>
      <text:p text:style-name="P7"><text:s text:c="4"/>CC.NUMCCOTIZACIONPROVINCIA||'/'||CC.NUMCCOTIZACIONNUMERO||'/'||CC.NUMCCOTIZACIONCONTROL COTIZACION_NUM,</text:p>
      <text:p text:style-name="P7"><text:s text:c="4"/>CC.CODIGO <text:s text:c="32"/>COTIZACION_COD,</text:p>
      <text:p text:style-name="P7"><text:s text:c="4"/>CC.DESCRIPCION <text:s text:c="27"/>COTIZACION_DES,</text:p>
      <text:p text:style-name="P7"><text:s text:c="4"/>TIPCON.CODIGO <text:s text:c="36"/>CONTRATO_COD,</text:p>
      <text:p text:style-name="P7"><text:s text:c="4"/>TIPCON.DESCRIPCION <text:s text:c="31"/>CONTRATO_DES,</text:p>
      <text:p text:style-name="P7"><text:s text:c="4"/>PRO.PRODESIDENTIFICADORPUESTO <text:s text:c="25"/>PRODESPUESTO,</text:p>
      <text:p text:style-name="P7"><text:s text:c="4"/>PRO.PRODESOBSERVACIONES <text:s text:c="31"/>PRODESOBSE,</text:p>
      <text:p text:style-name="P7"><text:s text:c="4"/>ORGANISMOPRODES.DESCRIPCION <text:s text:c="28"/>PRODESORGANISMO,</text:p>
      <text:p text:style-name="P7"><text:s text:c="4"/>CATEGORIAPRODES.DESCRIPCION <text:s text:c="32"/>PRODESCATEG, <text:s text:c="6"/></text:p>
      <text:p text:style-name="P7"><text:s text:c="4"/>DECODE(PRO.TEMPORALIDAD, 'P', 'PROVISIONAL', 'D', 'DEFINITIVA') OCUPACION,</text:p>
      <text:p text:style-name="P7"><text:s text:c="4"/>PRO.FECHAULTIMOPAGO <text:s text:c="35"/>ULTIMOPAGO,</text:p>
      <text:p text:style-name="P7"><text:s text:c="4"/>PRO.FECHAULTIMAEXTRA <text:s text:c="34"/>ULTIMAEXTRA,</text:p>
      <text:p text:style-name="P7"><text:s text:c="4"/>PRO.LIQUIDARVACACIONES <text:s text:c="32"/>LIQUIDARVACACIONES,</text:p>
      <text:p text:style-name="P7"><text:s text:c="4"/>PRO.FECHAALTAAFIENVIADO <text:s text:c="31"/>ENVIAALTA,</text:p>
      <text:p text:style-name="P7"><text:s text:c="4"/>PRO.FECHABAJAAFIENVIADO <text:s text:c="31"/>ENVIABAJA,</text:p>
      <text:p text:style-name="P7"><text:s text:c="4"/>GFH.ID GFH_ID,</text:p>
      <text:p text:style-name="P7"><text:s text:c="4"/>GFH.CODIGO GFH_CODIGO,</text:p>
      <text:p text:style-name="P7"><text:s text:c="4"/>GFH.DESCRIPCION GFH_DESCRIPCION,</text:p>
      <text:p text:style-name="P7"><text:s text:c="4"/>TF.ID TIPOFIN_ID, </text:p>
      <text:p text:style-name="P7"><text:s text:c="4"/>TF.CODIGO TIPOFIN_COD, </text:p>
      <text:p text:style-name="P7"><text:soft-page-break/><text:s text:c="4"/>TF.DESCRIPCION TIPOFIN_DES,</text:p>
      <text:p text:style-name="P7"><text:s text:c="4"/>PRO.SUPLENCIA7_2_ID SUPLENCIA_ID,</text:p>
      <text:p text:style-name="P7"><text:s text:c="4"/>PRO.PROVISIONSIGUIENTE_ID PROVISIONSIGUIENTE_ID,</text:p>
      <text:p text:style-name="P7"><text:s text:c="4"/>PRO.PROVISIONANTERIOR_ID PROVISIONANTERIOR_ID</text:p>
      <text:p text:style-name="P7">FROM </text:p>
      <text:p text:style-name="P7"><text:s text:c="4"/>MOVIMIENTOADMINISTRATIVO PRO, TIPOMOVIMIENTOADMINISTRATIVO TIPPRO, CATEGORIAPROFESIONAL CP,</text:p>
      <text:p text:style-name="P7"><text:s text:c="4"/>TIPOMOVIMIENTOADMINISTRATIVO TF, SUBTIPOPROVISION SUBPRO, UNIDADORGANIZATIVA P, CUENTACOTIZACION CC,</text:p>
      <text:p text:style-name="P7"><text:s text:c="4"/>TIPOCONTRATO TIPCON, FUNCION F, UNIDADORGANIZATIVA GFH, ORGANISMO ORGANISMOPRODES, CATEGORIAPROFESIONAL CATEGORIAPRODES</text:p>
      <text:p text:style-name="P7">WHERE </text:p>
      <text:p text:style-name="P7"><text:s text:c="4"/>PRO.MVADM_TYPE = 21 AND</text:p>
      <text:p text:style-name="P7"><text:s text:c="4"/>PRO.TIPOPROVISION_ID = TIPPRO.ID AND</text:p>
      <text:p text:style-name="P7"><text:s text:c="4"/>PRO.CATEGORIAPROFESIONAL_ID = CP.ID AND</text:p>
      <text:p text:style-name="P7"><text:s text:c="4"/>PRO.SUBTIPOPROVISION_ID = SUBPRO.ID AND</text:p>
      <text:p text:style-name="P7"><text:s text:c="4"/>PRO.CUENTACOTIZACION_ID = CC.ID AND</text:p>
      <text:p text:style-name="P7"><text:s text:c="4"/>PRO.TIPOCONTRATO_ID = TIPCON.ID AND</text:p>
      <text:p text:style-name="P7"><text:s text:c="4"/>PRO.FUNCION_ID = F.ID AND</text:p>
      <text:p text:style-name="P7"><text:s text:c="4"/>PRO.GFH_ID = GFH.ID AND</text:p>
      <text:p text:style-name="P7"><text:s text:c="4"/>PRO.PUESTO_ID = P.ID AND</text:p>
      <text:p text:style-name="P7"><text:s text:c="4"/>PRO.PRODESORGANISMO_ID = ORGANISMOPRODES.ID (+) AND</text:p>
      <text:p text:style-name="P7"><text:s text:c="4"/>PRO.PRODESCATEGORIAPROFESIONAL_ID = CATEGORIAPRODES.ID (+) AND</text:p>
      <text:p text:style-name="P7"><text:s text:c="4"/>PRO.TIPOFINALIZACION7_2_ID = TF.ID (+);</text:p>
      <text:p text:style-name="P7"/>
      <text:p text:style-name="P7"/>
      <text:p text:style-name="P7"/>
      <text:p text:style-name="P7">-- VISTA DE VPL</text:p>
      <text:p text:style-name="P7"/>
      <text:p text:style-name="P7">CREATE OR REPLACE VIEW V_VPL</text:p>
      <text:p text:style-name="P7">AS</text:p>
      <text:p text:style-name="P7">SELECT</text:p>
      <text:p text:style-name="P7"><text:s text:c="4"/>VPL.ID VPL_ID, </text:p>
      <text:p text:style-name="P7"><text:s text:c="4"/>VPL.ROLTRABAJADOR_ID TRABAJADOR_ID,</text:p>
      <text:p text:style-name="P7"><text:s text:c="4"/>VPL.FECHAINICIOEFECTOSADMINISTRAT FINICIO,</text:p>
      <text:p text:style-name="P7"><text:s text:c="4"/>VPL.FECHAFINEFECTOSADMINISTRATIVOS FFIN,</text:p>
      <text:p text:style-name="P7"><text:s text:c="4"/>TIPMA.ID TIPOVPL_ID,</text:p>
      <text:p text:style-name="P7"><text:s text:c="4"/>TIPMA.CODIGO TIPOVPL_COD,</text:p>
      <text:p text:style-name="P7"><text:s text:c="4"/>TIPMA.DESCRIPCION TIPOVPL_DES,</text:p>
      <text:p text:style-name="P7"><text:s text:c="4"/>AGRUPADOR.CODIGO AGRUPADOR_COD,</text:p>
      <text:p text:style-name="P7"><text:s text:c="4"/>AGRUPADOR.DESCRIPCION AGRUPADOR_DES,</text:p>
      <text:p text:style-name="P7"><text:s text:c="4"/>VPL.DIAS,</text:p>
      <text:p text:style-name="P7"><text:s text:c="4"/>VPL.HORAS,</text:p>
      <text:p text:style-name="P7"><text:s text:c="4"/>VPL.HORASDIA,</text:p>
      <text:p text:style-name="P7"><text:s text:c="4"/>VPL.ANNODEVENGO,</text:p>
      <text:p text:style-name="P7"><text:s text:c="4"/>VPL.FECHAENTREGAJUSTIFICANTE,</text:p>
      <text:p text:style-name="P7"><text:s text:c="4"/>VPL.NUMEROREGISTRO,</text:p>
      <text:p text:style-name="P7"><text:s text:c="4"/>VPL.OBSERVACIONES,</text:p>
      <text:p text:style-name="P7"><text:s text:c="4"/>P.ID PUESTO_ID,</text:p>
      <text:p text:style-name="P7"><text:s text:c="4"/>P.CODIGO PUESTO_COD,</text:p>
      <text:p text:style-name="P7"><text:s text:c="4"/>P.DESCRIPCION PUESTO_DES</text:p>
      <text:p text:style-name="P7">FROM </text:p>
      <text:p text:style-name="P7"><text:s text:c="4"/>MOVIMIENTOADMINISTRATIVO VPL,</text:p>
      <text:p text:style-name="P7"><text:s text:c="4"/>TIPOMOVIMIENTOADMINISTRATIVO TIPMA,</text:p>
      <text:p text:style-name="P7"><text:s text:c="4"/>TIPOVPA TIPVPL,</text:p>
      <text:p text:style-name="P7"><text:soft-page-break/><text:s text:c="4"/>AGRUPADORVPA AGRUPADOR,</text:p>
      <text:p text:style-name="P7"><text:s text:c="4"/>RESERVAPUESTO7_2 RESERVA,</text:p>
      <text:p text:style-name="P7"><text:s text:c="4"/>UNIDADORGANIZATIVA P</text:p>
      <text:p text:style-name="P7">WHERE</text:p>
      <text:p text:style-name="P7"><text:s text:c="4"/>VPL.MVADM_TYPE = 22 AND</text:p>
      <text:p text:style-name="P7"><text:s text:c="4"/>VPL.TIPOVPA_ID = TIPVPL.ID AND</text:p>
      <text:p text:style-name="P7"><text:s text:c="4"/>TIPVPL.ID = TIPMA.ID AND</text:p>
      <text:p text:style-name="P7"><text:s text:c="4"/>VPL.ID = RESERVA.MOVIMIENTOGENERADOR_ID AND</text:p>
      <text:p text:style-name="P7"><text:s text:c="4"/>RESERVA.PUESTO_ID = P.ID AND</text:p>
      <text:p text:style-name="P7"><text:s text:c="4"/>TIPVPL.AGRUPADORVPA_ID = AGRUPADOR.ID (+);</text:p>
      <text:p text:style-name="P7"/>
      <text:p text:style-name="P7"/>
      <text:p text:style-name="P7">-- VISTA DE SUPLENCIA</text:p>
      <text:p text:style-name="P7"/>
      <text:p text:style-name="P7">CREATE OR REPLACE VIEW V_SUPLENCIA</text:p>
      <text:p text:style-name="P7">AS</text:p>
      <text:p text:style-name="P7">SELECT AUSENTE.ID TRABAJADORAUSENTE_ID, SUPLENTE.ID TRABAJADORSUPLENTE_ID, </text:p>
      <text:p text:style-name="P7"><text:s text:c="4"/>CASE </text:p>
      <text:p text:style-name="P7"><text:s text:c="8"/>WHEN TPRO.ID IS NOT NULL THEN TPRO.ID <text:s/></text:p>
      <text:p text:style-name="P7"><text:s text:c="8"/>WHEN TCSA.ID IS NOT NULL THEN TCSA.ID <text:s/></text:p>
      <text:p text:style-name="P7"><text:s text:c="8"/>WHEN TVPL.ID IS NOT NULL THEN TVPL.ID <text:s/></text:p>
      <text:p text:style-name="P7"><text:s text:c="4"/>END TIPOMOVIMIENTO_ID,</text:p>
      <text:p text:style-name="P7"><text:s text:c="4"/>CASE </text:p>
      <text:p text:style-name="P7"><text:s text:c="8"/>WHEN TPRO.ID IS NOT NULL THEN TPRO.CODIGO <text:s/></text:p>
      <text:p text:style-name="P7"><text:s text:c="8"/>WHEN TCSA.ID IS NOT NULL THEN TCSA.CODIGO <text:s/></text:p>
      <text:p text:style-name="P7"><text:s text:c="8"/>WHEN TVPL.ID IS NOT NULL THEN TVPL.CODIGO <text:s/></text:p>
      <text:p text:style-name="P7"><text:s text:c="4"/>END TIPOMOVIMIENTO_COD,</text:p>
      <text:p text:style-name="P7"><text:s text:c="4"/>CASE </text:p>
      <text:p text:style-name="P7"><text:s text:c="8"/>WHEN TPRO.ID IS NOT NULL THEN TPRO.DESCRIPCION <text:s/></text:p>
      <text:p text:style-name="P7"><text:s text:c="8"/>WHEN TCSA.ID IS NOT NULL THEN TCSA.DESCRIPCION <text:s/></text:p>
      <text:p text:style-name="P7"><text:s text:c="8"/>WHEN TVPL.ID IS NOT NULL THEN TVPL.DESCRIPCION <text:s/></text:p>
      <text:p text:style-name="P7"><text:s text:c="4"/>END TIPOMOVIMIENTO_DES,</text:p>
      <text:p text:style-name="P7"><text:s text:c="4"/>RESERVAPUESTO7_2.FECHAINICIO RESERVA_FINICIO,</text:p>
      <text:p text:style-name="P7"><text:s text:c="4"/>RESERVAPUESTO7_2.FECHAFIN RESERVA_FFIN,</text:p>
      <text:p text:style-name="P7"><text:s text:c="4"/>RESERVAPUESTO7_2.MOVIMIENTOGENERADOR_ID MOVIMIENTOGENERADOR_ID,</text:p>
      <text:p text:style-name="P7"><text:s text:c="4"/>RESERVAPUESTO7_2.HORAS RESERVA_HORAS,</text:p>
      <text:p text:style-name="P7"><text:s text:c="4"/>RESERVAPUESTO7_2.HORASDIA RESERVA_HORASDIA,</text:p>
      <text:p text:style-name="P7"><text:s text:c="4"/>RESERVAPUESTO7_2.DIAS RESERVA_DIAS,</text:p>
      <text:p text:style-name="P7"><text:s text:c="4"/>RESERVAPUESTO7_2.PROVISION_ID PROVISIONAUSENTE_ID,</text:p>
      <text:p text:style-name="P7"><text:s text:c="4"/>PUESTO.ID PUESTO_ID,</text:p>
      <text:p text:style-name="P7"><text:s text:c="4"/>PUESTO.CODIGO PUESTO_COD,</text:p>
      <text:p text:style-name="P7"><text:s text:c="4"/>PUESTO.DESCRIPCION PUESTO_DES,</text:p>
      <text:p text:style-name="P7"><text:s text:c="4"/>DECODE(RESERVAPUESTO7_2.ESTADO, 'V', 'VALIDADO', 'A', 'ANULADO', 'P', 'PENDIENTE', 'R', 'RECHAZADO', '') RESERVA_ESTADO,</text:p>
      <text:p text:style-name="P7"><text:s text:c="4"/>PROSUSTITUTO.ID PROVISIONSUSTITUTO_ID,</text:p>
      <text:p text:style-name="P7"><text:s text:c="4"/>SUPLENCIA.FECHAINICIO SUPLENCIA_FINICIO,</text:p>
      <text:p text:style-name="P7"><text:s text:c="4"/>SUPLENCIA.FECHAFIN SUPLENCIA_FFIN,</text:p>
      <text:p text:style-name="P7"><text:s text:c="4"/>SUPLENCIA.HORAS SUPLENCIA_HORAS,</text:p>
      <text:p text:style-name="P7"><text:s text:c="4"/>SUPLENCIA.HORASDIA SUPLENCIA_HORASDIA,</text:p>
      <text:p text:style-name="P7"><text:s text:c="4"/>SUPLENCIA.DIAS SUPLENCIA_DIAS,</text:p>
      <text:p text:style-name="P7"><text:s text:c="4"/>DECODE(SUPLENCIA.ESTADO, 'V', 'VALIDADO', 'A', 'ANULADO', 'P', 'PENDIENTE', 'R', 'RECHAZADO', '') SUPLENCIA_ESTADO</text:p>
      <text:p text:style-name="P7">FROM </text:p>
      <text:p text:style-name="P7"><text:s text:c="4"/>MOVIMIENTOADMINISTRATIVO MAGENERADOR,</text:p>
      <text:p text:style-name="P7"><text:soft-page-break/><text:s text:c="4"/>TIPOMOVIMIENTOADMINISTRATIVO TPRO,</text:p>
      <text:p text:style-name="P7"><text:s text:c="4"/>TIPOMOVIMIENTOADMINISTRATIVO TVPL,</text:p>
      <text:p text:style-name="P7"><text:s text:c="4"/>TIPOMOVIMIENTOADMINISTRATIVO TCSA,</text:p>
      <text:p text:style-name="P7"><text:s text:c="4"/>ROLTRABAJADOR AUSENTE,</text:p>
      <text:p text:style-name="P7"><text:s text:c="4"/>ROLTRABAJADOR SUPLENTE,</text:p>
      <text:p text:style-name="P7"><text:s text:c="4"/>UNIDADORGANIZATIVA PUESTO,</text:p>
      <text:p text:style-name="P7"><text:s text:c="4"/>RESERVAPUESTO7_2,</text:p>
      <text:p text:style-name="P7"><text:s text:c="4"/>SUPLENCIA7_2 SUPLENCIA,</text:p>
      <text:p text:style-name="P7"><text:s text:c="4"/>MOVIMIENTOADMINISTRATIVO PROSUSTITUTO</text:p>
      <text:p text:style-name="P7">WHERE</text:p>
      <text:p text:style-name="P7"><text:s text:c="4"/>MAGENERADOR.ROLTRABAJADOR_ID = AUSENTE.ID AND</text:p>
      <text:p text:style-name="P7"><text:s text:c="4"/>MAGENERADOR.ID = RESERVAPUESTO7_2.MOVIMIENTOGENERADOR_ID AND</text:p>
      <text:p text:style-name="P7"><text:s text:c="4"/>RESERVAPUESTO7_2.ID = SUPLENCIA.RESERVAPUESTO_ID AND</text:p>
      <text:p text:style-name="P7"><text:s text:c="4"/>SUPLENCIA.ID = PROSUSTITUTO.SUPLENCIA7_2_ID AND</text:p>
      <text:p text:style-name="P7"><text:s text:c="4"/>PROSUSTITUTO.ROLTRABAJADOR_ID = SUPLENTE.ID AND</text:p>
      <text:p text:style-name="P7"><text:s text:c="4"/>RESERVAPUESTO7_2.PUESTO_ID = PUESTO.ID AND</text:p>
      <text:p text:style-name="P7"><text:s text:c="4"/>MAGENERADOR.TIPOPROVISION_ID = TPRO.ID (+) AND</text:p>
      <text:p text:style-name="P7"><text:s text:c="4"/>MAGENERADOR.TIPOSITUACIONADMIN7_2_ID = TCSA.ID (+) AND</text:p>
      <text:p text:style-name="P7"><text:s text:c="4"/>MAGENERADOR.TIPOVPA_ID = TVPL.ID (+);</text:p>
      <text:p text:style-name="P7"/>
      <text:p text:style-name="P7"/>
      <text:p text:style-name="P7">– VISTA DE AUSENCIA</text:p>
      <text:p text:style-name="P7"><text:s text:c="4"/></text:p>
      <text:p text:style-name="P7">CREATE OR REPLACE VIEW V_AUSENCIA</text:p>
      <text:p text:style-name="P7">AS</text:p>
      <text:p text:style-name="P7">SELECT RESERVAPUESTO7_2.ID RESERVAPUESTO_ID, SUPLENCIA.ID SUPLENCIA_ID, AUSENTE.ID TRABAJADORAUSENTE_ID, SUPLENTE.ID TRABAJADORSUPLENTE_ID, </text:p>
      <text:p text:style-name="P7"><text:s text:c="4"/>CASE </text:p>
      <text:p text:style-name="P7"><text:s text:c="8"/>WHEN TPRO.ID IS NOT NULL THEN TPRO.ID <text:s/></text:p>
      <text:p text:style-name="P7"><text:s text:c="8"/>WHEN TCSA.ID IS NOT NULL THEN TCSA.ID <text:s/></text:p>
      <text:p text:style-name="P7"><text:s text:c="8"/>WHEN TVPL.ID IS NOT NULL THEN TVPL.ID <text:s/></text:p>
      <text:p text:style-name="P7"><text:s text:c="4"/>END TIPOMOVIMIENTO_ID,</text:p>
      <text:p text:style-name="P7"><text:s text:c="4"/>CASE </text:p>
      <text:p text:style-name="P7"><text:s text:c="8"/>WHEN TPRO.ID IS NOT NULL THEN TPRO.CODIGO <text:s/></text:p>
      <text:p text:style-name="P7"><text:s text:c="8"/>WHEN TCSA.ID IS NOT NULL THEN TCSA.CODIGO <text:s/></text:p>
      <text:p text:style-name="P7"><text:s text:c="8"/>WHEN TVPL.ID IS NOT NULL THEN TVPL.CODIGO <text:s/></text:p>
      <text:p text:style-name="P7"><text:s text:c="4"/>END TIPOMOVIMIENTO_COD,</text:p>
      <text:p text:style-name="P7"><text:s text:c="4"/>CASE </text:p>
      <text:p text:style-name="P7"><text:s text:c="8"/>WHEN TPRO.ID IS NOT NULL THEN TPRO.DESCRIPCION <text:s/></text:p>
      <text:p text:style-name="P7"><text:s text:c="8"/>WHEN TCSA.ID IS NOT NULL THEN TCSA.DESCRIPCION <text:s/></text:p>
      <text:p text:style-name="P7"><text:s text:c="8"/>WHEN TVPL.ID IS NOT NULL THEN TVPL.DESCRIPCION <text:s/></text:p>
      <text:p text:style-name="P7"><text:s text:c="4"/>END TIPOMOVIMIENTO_DES,</text:p>
      <text:p text:style-name="P7"><text:s text:c="4"/>RESERVAPUESTO7_2.FECHAINICIO RESERVA_FINICIO,</text:p>
      <text:p text:style-name="P7"><text:s text:c="4"/>RESERVAPUESTO7_2.FECHAFIN RESERVA_FFIN,</text:p>
      <text:p text:style-name="P7"><text:s text:c="4"/>RESERVAPUESTO7_2.MOVIMIENTOGENERADOR_ID MOVIMIENTOGENERADOR_ID,</text:p>
      <text:p text:style-name="P7"><text:s text:c="4"/>RESERVAPUESTO7_2.HORAS RESERVA_HORAS,</text:p>
      <text:p text:style-name="P7"><text:s text:c="4"/>RESERVAPUESTO7_2.HORASDIA RESERVA_HORASDIA,</text:p>
      <text:p text:style-name="P7"><text:s text:c="4"/>RESERVAPUESTO7_2.DIAS RESERVA_DIAS,</text:p>
      <text:p text:style-name="P7"><text:s text:c="4"/>RESERVAPUESTO7_2.PROVISION_ID PROVISIONAUSENTE_ID,</text:p>
      <text:p text:style-name="P7"><text:s text:c="4"/>PUESTO.ID PUESTO_ID,</text:p>
      <text:p text:style-name="P7"><text:s text:c="4"/>PUESTO.CODIGO PUESTO_COD,</text:p>
      <text:p text:style-name="P7"><text:s text:c="4"/>PUESTO.DESCRIPCION PUESTO_DES,</text:p>
      <text:p text:style-name="P7"><text:s text:c="4"/>DECODE(RESERVAPUESTO7_2.ESTADO, 'V', 'VALIDADO', 'A', 'ANULADO', 'P', 'PENDIENTE', 'R', 'RECHAZADO', '') RESERVA_ESTADO,</text:p>
      <text:p text:style-name="P7"><text:soft-page-break/><text:s text:c="4"/>PROSUSTITUTO.ID PROVISIONSUSTITUTO_ID,</text:p>
      <text:p text:style-name="P7"><text:s text:c="4"/>SUPLENCIA.FECHAINICIO SUPLENCIA_FINICIO,</text:p>
      <text:p text:style-name="P7"><text:s text:c="4"/>SUPLENCIA.FECHAFIN SUPLENCIA_FFIN,</text:p>
      <text:p text:style-name="P7"><text:s text:c="4"/>SUPLENCIA.HORAS SUPLENCIA_HORAS,</text:p>
      <text:p text:style-name="P7"><text:s text:c="4"/>SUPLENCIA.HORASDIA SUPLENCIA_HORASDIA,</text:p>
      <text:p text:style-name="P7"><text:s text:c="4"/>SUPLENCIA.DIAS SUPLENCIA_DIAS,</text:p>
      <text:p text:style-name="P7"><text:s text:c="4"/>DECODE(SUPLENCIA.ESTADO, 'V', 'VALIDADO', 'A', 'ANULADO', 'P', 'PENDIENTE', 'R', 'RECHAZADO', '') SUPLENCIA_ESTADO</text:p>
      <text:p text:style-name="P7">FROM </text:p>
      <text:p text:style-name="P7"><text:s text:c="4"/>MOVIMIENTOADMINISTRATIVO MAGENERADOR,</text:p>
      <text:p text:style-name="P7"><text:s text:c="4"/>TIPOMOVIMIENTOADMINISTRATIVO TPRO,</text:p>
      <text:p text:style-name="P7"><text:s text:c="4"/>TIPOMOVIMIENTOADMINISTRATIVO TVPL,</text:p>
      <text:p text:style-name="P7"><text:s text:c="4"/>TIPOMOVIMIENTOADMINISTRATIVO TCSA,</text:p>
      <text:p text:style-name="P7"><text:s text:c="4"/>ROLTRABAJADOR AUSENTE,</text:p>
      <text:p text:style-name="P7"><text:s text:c="4"/>ROLTRABAJADOR SUPLENTE,</text:p>
      <text:p text:style-name="P7"><text:s text:c="4"/>UNIDADORGANIZATIVA PUESTO,</text:p>
      <text:p text:style-name="P7"><text:s text:c="4"/>RESERVAPUESTO7_2,</text:p>
      <text:p text:style-name="P7"><text:s text:c="4"/>SUPLENCIA7_2 SUPLENCIA,</text:p>
      <text:p text:style-name="P7"><text:s text:c="4"/>MOVIMIENTOADMINISTRATIVO PROSUSTITUTO</text:p>
      <text:p text:style-name="P7">WHERE</text:p>
      <text:p text:style-name="P7"><text:s text:c="4"/>MAGENERADOR.ROLTRABAJADOR_ID = AUSENTE.ID AND</text:p>
      <text:p text:style-name="P7"><text:s text:c="4"/>MAGENERADOR.ID = RESERVAPUESTO7_2.MOVIMIENTOGENERADOR_ID AND</text:p>
      <text:p text:style-name="P7"><text:s text:c="4"/>RESERVAPUESTO7_2.ID = SUPLENCIA.RESERVAPUESTO_ID AND</text:p>
      <text:p text:style-name="P7"><text:s text:c="4"/>SUPLENCIA.ID = PROSUSTITUTO.SUPLENCIA7_2_ID (+) AND</text:p>
      <text:p text:style-name="P7"><text:s text:c="4"/>PROSUSTITUTO.ROLTRABAJADOR_ID = SUPLENTE.ID (+) AND</text:p>
      <text:p text:style-name="P7"><text:s text:c="4"/>RESERVAPUESTO7_2.PUESTO_ID = PUESTO.ID AND</text:p>
      <text:p text:style-name="P7"><text:s text:c="4"/>MAGENERADOR.TIPOPROVISION_ID = TPRO.ID (+) AND</text:p>
      <text:p text:style-name="P7"><text:s text:c="4"/>MAGENERADOR.TIPOSITUACIONADMIN7_2_ID = TCSA.ID (+) AND</text:p>
      <text:p text:style-name="P7"><text:s text:c="4"/>MAGENERADOR.TIPOVPA_ID = TVPL.ID (+);</text:p>
      <text:p text:style-name="P7"/>
      <text:p text:style-name="P7">-- VISTA SITUACION ADMINISTRATIVA</text:p>
      <text:p text:style-name="P7"/>
      <text:p text:style-name="P7">CREATE OR REPLACE VIEW V_SITUACIONADMINISTRATIVA </text:p>
      <text:p text:style-name="P7">AS </text:p>
      <text:p text:style-name="P7">SELECT </text:p>
      <text:p text:style-name="P7"><text:s text:c="4"/>SITUADM.ID <text:s/>SITUACIONADMINISTRATIVA_ID,</text:p>
      <text:p text:style-name="P7"><text:s text:c="4"/>SITUADM.ROLTRABAJADOR_ID TRABAJADOR_ID,</text:p>
      <text:p text:style-name="P7"><text:s text:c="4"/>SITUADM.NOMBRAMIENTO_ID NOMBRAMIENTO_ID,</text:p>
      <text:p text:style-name="P7"><text:s text:c="4"/>SITUADM.FECHAINICIOEFECTOSADMINISTRAT FINICIO,</text:p>
      <text:p text:style-name="P7"><text:s text:c="4"/>SITUADM.FECHAFINEFECTOSADMINISTRATIVOS FFIN,</text:p>
      <text:p text:style-name="P7"><text:s text:c="4"/>TSA.ID TIPOSITADMINISTRATIVA_ID, </text:p>
      <text:p text:style-name="P7"><text:s text:c="4"/>TSA.CODIGO TIPOSITADMINISTRATIVA_COD, </text:p>
      <text:p text:style-name="P7"><text:s text:c="4"/>TSA.DESCRIPCION TIPOSITADMINISTRATIVA_DES,</text:p>
      <text:p text:style-name="P7"><text:s text:c="4"/>SITUADM.OBSERVACIONES OBSERVACIONES,</text:p>
      <text:p text:style-name="P7"><text:s text:c="4"/>TF.ID TIPOFIN_ID, </text:p>
      <text:p text:style-name="P7"><text:s text:c="4"/>TF.CODIGO TIPOFIN_COD, </text:p>
      <text:p text:style-name="P7"><text:s text:c="4"/>TF.DESCRIPCION TIPOFIN_DES,</text:p>
      <text:p text:style-name="P7"><text:s text:c="4"/>SITUADM.MOVIMIENTOANTERIOR_ID MOVANTERIOR_ID,</text:p>
      <text:p text:style-name="P7"><text:s text:c="4"/>SITUADM.MOVIMIENTOSIGUIENTE_ID MOVSIGUIENTE_ID</text:p>
      <text:p text:style-name="P7">FROM MOVIMIENTOADMINISTRATIVO SITUADM, TIPOMOVIMIENTOADMINISTRATIVO TSA, TIPOMOVIMIENTOADMINISTRATIVO TF</text:p>
      <text:p text:style-name="P7">WHERE SITUADM.MVADM_TYPE = 24</text:p>
      <text:p text:style-name="P7">AND SITUADM.TIPOSITUACIONADMIN7_2_ID = TSA.ID</text:p>
      <text:p text:style-name="P7">AND SITUADM.TIPOFINALIZACION7_2_ID = TF.ID (+);</text:p>
      <text:p text:style-name="P7"><text:soft-page-break/></text:p>
      <text:p text:style-name="P7">-- VISTA DE VARIACION</text:p>
      <text:p text:style-name="P7"/>
      <text:p text:style-name="P7">CREATE OR REPLACE VIEW V_VARIACION</text:p>
      <text:p text:style-name="P7">AS</text:p>
      <text:p text:style-name="P7">SELECT </text:p>
      <text:p text:style-name="P7"><text:s text:c="4"/>VARIACION.ROLTRABAJADOR_ID TRABAJADOR_ID,</text:p>
      <text:p text:style-name="P7"><text:s text:c="4"/>VARIACION.PROVISION_ID PROVISION_ID,</text:p>
      <text:p text:style-name="P7"><text:s text:c="4"/>VARIACION.ID VARIACION_ID,</text:p>
      <text:p text:style-name="P7"><text:s text:c="4"/>VARIACION.FECHAINICIOEFECTOSADMINISTRAT FINICIO,</text:p>
      <text:p text:style-name="P7"><text:s text:c="4"/>VARIACION.FECHAFINEFECTOSADMINISTRATIVOS FFIN,</text:p>
      <text:p text:style-name="P7"><text:s text:c="4"/>TVP.ID TIPOVARIACION_ID, </text:p>
      <text:p text:style-name="P7"><text:s text:c="4"/>TVP.CODIGO TIPOVARIACION_COD, </text:p>
      <text:p text:style-name="P7"><text:s text:c="4"/>TVP.DESCRIPCION TIPOVARIACION_DES, </text:p>
      <text:p text:style-name="P7"><text:s text:c="4"/>F.ID FUNCION_ID, </text:p>
      <text:p text:style-name="P7"><text:s text:c="4"/>F.CODIGO FUNCION_COD, </text:p>
      <text:p text:style-name="P7"><text:s text:c="4"/>F.DESCRIPCION FUNCION_DES, </text:p>
      <text:p text:style-name="P7"><text:s text:c="4"/>GFH.ID GFH_ID, </text:p>
      <text:p text:style-name="P7"><text:s text:c="4"/>GFH.CODIGO GFH_COD, </text:p>
      <text:p text:style-name="P7"><text:s text:c="4"/>GFH.DESCRIPCION GFH_DES, </text:p>
      <text:p text:style-name="P7"><text:s text:c="4"/>CONTRATO.ID TIPOCONTRATO_ID, </text:p>
      <text:p text:style-name="P7"><text:s text:c="4"/>CONTRATO.CODIGO TIPOCONTRATO_COD, </text:p>
      <text:p text:style-name="P7"><text:s text:c="4"/>CONTRATO.DESCRIPCION TIPOCONTRATO_DES </text:p>
      <text:p text:style-name="P7">FROM MOVIMIENTOADMINISTRATIVO VARIACION, TIPOMOVIMIENTOADMINISTRATIVO TVP, FUNCION F, UNIDADORGANIZATIVA GFH, TIPOCONTRATO CONTRATO</text:p>
      <text:p text:style-name="P7">WHERE VARIACION.MVADM_TYPE = 23 </text:p>
      <text:p text:style-name="P7">AND VARIACION.TIPOVARIACIONPROVISION7_2_ID = TVP.ID</text:p>
      <text:p text:style-name="P7">AND VARIACION.FUNCION_ID = F.ID (+)</text:p>
      <text:p text:style-name="P7">AND VARIACION.GFH_ID = GFH.ID (+)</text:p>
      <text:p text:style-name="P7">AND VARIACION.TIPOCONTRATO_ID = CONTRATO.ID(+);</text:p>
      <text:p text:style-name="P7"/>
      <text:p text:style-name="P7"/>
      <text:p text:style-name="P7"/>
      <text:p text:style-name="P7">--<text:tab/>VISTA CONCEPTO_CALCULO</text:p>
      <text:p text:style-name="P7"/>
      <text:p text:style-name="P7">CREATE OR REPLACE VIEW V_CONCEPTOCALCULO</text:p>
      <text:p text:style-name="P7">(PRIMERAPELLIDO, SEGUNDOAPELLIDO, NOMBRE, DOCUMENTOIDENTIFICATIVO, AFILIACION, </text:p>
      <text:p text:style-name="P7"><text:s/>CODIGOBANCO, DESCBANCO, SUCURSAL, DC, CUENTA, </text:p>
      <text:p text:style-name="P7"><text:s/>FECHAINICIO, FECHAFIN, FECHACIERRE, DESCFUNCION, DESCTIPODATOCALCULONOMINA, </text:p>
      <text:p text:style-name="P7"><text:s/>CODIGORELACIONJURIDICA, DESCRELACIONJURIDICA, DESCGERENCIA, SERVICIOFUNCIONAL, CENTROFISICO, </text:p>
      <text:p text:style-name="P7"><text:s/>CIP, NUM_NOMINA, CODIGOCONCEPTO, CONCEPTO_DESC, IMPORTE, </text:p>
      <text:p text:style-name="P7"><text:s/>DEVENGODESCUENTO, DATOCALCULONOMINA_ID, NOMINA_ID, LINEA_ID, ROLPERSONA_ID, </text:p>
      <text:p text:style-name="P7"><text:s/>PERSONA_ID, BANCO_ID, DATOSBANCARIOS7_2_ID, TIPODATOCALCULONOMINA_ID, FUNCION_ID, </text:p>
      <text:p text:style-name="P7"><text:s/>RELACIONJURIDICA_ID, GERENCIA_ID, SERVICIOFUNCIONAL_ID, CENTROFISICO_ID, DATOSBANCARIOS7_2_ID_1, </text:p>
      <text:p text:style-name="P7"><text:s/>USUARIO)</text:p>
      <text:p text:style-name="P7">AS </text:p>
      <text:p text:style-name="P7">SELECT <text:s text:c="2"/>persona.primerapellido, persona.segundoapellido, persona.nombre,</text:p>
      <text:p text:style-name="P7"><text:s text:c="9"/>persona.documentoidentificativo,</text:p>
      <text:p text:style-name="P7"><text:s text:c="12"/>persona.afiliacionssprovincia</text:p>
      <text:p text:style-name="P7"><text:s text:c="9"/>|| '/'</text:p>
      <text:p text:style-name="P7"><text:s text:c="9"/>|| persona.afiliacionssnumero</text:p>
      <text:p text:style-name="P7"><text:s text:c="9"/>|| '/'</text:p>
      <text:p text:style-name="P7"><text:s text:c="9"/>|| persona.afiliacionsscontrol afiliacion,</text:p>
      <text:p text:style-name="P7"><text:soft-page-break/><text:s text:c="9"/>banco.codigo codigobanco, banco.descripcion descbanco,</text:p>
      <text:p text:style-name="P7"><text:s text:c="9"/>dt.sucursal sucursal, dt.dc dc, dt.cuenta cuenta,</text:p>
      <text:p text:style-name="P7"><text:s text:c="9"/>datocalculonomina.fechainicio, datocalculonomina.fechafin,</text:p>
      <text:p text:style-name="P7"><text:s text:c="9"/>nomina.fechacierre fechacierre, funcion.descripcion descfuncion,</text:p>
      <text:p text:style-name="P7"><text:s text:c="9"/>tipodatocalculonomina.descripcion desctipodatocalculonomina,</text:p>
      <text:p text:style-name="P7"><text:s text:c="9"/>relacionjuridica.codigo codigorelacionjuridica,</text:p>
      <text:p text:style-name="P7"><text:s text:c="9"/>relacionjuridica.descripcion descrelacionjuridica,</text:p>
      <text:p text:style-name="P7"><text:s text:c="9"/>gerenciaalias.descripcion descgerencia,</text:p>
      <text:p text:style-name="P7"><text:s text:c="9"/>servfun.descripcion serviciofuncional,</text:p>
      <text:p text:style-name="P7"><text:s text:c="9"/>centfis.descripcion centrofisico,</text:p>
      <text:p text:style-name="P7"><text:s text:c="9"/>datocalculonomina.roltrabajador_id cip,</text:p>
      <text:p text:style-name="P7"><text:s text:c="9"/>datocalculonomina.ID num_nomina, concepto.codigo codigoconcepto,</text:p>
      <text:p text:style-name="P7"><text:s text:c="9"/>concepto.descripcion concepto_desc, lineanomina.importe importe,</text:p>
      <text:p text:style-name="P7"><text:s text:c="9"/>conceptodetalle.devengoodescuento devengodescuento,</text:p>
      <text:p text:style-name="P7"><text:s text:c="9"/>datocalculonomina.ID datocalculonomina_id, nomina.ID nomina_id,</text:p>
      <text:p text:style-name="P7"><text:s text:c="9"/>lineanomina.ID linea_id, rolpersona.ID rolpersona_id,</text:p>
      <text:p text:style-name="P7"><text:s text:c="9"/>persona.ID persona_id, banco.ID banco_id, dt.ID datosbancarios7_2_id,</text:p>
      <text:p text:style-name="P7"><text:s text:c="9"/>tipodatocalculonomina.ID tipodatocalculonomina_id,</text:p>
      <text:p text:style-name="P7"><text:s text:c="9"/>funcion.ID funcion_id, relacionjuridica.ID relacionjuridica_id,</text:p>
      <text:p text:style-name="P7"><text:s text:c="9"/>datocalculonomina.gerencia_id,</text:p>
      <text:p text:style-name="P7"><text:s text:c="9"/>datocalculonomina.serviciofuncional_id,</text:p>
      <text:p text:style-name="P7"><text:s text:c="9"/>datocalculonomina.centrofisico_id, dt.ID datosbancarios7_2_id,</text:p>
      <text:p text:style-name="P7"><text:s text:c="9"/>v_seguridad.usuario usuario</text:p>
      <text:p text:style-name="P7"><text:s text:c="4"/>FROM datocalculonomina,</text:p>
      <text:p text:style-name="P7"><text:s text:c="9"/>nomina,</text:p>
      <text:p text:style-name="P7"><text:s text:c="9"/>rolpersona,</text:p>
      <text:p text:style-name="P7"><text:s text:c="9"/>persona,</text:p>
      <text:p text:style-name="P7"><text:s text:c="9"/>banco,</text:p>
      <text:p text:style-name="P7"><text:s text:c="9"/>datosbancarios7_2 dt,</text:p>
      <text:p text:style-name="P7"><text:s text:c="9"/>tipodatocalculonomina,</text:p>
      <text:p text:style-name="P7"><text:s text:c="9"/>funcion,</text:p>
      <text:p text:style-name="P7"><text:s text:c="9"/>relacionjuridica,</text:p>
      <text:p text:style-name="P7"><text:s text:c="9"/>unidadorganizativa gerenciaalias,</text:p>
      <text:p text:style-name="P7"><text:s text:c="9"/>unidadorganizativa servfun,</text:p>
      <text:p text:style-name="P7"><text:s text:c="9"/>unidadorganizativa centfis,</text:p>
      <text:p text:style-name="P7"><text:s text:c="9"/>lineanomina lineanomina,</text:p>
      <text:p text:style-name="P7"><text:s text:c="9"/>concepto concepto,</text:p>
      <text:p text:style-name="P7"><text:s text:c="9"/>conceptodetalle conceptodetalle,</text:p>
      <text:p text:style-name="P7"><text:s text:c="9"/>v_seguridad</text:p>
      <text:p text:style-name="P7"><text:s text:c="3"/>WHERE datocalculonomina.nomina_id = nomina.ID</text:p>
      <text:p text:style-name="P7"><text:s text:c="5"/>AND datocalculonomina.roltrabajador_id = rolpersona.ID</text:p>
      <text:p text:style-name="P7"><text:s text:c="5"/>AND rolpersona.persona_id = persona.ID</text:p>
      <text:p text:style-name="P7"><text:s text:c="5"/>AND dt.banco_id = banco.ID</text:p>
      <text:p text:style-name="P7"><text:s text:c="5"/>AND dt.persona_id = persona.ID</text:p>
      <text:p text:style-name="P7"><text:s text:c="5"/>AND datocalculonomina.funcion_id = funcion.ID</text:p>
      <text:p text:style-name="P7"><text:s text:c="5"/>AND datocalculonomina.tipodatocalculonomina_id = tipodatocalculonomina.ID</text:p>
      <text:p text:style-name="P7"><text:s text:c="5"/>AND datocalculonomina.relacionjuridica_id = relacionjuridica.ID</text:p>
      <text:p text:style-name="P7"><text:s text:c="5"/>AND datocalculonomina.gerencia_id = gerenciaalias.ID</text:p>
      <text:p text:style-name="P7"><text:s text:c="5"/>AND datocalculonomina.serviciofuncional_id = servfun.ID</text:p>
      <text:p text:style-name="P7"><text:s text:c="5"/>AND datocalculonomina.centrofisico_id = centfis.ID</text:p>
      <text:p text:style-name="P7"><text:s text:c="5"/>AND lineanomina.datocalculonomina_id = datocalculonomina.ID</text:p>
      <text:p text:style-name="P7"><text:s text:c="5"/>AND lineanomina.concepto_id = concepto.ID</text:p>
      <text:p text:style-name="P7"><text:soft-page-break/><text:s text:c="5"/>AND lineanomina.tipolineanomina IN ('CAL', 'ANT', 'RET')</text:p>
      <text:p text:style-name="P7"><text:s text:c="5"/>AND conceptodetalle.concepto_id = concepto.ID</text:p>
      <text:p text:style-name="P7"><text:s text:c="5"/>AND v_seguridad.ger_id = datocalculonomina.gerencia_id</text:p>
      <text:p text:style-name="P7"><text:s text:c="5"/>AND datocalculonomina.fechainicio BETWEEN conceptodetalle.fechainicio</text:p>
      <text:p text:style-name="P7"><text:s text:c="43"/>AND conceptodetalle.fechafin</text:p>
      <text:p text:style-name="P7">ORDER BY 1, 2, 3, 4;</text:p>
      <text:p text:style-name="P7"/>
      <text:p text:style-name="P7"/>
      <text:p text:style-name="P7">--<text:tab/>V_EPIGRAFESCALCULO</text:p>
      <text:p text:style-name="P7"/>
      <text:p text:style-name="P7"/>
      <text:p text:style-name="P7">CREATE OR REPLACE FORCE VIEW "V_EPIGRAFESCALCULO" ("PRIMERAPELLIDO",</text:p>
      <text:p text:style-name="P7"><text:s text:c="61"/>"SEGUNDOAPELLIDO",</text:p>
      <text:p text:style-name="P7"><text:s text:c="61"/>"NOMBRE",</text:p>
      <text:p text:style-name="P7"><text:s text:c="61"/>"DOCUMENTOIDENTIFICATIVO",</text:p>
      <text:p text:style-name="P7"><text:s text:c="61"/>"AFILIACION",</text:p>
      <text:p text:style-name="P7"><text:s text:c="61"/>"BANCO",</text:p>
      <text:p text:style-name="P7"><text:s text:c="61"/>"DESCBANCO",</text:p>
      <text:p text:style-name="P7"><text:s text:c="61"/>"SUCURSAL",</text:p>
      <text:p text:style-name="P7"><text:s text:c="61"/>"DC",</text:p>
      <text:p text:style-name="P7"><text:s text:c="61"/>"CUENTA",</text:p>
      <text:p text:style-name="P7"><text:s text:c="61"/>"FECHAINICIO",</text:p>
      <text:p text:style-name="P7"><text:s text:c="61"/>"FECHAFIN",</text:p>
      <text:p text:style-name="P7"><text:s text:c="61"/>"DESCFUNCION",</text:p>
      <text:p text:style-name="P7"><text:s text:c="61"/>"DESCTIPODATOCALCULONOMINA",</text:p>
      <text:p text:style-name="P7"><text:s text:c="61"/>"CODIGORELACIONJURIDICA",</text:p>
      <text:p text:style-name="P7"><text:s text:c="61"/>"DESCRELACIONJURIDICA",</text:p>
      <text:p text:style-name="P7"><text:s text:c="61"/>"DESCGERENCIA",</text:p>
      <text:p text:style-name="P7"><text:s text:c="61"/>"DESCSERVICIOFUNCIONAL",</text:p>
      <text:p text:style-name="P7"><text:s text:c="61"/>"DESCCENTROFISICO",</text:p>
      <text:p text:style-name="P7"><text:s text:c="61"/>"CIP",</text:p>
      <text:p text:style-name="P7"><text:s text:c="61"/>"NUM_NOMINA",</text:p>
      <text:p text:style-name="P7"><text:s text:c="61"/>"CODIGOCONCEPTO",</text:p>
      <text:p text:style-name="P7"><text:s text:c="61"/>"DESCCONCEPTO",</text:p>
      <text:p text:style-name="P7"><text:s text:c="61"/>"DEVENGODESCUENTO",</text:p>
      <text:p text:style-name="P7"><text:s text:c="61"/>"DESCEPIGRAFE",</text:p>
      <text:p text:style-name="P7"><text:s text:c="61"/>"CONTABLE",</text:p>
      <text:p text:style-name="P7"><text:s text:c="61"/>"EPIGRAFECODIGO",</text:p>
      <text:p text:style-name="P7"><text:s text:c="61"/>"IMPORTE",</text:p>
      <text:p text:style-name="P7"><text:s text:c="61"/>"DATOCALCULONOMINA_ID",</text:p>
      <text:p text:style-name="P7"><text:s text:c="61"/>"NOMINA_ID",</text:p>
      <text:p text:style-name="P7"><text:s text:c="61"/>"LINEA_ID",</text:p>
      <text:p text:style-name="P7"><text:s text:c="61"/>"ROLPERSONA_ID",</text:p>
      <text:p text:style-name="P7"><text:s text:c="61"/>"PERSONA_ID",</text:p>
      <text:p text:style-name="P7"><text:s text:c="61"/>"BANCO_ID",</text:p>
      <text:p text:style-name="P7"><text:s text:c="61"/>"DATOSBANCARIOS7_2_ID",</text:p>
      <text:p text:style-name="P7"><text:s text:c="61"/>"TIPODATOCALCULONOMINA_ID",</text:p>
      <text:p text:style-name="P7"><text:s text:c="61"/>"FUNCION_ID",</text:p>
      <text:p text:style-name="P7"><text:s text:c="61"/>"RELACIONJURIDICA_ID",</text:p>
      <text:p text:style-name="P7"><text:s text:c="61"/>"GERENCIA_ID",</text:p>
      <text:p text:style-name="P7"><text:s text:c="61"/>"SERVICIOFUNCIONAL_ID",</text:p>
      <text:p text:style-name="P7"><text:s text:c="61"/>"CENTROFISICO_ID",</text:p>
      <text:p text:style-name="P7"><text:soft-page-break/><text:s text:c="61"/>"DATOSBANCARIOS7_2_ID_1",</text:p>
      <text:p text:style-name="P7"><text:s text:c="61"/>"EPIGRAFE_ID",</text:p>
      <text:p text:style-name="P7"><text:s text:c="61"/>"LINEACONTABLE_ID",</text:p>
      <text:p text:style-name="P7"><text:s text:c="61"/>"USUARIO"</text:p>
      <text:p text:style-name="P7"><text:s text:c="60"/>)</text:p>
      <text:p text:style-name="P7">AS</text:p>
      <text:p text:style-name="P7"><text:s text:c="3"/>SELECT <text:s text:c="2"/>persona.primerapellido, persona.segundoapellido, persona.nombre,</text:p>
      <text:p text:style-name="P7"><text:s text:c="12"/>persona.documentoidentificativo,</text:p>
      <text:p text:style-name="P7"><text:s text:c="15"/>persona.afiliacionssprovincia</text:p>
      <text:p text:style-name="P7"><text:s text:c="12"/>|| '/'</text:p>
      <text:p text:style-name="P7"><text:s text:c="12"/>|| persona.afiliacionssnumero</text:p>
      <text:p text:style-name="P7"><text:s text:c="12"/>|| '/'</text:p>
      <text:p text:style-name="P7"><text:s text:c="12"/>|| persona.afiliacionsscontrol afiliacion,</text:p>
      <text:p text:style-name="P7"><text:s text:c="12"/>banco.codigo banco, banco.descripcion descbanco,</text:p>
      <text:p text:style-name="P7"><text:s text:c="12"/>dt.sucursal sucursal, dt.dc dc, dt.cuenta cuenta,</text:p>
      <text:p text:style-name="P7"><text:s text:c="12"/>datocalculonomina.fechainicio, datocalculonomina.fechafin,</text:p>
      <text:p text:style-name="P7"><text:s text:c="12"/>funcion.descripcion descfuncion,</text:p>
      <text:p text:style-name="P7"><text:s text:c="12"/>tipodatocalculonomina.descripcion desctipodatocalculonomina,</text:p>
      <text:p text:style-name="P7"><text:s text:c="12"/>relacionjuridica.codigo codigorelacionjuridica,</text:p>
      <text:p text:style-name="P7"><text:s text:c="12"/>relacionjuridica.descripcion descrelacionjuridica,</text:p>
      <text:p text:style-name="P7"><text:s text:c="12"/>gerenciaalias.descripcion descgerencia,</text:p>
      <text:p text:style-name="P7"><text:s text:c="12"/>servfun.descripcion descserviciofuncional,</text:p>
      <text:p text:style-name="P7"><text:s text:c="12"/>centfis.descripcion desccentrofisico,</text:p>
      <text:p text:style-name="P7"><text:s text:c="12"/>datocalculonomina.roltrabajador_id cip,</text:p>
      <text:p text:style-name="P7"><text:s text:c="12"/>datocalculonomina.ID num_nomina, concepto.codigo codigoconcepto,</text:p>
      <text:p text:style-name="P7"><text:s text:c="12"/>concepto.descripcion descconcepto,</text:p>
      <text:p text:style-name="P7"><text:s text:c="12"/>conceptodetalle.devengoodescuento devengodescuento,</text:p>
      <text:p text:style-name="P7"><text:s text:c="12"/>epigrafe.descripcion descepigrafe, epigrafe.contable contable,</text:p>
      <text:p text:style-name="P7"><text:s text:c="12"/>epigrafe.codigo epigrafecodigo, lineacontable.importe importe,</text:p>
      <text:p text:style-name="P7"><text:s text:c="12"/>datocalculonomina.ID datocalculonomina_id, nomina.ID nomina_id,</text:p>
      <text:p text:style-name="P7"><text:s text:c="12"/>lineanomina.ID linea_id, rolpersona.ID rolpersona_id,</text:p>
      <text:p text:style-name="P7"><text:s text:c="12"/>persona.ID persona_id, banco.ID banco_id,</text:p>
      <text:p text:style-name="P7"><text:s text:c="12"/>dt.ID datosbancarios7_2_id,</text:p>
      <text:p text:style-name="P7"><text:s text:c="12"/>tipodatocalculonomina.ID tipodatocalculonomina_id,</text:p>
      <text:p text:style-name="P7"><text:s text:c="12"/>funcion.ID funcion_id, relacionjuridica.ID relacionjuridica_id,</text:p>
      <text:p text:style-name="P7"><text:s text:c="12"/>datocalculonomina.gerencia_id,</text:p>
      <text:p text:style-name="P7"><text:s text:c="12"/>datocalculonomina.serviciofuncional_id,</text:p>
      <text:p text:style-name="P7"><text:s text:c="12"/>datocalculonomina.centrofisico_id, dt.ID datosbancarios7_2_id,</text:p>
      <text:p text:style-name="P7"><text:s text:c="12"/>epigrafe.ID epigrafe_id, lineacontable.ID lineacontable_id,</text:p>
      <text:p text:style-name="P7"><text:s text:c="12"/>v_seguridad.usuario usuario</text:p>
      <text:p text:style-name="P7"><text:s text:c="7"/>FROM datocalculonomina,</text:p>
      <text:p text:style-name="P7"><text:s text:c="12"/>nomina,</text:p>
      <text:p text:style-name="P7"><text:s text:c="12"/>rolpersona,</text:p>
      <text:p text:style-name="P7"><text:s text:c="12"/>persona,</text:p>
      <text:p text:style-name="P7"><text:s text:c="12"/>banco,</text:p>
      <text:p text:style-name="P7"><text:s text:c="12"/>datosbancarios7_2 dt,</text:p>
      <text:p text:style-name="P7"><text:s text:c="12"/>tipodatocalculonomina,</text:p>
      <text:p text:style-name="P7"><text:s text:c="12"/>funcion,</text:p>
      <text:p text:style-name="P7"><text:s text:c="12"/>relacionjuridica,</text:p>
      <text:p text:style-name="P7"><text:s text:c="12"/>unidadorganizativa gerenciaalias,</text:p>
      <text:p text:style-name="P7"><text:s text:c="12"/>unidadorganizativa servfun,</text:p>
      <text:p text:style-name="P7"><text:s text:c="12"/>unidadorganizativa centfis,</text:p>
      <text:p text:style-name="P7"><text:soft-page-break/><text:s text:c="12"/>lineanomina lineanomina,</text:p>
      <text:p text:style-name="P7"><text:s text:c="12"/>concepto concepto,</text:p>
      <text:p text:style-name="P7"><text:s text:c="12"/>conceptodetalle conceptodetalle,</text:p>
      <text:p text:style-name="P7"><text:s text:c="12"/>lineacontable lineacontable,</text:p>
      <text:p text:style-name="P7"><text:s text:c="12"/>epigrafe,</text:p>
      <text:p text:style-name="P7"><text:s text:c="12"/>v_seguridad</text:p>
      <text:p text:style-name="P7"><text:s text:c="6"/>WHERE datocalculonomina.nomina_id = nomina.ID</text:p>
      <text:p text:style-name="P7"><text:s text:c="8"/>AND nomina.estado = 'A'</text:p>
      <text:p text:style-name="P7"><text:s text:c="8"/>AND datocalculonomina.roltrabajador_id = rolpersona.ID</text:p>
      <text:p text:style-name="P7"><text:s text:c="8"/>AND rolpersona.persona_id = persona.ID</text:p>
      <text:p text:style-name="P7"><text:s text:c="8"/>AND dt.banco_id = banco.ID</text:p>
      <text:p text:style-name="P7"><text:s text:c="8"/>AND dt.persona_id = persona.ID</text:p>
      <text:p text:style-name="P7"><text:s text:c="8"/>AND datocalculonomina.funcion_id = funcion.ID</text:p>
      <text:p text:style-name="P7"><text:s text:c="8"/>AND datocalculonomina.tipodatocalculonomina_id =</text:p>
      <text:p text:style-name="P7"><text:s text:c="54"/>tipodatocalculonomina.ID</text:p>
      <text:p text:style-name="P7"><text:s text:c="8"/>AND datocalculonomina.relacionjuridica_id = relacionjuridica.ID</text:p>
      <text:p text:style-name="P7"><text:s text:c="8"/>AND datocalculonomina.gerencia_id = gerenciaalias.ID</text:p>
      <text:p text:style-name="P7"><text:s text:c="8"/>AND datocalculonomina.serviciofuncional_id = servfun.ID</text:p>
      <text:p text:style-name="P7"><text:s text:c="8"/>AND datocalculonomina.centrofisico_id = centfis.ID</text:p>
      <text:p text:style-name="P7"><text:s text:c="8"/>AND lineanomina.datocalculonomina_id = datocalculonomina.ID</text:p>
      <text:p text:style-name="P7"><text:s text:c="8"/>AND lineanomina.concepto_id = concepto.ID</text:p>
      <text:p text:style-name="P7"><text:s text:c="8"/>AND lineanomina.tipolineanomina IN ('CAL', 'ANT', 'RET')</text:p>
      <text:p text:style-name="P7"><text:s text:c="8"/>AND conceptodetalle.concepto_id = concepto.ID</text:p>
      <text:p text:style-name="P7"><text:s text:c="8"/>AND v_seguridad.ger_id = datocalculonomina.gerencia_id</text:p>
      <text:p text:style-name="P7"><text:s text:c="8"/>AND datocalculonomina.fechainicio BETWEEN conceptodetalle.fechainicio</text:p>
      <text:p text:style-name="P7"><text:s text:c="46"/>AND conceptodetalle.fechafin</text:p>
      <text:p text:style-name="P7"><text:s text:c="8"/>AND lineacontable.lineanomina_id = lineanomina.ID</text:p>
      <text:p text:style-name="P7"><text:s text:c="8"/>AND lineacontable.epigrafe_id = epigrafe.ID</text:p>
      <text:p text:style-name="P7"><text:s text:c="3"/>ORDER BY 1, 2, 3, 4;</text:p>
      <text:p text:style-name="P7"/>
      <text:p text:style-name="P7"/>
      <text:p text:style-name="P7">--<text:tab/>IMPORTESTOTALES</text:p>
      <text:p text:style-name="P7"/>
      <text:p text:style-name="P7"/>
      <text:p text:style-name="P7">CREATE OR REPLACE VIEW V_IMPORTESTOTALES</text:p>
      <text:p text:style-name="P7">(PRIMERAPELLIDO, SEGUNDOAPELLIDO, NOMBRE, DOCUMENTOIDENTIFICATIVO, AFILIACION, </text:p>
      <text:p text:style-name="P7"><text:s/>CODIGOBANCO, DESCBANCO, SUCURSAL, DC, CUENTA, </text:p>
      <text:p text:style-name="P7"><text:s/>FECHAINICIO, FECHAFIN, FECHACIERRE, DESCFUNCION, DESCTIPODATOCALCULONOMINA, </text:p>
      <text:p text:style-name="P7"><text:s/>CODIGORELACIONJURIDICA, DESCRELACIONJURIDICA, DESCGERENCIA, DESCSERVICIOFUNCIONAL, DESCCENTROFISICO, </text:p>
      <text:p text:style-name="P7"><text:s/>CIP, NUM_NOMINA, BRUTO, LIQUIDO, DESCUENTOIRPF, </text:p>
      <text:p text:style-name="P7"><text:s/>BASETRABCC, BASETRABACC, BASEPATCC, BASEPATACC, BASEIRPF, </text:p>
      <text:p text:style-name="P7"><text:s/>CC, ACC, FP, DTO, EXENTO, </text:p>
      <text:p text:style-name="P7"><text:s/>DATOCALCULONOMINA_ID, NOMINA_ID, ROLPERSONA_ID, PERSONA_ID, BANCO_ID, </text:p>
      <text:p text:style-name="P7"><text:s/>DATOSBANCARIOS7_2_ID, TIPODATOCALCULONOMINA_ID, FUNCION_ID, RELACIONJURIDICA_ID, GERENCIA_ID, </text:p>
      <text:p text:style-name="P7"><text:s/>SERVICIOFUNCIONAL_ID, CENTROFISICO_ID, USUARIO)</text:p>
      <text:p text:style-name="P7">AS </text:p>
      <text:p text:style-name="P7">SELECT <text:s text:c="2"/>persona.primerapellido, persona.segundoapellido, persona.nombre,</text:p>
      <text:p text:style-name="P7"><text:s text:c="9"/>persona.documentoidentificativo,</text:p>
      <text:p text:style-name="P7"><text:s text:c="12"/>persona.afiliacionssprovincia</text:p>
      <text:p text:style-name="P7"><text:s text:c="9"/>|| '/'</text:p>
      <text:p text:style-name="P7"><text:s text:c="9"/>|| persona.afiliacionssnumero</text:p>
      <text:p text:style-name="P7"><text:s text:c="9"/>|| '/'</text:p>
      <text:p text:style-name="P7"><text:soft-page-break/><text:s text:c="9"/>|| persona.afiliacionsscontrol afiliacion,</text:p>
      <text:p text:style-name="P7"><text:s text:c="9"/>banco.codigo codigobanco, banco.descripcion descbanco,</text:p>
      <text:p text:style-name="P7"><text:s text:c="9"/>dt.sucursal sucursal, dt.dc dc, dt.cuenta cuenta,</text:p>
      <text:p text:style-name="P7"><text:s text:c="9"/>datocalculonomina.fechainicio, datocalculonomina.fechafin,</text:p>
      <text:p text:style-name="P7"><text:s text:c="9"/>nomina.fechacierre fechacierre, funcion.descripcion descfuncion,</text:p>
      <text:p text:style-name="P7"><text:s text:c="9"/>tipodatocalculonomina.descripcion desctipodatocalculonomina,</text:p>
      <text:p text:style-name="P7"><text:s text:c="9"/>relacionjuridica.codigo codigorelacionjuridica,</text:p>
      <text:p text:style-name="P7"><text:s text:c="9"/>relacionjuridica.descripcion descrelacionjuridica,</text:p>
      <text:p text:style-name="P7"><text:s text:c="9"/>gerenciaalias.descripcion descgerencia,</text:p>
      <text:p text:style-name="P7"><text:s text:c="9"/>servfun.descripcion descserviciofuncional,</text:p>
      <text:p text:style-name="P7"><text:s text:c="9"/>centfis.descripcion desccentrofisico,</text:p>
      <text:p text:style-name="P7"><text:s text:c="9"/>datocalculonomina.roltrabajador_id cip,</text:p>
      <text:p text:style-name="P7"><text:s text:c="9"/>datocalculonomina.ID num_nomina, querybruto.importe bruto,</text:p>
      <text:p text:style-name="P7"><text:s text:c="9"/>queryliquido.importe liquido,</text:p>
      <text:p text:style-name="P7"><text:s text:c="9"/>querydescuentoirpf.importe descuentoirpf,</text:p>
      <text:p text:style-name="P7"><text:s text:c="9"/>querybasetrabajador.importe basetrabcc,</text:p>
      <text:p text:style-name="P7"><text:s text:c="9"/>querybasetrabajador2.importe basetrabacc,</text:p>
      <text:p text:style-name="P7"><text:s text:c="9"/>querybasepatronal.importe basepatcc,</text:p>
      <text:p text:style-name="P7"><text:s text:c="9"/>querybasepatronal.importe basepatacc, querybaseirpf.importe baseirpf,</text:p>
      <text:p text:style-name="P7"><text:s text:c="9"/>querycc.importe cc, queryacc.importe acc, queryfp.importe fp,</text:p>
      <text:p text:style-name="P7"><text:s text:c="9"/>querydto.importe dto, queryexento.importe exento,</text:p>
      <text:p text:style-name="P7"><text:s text:c="9"/>datocalculonomina.ID datocalculonomina_id, nomina.ID nomina_id,</text:p>
      <text:p text:style-name="P7"><text:s text:c="9"/>rolpersona.ID rolpersona_id, persona.ID persona_id,</text:p>
      <text:p text:style-name="P7"><text:s text:c="9"/>banco.ID banco_id, dt.ID datosbancarios7_2_id,</text:p>
      <text:p text:style-name="P7"><text:s text:c="9"/>tipodatocalculonomina.ID tipodatocalculonomina_id,</text:p>
      <text:p text:style-name="P7"><text:s text:c="9"/>funcion.ID funcion_id, relacionjuridica.ID relacionjuridica_id,</text:p>
      <text:p text:style-name="P7"><text:s text:c="9"/>datocalculonomina.gerencia_id,</text:p>
      <text:p text:style-name="P7"><text:s text:c="9"/>datocalculonomina.serviciofuncional_id,</text:p>
      <text:p text:style-name="P7"><text:s text:c="9"/>datocalculonomina.centrofisico_id, v_seguridad.usuario usuario</text:p>
      <text:p text:style-name="P7"><text:s text:c="4"/>FROM datocalculonomina,</text:p>
      <text:p text:style-name="P7"><text:s text:c="9"/>nomina,</text:p>
      <text:p text:style-name="P7"><text:s text:c="9"/>rolpersona,</text:p>
      <text:p text:style-name="P7"><text:s text:c="9"/>persona,</text:p>
      <text:p text:style-name="P7"><text:s text:c="9"/>banco,</text:p>
      <text:p text:style-name="P7"><text:s text:c="9"/>datosbancarios7_2 dt,</text:p>
      <text:p text:style-name="P7"><text:s text:c="9"/>tipodatocalculonomina,</text:p>
      <text:p text:style-name="P7"><text:s text:c="9"/>funcion,</text:p>
      <text:p text:style-name="P7"><text:s text:c="9"/>relacionjuridica,</text:p>
      <text:p text:style-name="P7"><text:s text:c="9"/>unidadorganizativa gerenciaalias,</text:p>
      <text:p text:style-name="P7"><text:s text:c="9"/>unidadorganizativa servfun,</text:p>
      <text:p text:style-name="P7"><text:s text:c="9"/>unidadorganizativa centfis,</text:p>
      <text:p text:style-name="P7"><text:s text:c="9"/>v_seguridad,</text:p>
      <text:p text:style-name="P7"><text:s text:c="9"/>(SELECT <text:s text:c="2"/>lineanominabase.datocalculonomina_id</text:p>
      <text:p text:style-name="P7"><text:s text:c="54"/>AS datocalculonomina_id,</text:p>
      <text:p text:style-name="P7"><text:s text:c="19"/>SUM (lineanominabase.importe) AS importe</text:p>
      <text:p text:style-name="P7"><text:s text:c="14"/>FROM lineanominabase, basesconcepto</text:p>
      <text:p text:style-name="P7"><text:s text:c="13"/>WHERE lineanominabase.basesconcepto_id = basesconcepto.ID</text:p>
      <text:p text:style-name="P7"><text:s text:c="15"/>AND basesconcepto.codigo = 'B01'</text:p>
      <text:p text:style-name="P7"><text:s text:c="10"/>GROUP BY lineanominabase.datocalculonomina_id) querybruto,</text:p>
      <text:p text:style-name="P7"><text:s text:c="9"/>(SELECT <text:s text:c="2"/>lineanominabase.datocalculonomina_id</text:p>
      <text:p text:style-name="P7"><text:s text:c="54"/>AS datocalculonomina_id,</text:p>
      <text:p text:style-name="P7"><text:s text:c="19"/>SUM (lineanominabase.importe) AS importe</text:p>
      <text:p text:style-name="P7"><text:soft-page-break/><text:s text:c="14"/>FROM lineanominabase, basesconcepto</text:p>
      <text:p text:style-name="P7"><text:s text:c="13"/>WHERE lineanominabase.basesconcepto_id = basesconcepto.ID</text:p>
      <text:p text:style-name="P7"><text:s text:c="15"/>AND basesconcepto.codigo = 'B09'</text:p>
      <text:p text:style-name="P7"><text:s text:c="10"/>GROUP BY lineanominabase.datocalculonomina_id) querydescuentoirpf,</text:p>
      <text:p text:style-name="P7"><text:s text:c="9"/>(SELECT <text:s text:c="2"/>lineanominabase.datocalculonomina_id</text:p>
      <text:p text:style-name="P7"><text:s text:c="54"/>AS datocalculonomina_id,</text:p>
      <text:p text:style-name="P7"><text:s text:c="19"/>SUM (lineanominabase.importe) AS importe</text:p>
      <text:p text:style-name="P7"><text:s text:c="14"/>FROM lineanominabase, basesconcepto</text:p>
      <text:p text:style-name="P7"><text:s text:c="13"/>WHERE lineanominabase.basesconcepto_id = basesconcepto.ID</text:p>
      <text:p text:style-name="P7"><text:s text:c="15"/>AND basesconcepto.codigo = 'B02'</text:p>
      <text:p text:style-name="P7"><text:s text:c="10"/>GROUP BY lineanominabase.datocalculonomina_id) querybasetrabajador,</text:p>
      <text:p text:style-name="P7"><text:s text:c="9"/>(SELECT <text:s text:c="2"/>lineanominabase.datocalculonomina_id</text:p>
      <text:p text:style-name="P7"><text:s text:c="54"/>AS datocalculonomina_id,</text:p>
      <text:p text:style-name="P7"><text:s text:c="19"/>SUM (lineanominabase.importe) AS importe</text:p>
      <text:p text:style-name="P7"><text:s text:c="14"/>FROM lineanominabase, basesconcepto</text:p>
      <text:p text:style-name="P7"><text:s text:c="13"/>WHERE lineanominabase.basesconcepto_id = basesconcepto.ID</text:p>
      <text:p text:style-name="P7"><text:s text:c="15"/>AND basesconcepto.codigo = 'B04'</text:p>
      <text:p text:style-name="P7"><text:s text:c="10"/>GROUP BY lineanominabase.datocalculonomina_id) querybasetrabajador2,</text:p>
      <text:p text:style-name="P7"><text:s text:c="9"/>(SELECT <text:s text:c="2"/>lineanominabase.datocalculonomina_id</text:p>
      <text:p text:style-name="P7"><text:s text:c="54"/>AS datocalculonomina_id,</text:p>
      <text:p text:style-name="P7"><text:s text:c="19"/>SUM (lineanominabase.importe) AS importe</text:p>
      <text:p text:style-name="P7"><text:s text:c="14"/>FROM lineanominabase, basesconcepto</text:p>
      <text:p text:style-name="P7"><text:s text:c="13"/>WHERE lineanominabase.basesconcepto_id = basesconcepto.ID</text:p>
      <text:p text:style-name="P7"><text:s text:c="15"/>AND basesconcepto.codigo = 'B22'</text:p>
      <text:p text:style-name="P7"><text:s text:c="10"/>GROUP BY lineanominabase.datocalculonomina_id) querybasepatronal,</text:p>
      <text:p text:style-name="P7"><text:s text:c="9"/>(SELECT <text:s text:c="2"/>lineanominabase.datocalculonomina_id</text:p>
      <text:p text:style-name="P7"><text:s text:c="54"/>AS datocalculonomina_id,</text:p>
      <text:p text:style-name="P7"><text:s text:c="19"/>SUM (lineanominabase.importe) AS importe</text:p>
      <text:p text:style-name="P7"><text:s text:c="14"/>FROM lineanominabase, basesconcepto</text:p>
      <text:p text:style-name="P7"><text:s text:c="13"/>WHERE lineanominabase.basesconcepto_id = basesconcepto.ID</text:p>
      <text:p text:style-name="P7"><text:s text:c="15"/>AND basesconcepto.codigo = 'B23'</text:p>
      <text:p text:style-name="P7"><text:s text:c="10"/>GROUP BY lineanominabase.datocalculonomina_id) querybasepatronal2,</text:p>
      <text:p text:style-name="P7"><text:s text:c="9"/>(SELECT <text:s text:c="2"/>lineanominabase.datocalculonomina_id</text:p>
      <text:p text:style-name="P7"><text:s text:c="54"/>AS datocalculonomina_id,</text:p>
      <text:p text:style-name="P7"><text:s text:c="19"/>SUM (lineanominabase.importe) AS importe</text:p>
      <text:p text:style-name="P7"><text:s text:c="14"/>FROM lineanominabase, basesconcepto</text:p>
      <text:p text:style-name="P7"><text:s text:c="13"/>WHERE lineanominabase.basesconcepto_id = basesconcepto.ID</text:p>
      <text:p text:style-name="P7"><text:s text:c="15"/>AND basesconcepto.codigo = 'B11'</text:p>
      <text:p text:style-name="P7"><text:s text:c="10"/>GROUP BY lineanominabase.datocalculonomina_id) queryliquido,</text:p>
      <text:p text:style-name="P7"><text:s text:c="9"/>(SELECT <text:s text:c="2"/>lineanominabase.datocalculonomina_id</text:p>
      <text:p text:style-name="P7"><text:s text:c="54"/>AS datocalculonomina_id,</text:p>
      <text:p text:style-name="P7"><text:s text:c="19"/>SUM (lineanominabase.importe) AS importe</text:p>
      <text:p text:style-name="P7"><text:s text:c="14"/>FROM lineanominabase, basesconcepto</text:p>
      <text:p text:style-name="P7"><text:s text:c="13"/>WHERE lineanominabase.basesconcepto_id = basesconcepto.ID</text:p>
      <text:p text:style-name="P7"><text:s text:c="15"/>AND basesconcepto.codigo = 'B15'</text:p>
      <text:p text:style-name="P7"><text:s text:c="10"/>GROUP BY lineanominabase.datocalculonomina_id) querybaseirpf,</text:p>
      <text:p text:style-name="P7"><text:s text:c="9"/>(SELECT <text:s text:c="2"/>lineanominabase.datocalculonomina_id</text:p>
      <text:p text:style-name="P7"><text:s text:c="54"/>AS datocalculonomina_id,</text:p>
      <text:p text:style-name="P7"><text:s text:c="19"/>SUM (lineanominabase.importe) AS importe</text:p>
      <text:p text:style-name="P7"><text:s text:c="14"/>FROM lineanominabase, basesconcepto</text:p>
      <text:p text:style-name="P7"><text:s text:c="13"/>WHERE lineanominabase.basesconcepto_id = basesconcepto.ID</text:p>
      <text:p text:style-name="P7"><text:s text:c="15"/>AND basesconcepto.codigo = 'B03'</text:p>
      <text:p text:style-name="P7"><text:soft-page-break/><text:s text:c="10"/>GROUP BY lineanominabase.datocalculonomina_id) querycc,</text:p>
      <text:p text:style-name="P7"><text:s text:c="9"/>(SELECT <text:s text:c="2"/>lineanominabase.datocalculonomina_id</text:p>
      <text:p text:style-name="P7"><text:s text:c="54"/>AS datocalculonomina_id,</text:p>
      <text:p text:style-name="P7"><text:s text:c="19"/>SUM (lineanominabase.importe) AS importe</text:p>
      <text:p text:style-name="P7"><text:s text:c="14"/>FROM lineanominabase, basesconcepto</text:p>
      <text:p text:style-name="P7"><text:s text:c="13"/>WHERE lineanominabase.basesconcepto_id = basesconcepto.ID</text:p>
      <text:p text:style-name="P7"><text:s text:c="15"/>AND basesconcepto.codigo = 'B05'</text:p>
      <text:p text:style-name="P7"><text:s text:c="10"/>GROUP BY lineanominabase.datocalculonomina_id) queryacc,</text:p>
      <text:p text:style-name="P7"><text:s text:c="9"/>(SELECT <text:s text:c="2"/>lineanominabase.datocalculonomina_id</text:p>
      <text:p text:style-name="P7"><text:s text:c="54"/>AS datocalculonomina_id,</text:p>
      <text:p text:style-name="P7"><text:s text:c="19"/>SUM (lineanominabase.importe) AS importe</text:p>
      <text:p text:style-name="P7"><text:s text:c="14"/>FROM lineanominabase, basesconcepto</text:p>
      <text:p text:style-name="P7"><text:s text:c="13"/>WHERE lineanominabase.basesconcepto_id = basesconcepto.ID</text:p>
      <text:p text:style-name="P7"><text:s text:c="15"/>AND basesconcepto.codigo = 'B07'</text:p>
      <text:p text:style-name="P7"><text:s text:c="10"/>GROUP BY lineanominabase.datocalculonomina_id) queryfp,</text:p>
      <text:p text:style-name="P7"><text:s text:c="9"/>(SELECT <text:s text:c="2"/>lineanominabase.datocalculonomina_id</text:p>
      <text:p text:style-name="P7"><text:s text:c="54"/>AS datocalculonomina_id,</text:p>
      <text:p text:style-name="P7"><text:s text:c="19"/>SUM (lineanominabase.importe) AS importe</text:p>
      <text:p text:style-name="P7"><text:s text:c="14"/>FROM lineanominabase, basesconcepto</text:p>
      <text:p text:style-name="P7"><text:s text:c="13"/>WHERE lineanominabase.basesconcepto_id = basesconcepto.ID</text:p>
      <text:p text:style-name="P7"><text:s text:c="15"/>AND basesconcepto.codigo = 'B08'</text:p>
      <text:p text:style-name="P7"><text:s text:c="10"/>GROUP BY lineanominabase.datocalculonomina_id) querydto,</text:p>
      <text:p text:style-name="P7"><text:s text:c="9"/>(SELECT <text:s text:c="2"/>lineanominabase.datocalculonomina_id</text:p>
      <text:p text:style-name="P7"><text:s text:c="54"/>AS datocalculonomina_id,</text:p>
      <text:p text:style-name="P7"><text:s text:c="19"/>SUM (lineanominabase.importe) AS importe</text:p>
      <text:p text:style-name="P7"><text:s text:c="14"/>FROM lineanominabase, basesconcepto</text:p>
      <text:p text:style-name="P7"><text:s text:c="13"/>WHERE lineanominabase.basesconcepto_id = basesconcepto.ID</text:p>
      <text:p text:style-name="P7"><text:s text:c="15"/>AND basesconcepto.codigo = 'B16'</text:p>
      <text:p text:style-name="P7"><text:s text:c="10"/>GROUP BY lineanominabase.datocalculonomina_id) queryexento</text:p>
      <text:p text:style-name="P7"><text:s text:c="3"/>WHERE datocalculonomina.nomina_id = nomina.ID</text:p>
      <text:p text:style-name="P7"><text:s text:c="5"/>AND datocalculonomina.roltrabajador_id = rolpersona.ID</text:p>
      <text:p text:style-name="P7"><text:s text:c="5"/>AND rolpersona.persona_id = persona.ID</text:p>
      <text:p text:style-name="P7"><text:s text:c="5"/>AND dt.banco_id = banco.ID</text:p>
      <text:p text:style-name="P7"><text:s text:c="5"/>AND dt.persona_id = persona.ID</text:p>
      <text:p text:style-name="P7"><text:s text:c="5"/>AND v_seguridad.ger_id = datocalculonomina.gerencia_id</text:p>
      <text:p text:style-name="P7"><text:s text:c="5"/>AND datocalculonomina.funcion_id = funcion.ID</text:p>
      <text:p text:style-name="P7"><text:s text:c="5"/>AND datocalculonomina.tipodatocalculonomina_id = tipodatocalculonomina.ID</text:p>
      <text:p text:style-name="P7"><text:s text:c="5"/>AND datocalculonomina.relacionjuridica_id = relacionjuridica.ID</text:p>
      <text:p text:style-name="P7"><text:s text:c="5"/>AND datocalculonomina.gerencia_id = gerenciaalias.ID</text:p>
      <text:p text:style-name="P7"><text:s text:c="5"/>AND datocalculonomina.serviciofuncional_id = servfun.ID</text:p>
      <text:p text:style-name="P7"><text:s text:c="5"/>AND datocalculonomina.centrofisico_id = centfis.ID</text:p>
      <text:p text:style-name="P7"><text:s text:c="5"/>AND querybruto.datocalculonomina_id(+) = datocalculonomina.ID</text:p>
      <text:p text:style-name="P7"><text:s text:c="5"/>AND queryliquido.datocalculonomina_id(+) = datocalculonomina.ID</text:p>
      <text:p text:style-name="P7"><text:s text:c="5"/>AND querydescuentoirpf.datocalculonomina_id(+) = datocalculonomina.ID</text:p>
      <text:p text:style-name="P7"><text:s text:c="5"/>AND querybasetrabajador.datocalculonomina_id(+) = datocalculonomina.ID</text:p>
      <text:p text:style-name="P7"><text:s text:c="5"/>AND querybasetrabajador2.datocalculonomina_id(+) = datocalculonomina.ID</text:p>
      <text:p text:style-name="P7"><text:s text:c="5"/>AND querybasepatronal.datocalculonomina_id(+) = datocalculonomina.ID</text:p>
      <text:p text:style-name="P7"><text:s text:c="5"/>AND querybasepatronal2.datocalculonomina_id(+) = datocalculonomina.ID</text:p>
      <text:p text:style-name="P7"><text:s text:c="5"/>AND querybaseirpf.datocalculonomina_id(+) = datocalculonomina.ID</text:p>
      <text:p text:style-name="P7"><text:s text:c="5"/>AND querycc.datocalculonomina_id(+) = datocalculonomina.ID</text:p>
      <text:p text:style-name="P7"><text:s text:c="5"/>AND queryacc.datocalculonomina_id(+) = datocalculonomina.ID</text:p>
      <text:p text:style-name="P7"><text:s text:c="5"/>AND queryfp.datocalculonomina_id(+) = datocalculonomina.ID</text:p>
      <text:p text:style-name="P7"><text:soft-page-break/><text:s text:c="5"/>AND querydto.datocalculonomina_id(+) = datocalculonomina.ID</text:p>
      <text:p text:style-name="P7"><text:s text:c="5"/>AND queryexento.datocalculonomina_id(+) = datocalculonomina.ID</text:p>
      <text:p text:style-name="P7">ORDER BY 1, 2, 3, 4;</text:p>
      <text:p text:style-name="P7"/>
      <text:p text:style-name="P7">--<text:tab/>RECUPERACIONIT</text:p>
      <text:p text:style-name="P7"/>
      <text:p text:style-name="P7">CREATE OR REPLACE FORCE VIEW "V_RECUPERACIONIT" ("PRIMERAPELLIDO",</text:p>
      <text:p text:style-name="P7"><text:s text:c="59"/>"SEGUNDOAPELLIDO",</text:p>
      <text:p text:style-name="P7"><text:s text:c="59"/>"NOMBRE",</text:p>
      <text:p text:style-name="P7"><text:s text:c="59"/>"DOCUMENTOIDENTIFICATIVO",</text:p>
      <text:p text:style-name="P7"><text:s text:c="59"/>"AFILIACION",</text:p>
      <text:p text:style-name="P7"><text:s text:c="59"/>"BANCO",</text:p>
      <text:p text:style-name="P7"><text:s text:c="59"/>"DESCBANCO",</text:p>
      <text:p text:style-name="P7"><text:s text:c="59"/>"SUCURSAL",</text:p>
      <text:p text:style-name="P7"><text:s text:c="59"/>"DC",</text:p>
      <text:p text:style-name="P7"><text:s text:c="59"/>"CUENTA",</text:p>
      <text:p text:style-name="P7"><text:s text:c="59"/>"FECHAINICIO",</text:p>
      <text:p text:style-name="P7"><text:s text:c="59"/>"FECHAFIN",</text:p>
      <text:p text:style-name="P7"><text:s text:c="59"/>"DESCFUNCION",</text:p>
      <text:p text:style-name="P7"><text:s text:c="59"/>"DESCTIPODATOCALCULONOMINA",</text:p>
      <text:p text:style-name="P7"><text:s text:c="59"/>"FECHAINICIO_1",</text:p>
      <text:p text:style-name="P7"><text:s text:c="59"/>"FECHAFIN_1",</text:p>
      <text:p text:style-name="P7"><text:s text:c="59"/>"FECHACIERRE",</text:p>
      <text:p text:style-name="P7"><text:s text:c="59"/>"CODIGORELACIONJURIDICA",</text:p>
      <text:p text:style-name="P7"><text:s text:c="59"/>"DESCRELACIONJURIDICA",</text:p>
      <text:p text:style-name="P7"><text:s text:c="59"/>"DESCGERENCIA",</text:p>
      <text:p text:style-name="P7"><text:s text:c="59"/>"DESCSERVICIOFUNCIONAL",</text:p>
      <text:p text:style-name="P7"><text:s text:c="59"/>"DESCCENTROFISICO",</text:p>
      <text:p text:style-name="P7"><text:s text:c="59"/>"CIP",</text:p>
      <text:p text:style-name="P7"><text:s text:c="59"/>"NUM_NOMINA",</text:p>
      <text:p text:style-name="P7"><text:s text:c="59"/>"CODIGOCONCEPTO",</text:p>
      <text:p text:style-name="P7"><text:s text:c="59"/>"CONCEPTO_DESC",</text:p>
      <text:p text:style-name="P7"><text:s text:c="59"/>"DEVENGODESCUENTO",</text:p>
      <text:p text:style-name="P7"><text:s text:c="59"/>"EPIGRAFE",</text:p>
      <text:p text:style-name="P7"><text:s text:c="59"/>"CONTABLE",</text:p>
      <text:p text:style-name="P7"><text:s text:c="59"/>"EPICODIGO",</text:p>
      <text:p text:style-name="P7"><text:s text:c="59"/>"IMPORTE",</text:p>
      <text:p text:style-name="P7"><text:s text:c="59"/>"DATOCALCULONOMINA_ID",</text:p>
      <text:p text:style-name="P7"><text:s text:c="59"/>"NOMINA_ID",</text:p>
      <text:p text:style-name="P7"><text:s text:c="59"/>"LINEA_ID",</text:p>
      <text:p text:style-name="P7"><text:s text:c="59"/>"ROLPERSONA_ID",</text:p>
      <text:p text:style-name="P7"><text:s text:c="59"/>"PERSONA_ID",</text:p>
      <text:p text:style-name="P7"><text:s text:c="59"/>"BANCO_ID",</text:p>
      <text:p text:style-name="P7"><text:s text:c="59"/>"DATOSBANCARIOS7_2_ID",</text:p>
      <text:p text:style-name="P7"><text:s text:c="59"/>"TIPODATOCALCULONOMINA_ID",</text:p>
      <text:p text:style-name="P7"><text:s text:c="59"/>"FUNCION_ID",</text:p>
      <text:p text:style-name="P7"><text:s text:c="59"/>"RELACIONJURIDICA_ID",</text:p>
      <text:p text:style-name="P7"><text:s text:c="59"/>"GERENCIA_ID",</text:p>
      <text:p text:style-name="P7"><text:s text:c="59"/>"SERVICIOFUNCIONAL_ID",</text:p>
      <text:p text:style-name="P7"><text:s text:c="59"/>"CENTROFISICO_ID",</text:p>
      <text:p text:style-name="P7"><text:s text:c="59"/>"DATOSBANCARIOS7_2_ID_1",</text:p>
      <text:p text:style-name="P7"><text:s text:c="59"/>"EPIGRAFE_ID",</text:p>
      <text:p text:style-name="P7"><text:soft-page-break/><text:s text:c="59"/>"USUARIO"</text:p>
      <text:p text:style-name="P7"><text:s text:c="58"/>)</text:p>
      <text:p text:style-name="P7">AS</text:p>
      <text:p text:style-name="P7"><text:s text:c="3"/>SELECT <text:s text:c="2"/>persona.primerapellido, persona.segundoapellido, persona.nombre,</text:p>
      <text:p text:style-name="P7"><text:s text:c="12"/>persona.documentoidentificativo,</text:p>
      <text:p text:style-name="P7"><text:s text:c="15"/>persona.afiliacionssprovincia</text:p>
      <text:p text:style-name="P7"><text:s text:c="12"/>|| '/'</text:p>
      <text:p text:style-name="P7"><text:s text:c="12"/>|| persona.afiliacionssnumero</text:p>
      <text:p text:style-name="P7"><text:s text:c="12"/>|| '/'</text:p>
      <text:p text:style-name="P7"><text:s text:c="12"/>|| persona.afiliacionsscontrol afiliacion,</text:p>
      <text:p text:style-name="P7"><text:s text:c="12"/>banco.codigo banco, banco.descripcion descbanco,</text:p>
      <text:p text:style-name="P7"><text:s text:c="12"/>dt.sucursal sucursal, dt.dc dc, dt.cuenta cuenta,</text:p>
      <text:p text:style-name="P7"><text:s text:c="12"/>datocalculonomina.fechainicio, datocalculonomina.fechafin,</text:p>
      <text:p text:style-name="P7"><text:s text:c="12"/>funcion.descripcion descfuncion,</text:p>
      <text:p text:style-name="P7"><text:s text:c="12"/>tipodatocalculonomina.descripcion desctipodatocalculonomina,</text:p>
      <text:p text:style-name="P7"><text:s text:c="12"/>datocalculonomina.fechainicio, datocalculonomina.fechafin,</text:p>
      <text:p text:style-name="P7"><text:s text:c="12"/>nomina.fechacierre fechacierre,</text:p>
      <text:p text:style-name="P7"><text:s text:c="12"/>relacionjuridica.codigo codigorelacionjuridica,</text:p>
      <text:p text:style-name="P7"><text:s text:c="12"/>relacionjuridica.descripcion descrelacionjuridica,</text:p>
      <text:p text:style-name="P7"><text:s text:c="12"/>gerenciaalias.descripcion descgerencia,</text:p>
      <text:p text:style-name="P7"><text:s text:c="12"/>servfun.descripcion descserviciofuncional,</text:p>
      <text:p text:style-name="P7"><text:s text:c="12"/>centfis.descripcion desccentrofisico,</text:p>
      <text:p text:style-name="P7"><text:s text:c="12"/>datocalculonomina.roltrabajador_id cip,</text:p>
      <text:p text:style-name="P7"><text:s text:c="12"/>datocalculonomina.ID num_nomina, concepto.codigo codigoconcepto,</text:p>
      <text:p text:style-name="P7"><text:s text:c="12"/>concepto.descripcion concepto_desc,</text:p>
      <text:p text:style-name="P7"><text:s text:c="12"/>conceptodetalle.devengoodescuento devengodescuento,</text:p>
      <text:p text:style-name="P7"><text:s text:c="12"/>epigrafe.descripcion epigrafe, epigrafe.contable contable,</text:p>
      <text:p text:style-name="P7"><text:s text:c="12"/>epigrafe.codigo epicodigo,</text:p>
      <text:p text:style-name="P7"><text:s text:c="12"/>lineacontablerecuperacion.importe importe,</text:p>
      <text:p text:style-name="P7"><text:s text:c="12"/>datocalculonomina.ID datocalculonomina_id, nomina.ID nomina_id,</text:p>
      <text:p text:style-name="P7"><text:s text:c="12"/>lineanomina.ID linea_id, rolpersona.ID rolpersona_id,</text:p>
      <text:p text:style-name="P7"><text:s text:c="12"/>persona.ID persona_id, banco.ID banco_id,</text:p>
      <text:p text:style-name="P7"><text:s text:c="12"/>dt.ID datosbancarios7_2_id,</text:p>
      <text:p text:style-name="P7"><text:s text:c="12"/>tipodatocalculonomina.ID tipodatocalculonomina_id,</text:p>
      <text:p text:style-name="P7"><text:s text:c="12"/>funcion.ID funcion_id, relacionjuridica.ID relacionjuridica_id,</text:p>
      <text:p text:style-name="P7"><text:s text:c="12"/>datocalculonomina.gerencia_id,</text:p>
      <text:p text:style-name="P7"><text:s text:c="12"/>datocalculonomina.serviciofuncional_id,</text:p>
      <text:p text:style-name="P7"><text:s text:c="12"/>datocalculonomina.centrofisico_id, dt.ID datosbancarios7_2_id,</text:p>
      <text:p text:style-name="P7"><text:s text:c="12"/>epigrafe.ID epigrafe_id, v_seguridad.usuario</text:p>
      <text:p text:style-name="P7"><text:s text:c="7"/>FROM datocalculonomina,</text:p>
      <text:p text:style-name="P7"><text:s text:c="12"/>nomina,</text:p>
      <text:p text:style-name="P7"><text:s text:c="12"/>rolpersona,</text:p>
      <text:p text:style-name="P7"><text:s text:c="12"/>persona,</text:p>
      <text:p text:style-name="P7"><text:s text:c="12"/>banco,</text:p>
      <text:p text:style-name="P7"><text:s text:c="12"/>datosbancarios7_2 dt,</text:p>
      <text:p text:style-name="P7"><text:s text:c="12"/>tipodatocalculonomina,</text:p>
      <text:p text:style-name="P7"><text:s text:c="12"/>funcion,</text:p>
      <text:p text:style-name="P7"><text:s text:c="12"/>relacionjuridica,</text:p>
      <text:p text:style-name="P7"><text:s text:c="12"/>unidadorganizativa gerenciaalias,</text:p>
      <text:p text:style-name="P7"><text:s text:c="12"/>unidadorganizativa servfun,</text:p>
      <text:p text:style-name="P7"><text:s text:c="12"/>unidadorganizativa centfis,</text:p>
      <text:p text:style-name="P7"><text:s text:c="12"/>lineanomina lineanomina,</text:p>
      <text:p text:style-name="P7"><text:soft-page-break/><text:s text:c="12"/>concepto concepto,</text:p>
      <text:p text:style-name="P7"><text:s text:c="12"/>conceptodetalle conceptodetalle,</text:p>
      <text:p text:style-name="P7"><text:s text:c="12"/>lineacontablerecuperacion lineacontablerecuperacion,</text:p>
      <text:p text:style-name="P7"><text:s text:c="12"/>epigrafe,</text:p>
      <text:p text:style-name="P7"><text:s text:c="12"/>v_seguridad</text:p>
      <text:p text:style-name="P7"><text:s text:c="6"/>WHERE datocalculonomina.nomina_id = nomina.ID</text:p>
      <text:p text:style-name="P7"><text:s text:c="8"/>AND datocalculonomina.roltrabajador_id = rolpersona.ID</text:p>
      <text:p text:style-name="P7"><text:s text:c="8"/>AND rolpersona.persona_id = persona.ID</text:p>
      <text:p text:style-name="P7"><text:s text:c="8"/>AND dt.banco_id = banco.ID</text:p>
      <text:p text:style-name="P7"><text:s text:c="8"/>AND dt.persona_id = persona.ID</text:p>
      <text:p text:style-name="P7"><text:s text:c="8"/>AND datocalculonomina.funcion_id = funcion.ID</text:p>
      <text:p text:style-name="P7"><text:s text:c="8"/>AND datocalculonomina.tipodatocalculonomina_id =</text:p>
      <text:p text:style-name="P7"><text:s text:c="54"/>tipodatocalculonomina.ID</text:p>
      <text:p text:style-name="P7"><text:s text:c="8"/>AND datocalculonomina.relacionjuridica_id = relacionjuridica.ID</text:p>
      <text:p text:style-name="P7"><text:s text:c="8"/>AND datocalculonomina.gerencia_id = gerenciaalias.ID</text:p>
      <text:p text:style-name="P7"><text:s text:c="8"/>AND datocalculonomina.serviciofuncional_id = servfun.ID</text:p>
      <text:p text:style-name="P7"><text:s text:c="8"/>AND datocalculonomina.centrofisico_id = centfis.ID</text:p>
      <text:p text:style-name="P7"><text:s text:c="8"/>AND lineanomina.datocalculonomina_id = datocalculonomina.ID</text:p>
      <text:p text:style-name="P7"><text:s text:c="8"/>AND lineanomina.concepto_id = concepto.ID</text:p>
      <text:p text:style-name="P7"><text:s text:c="8"/>AND lineanomina.tipolineanomina IN ('CAL', 'ANT', 'RET')</text:p>
      <text:p text:style-name="P7"><text:s text:c="8"/>AND conceptodetalle.concepto_id = concepto.ID</text:p>
      <text:p text:style-name="P7"><text:s text:c="8"/>AND datocalculonomina.fechainicio BETWEEN conceptodetalle.fechainicio</text:p>
      <text:p text:style-name="P7"><text:s text:c="46"/>AND conceptodetalle.fechafin</text:p>
      <text:p text:style-name="P7"><text:s text:c="8"/>AND lineacontablerecuperacion.lineanomina_id = lineanomina.ID</text:p>
      <text:p text:style-name="P7"><text:s text:c="8"/>AND lineacontablerecuperacion.epigrafe_id = epigrafe.ID</text:p>
      <text:p text:style-name="P7"><text:s text:c="8"/>AND v_seguridad.ger_id = datocalculonomina.gerencia_id</text:p>
      <text:p text:style-name="P7"><text:s text:c="3"/>ORDER BY 1, 2, 3, 4;</text:p>
      <text:p text:style-name="P7"/>
      <text:p text:style-name="P5">BORRANDO MOVIMIENTOS MIGRADOS</text:p>
      <text:p text:style-name="P7"/>
      <text:p text:style-name="P7">--</text:p>
      <text:p text:style-name="P7">-- TRABAJADORES EXCLUSIVAMENTE EVENTUALES</text:p>
      <text:p text:style-name="P7">--</text:p>
      <text:p text:style-name="P7">SELECT UNIQUE V_TRABAJADOR.TRABAJADOR_ID, V_TRABAJADOR.DOCUMENTOIDENTIFICATIVO, V_TRABAJADOR.NOMBRE, V_TRABAJADOR.PRIMERAPELLIDO, V_TRABAJADOR.SEGUNDOAPELLIDO</text:p>
      <text:p text:style-name="P7">FROM <text:s/>V_TRABAJADOR, V_NOMBRAMIENTO, TIPONOMBRAMIENTOCONTRATO, RELACIONJURIDICA, NATURALEZAJURIDICA</text:p>
      <text:p text:style-name="P7">WHERE V_TRABAJADOR.TRABAJADOR_ID = V_NOMBRAMIENTO.TRABAJADOR_ID</text:p>
      <text:p text:style-name="P7">AND V_NOMBRAMIENTO.TIPONOM_ID = TIPONOMBRAMIENTOCONTRATO.ID</text:p>
      <text:p text:style-name="P7">AND TIPONOMBRAMIENTOCONTRATO.RELACIONJURIDICA_ID = RELACIONJURIDICA.ID</text:p>
      <text:p text:style-name="P7">AND RELACIONJURIDICA.NATURALEZAJURIDICA_ID = NATURALEZAJURIDICA.ID</text:p>
      <text:p text:style-name="P7">AND NATURALEZAJURIDICA.FIE IN (3)</text:p>
      <text:p text:style-name="P7">AND V_TRABAJADOR.TRABAJADOR_ID NOT IN</text:p>
      <text:p text:style-name="P7">(SELECT V_TRABAJADOR.TRABAJADOR_ID</text:p>
      <text:p text:style-name="P7">FROM <text:s/>V_TRABAJADOR, V_NOMBRAMIENTO, TIPONOMBRAMIENTOCONTRATO, RELACIONJURIDICA, NATURALEZAJURIDICA</text:p>
      <text:p text:style-name="P7">WHERE V_TRABAJADOR.TRABAJADOR_ID = V_NOMBRAMIENTO.TRABAJADOR_ID</text:p>
      <text:p text:style-name="P7">AND V_NOMBRAMIENTO.TIPONOM_ID = TIPONOMBRAMIENTOCONTRATO.ID</text:p>
      <text:p text:style-name="P7">AND TIPONOMBRAMIENTOCONTRATO.RELACIONJURIDICA_ID = RELACIONJURIDICA.ID</text:p>
      <text:p text:style-name="P7">AND RELACIONJURIDICA.NATURALEZAJURIDICA_ID = NATURALEZAJURIDICA.ID</text:p>
      <text:p text:style-name="P7">AND NATURALEZAJURIDICA.FIE IN (1,2))</text:p>
      <text:p text:style-name="P7"/>
      <text:p text:style-name="P7">SELECT UNIQUE PERSONA.DOCUMENTOIDENTIFICATIVO,</text:p>
      <text:p text:style-name="P7"><text:soft-page-break/>(SELECT unidadorganizativa.ID</text:p>
      <text:p text:style-name="P7">FROM relacionorganizativa, unidadorganizativa, tipoRelacionOrganizativa <text:s/></text:p>
      <text:p text:style-name="P7">WHERE relacionorganizativa.unidadorganizativahijo_id in (8785) --(select id from GERENCIA) <text:s/></text:p>
      <text:p text:style-name="P7">AND relacionorganizativa.tipoRelacionOrganizativa_id = tipoRelacionOrganizativa.id </text:p>
      <text:p text:style-name="P7">AND tipoRelacionOrganizativa.tipo = 1</text:p>
      <text:p text:style-name="P7">AND relacionorganizativa.unidadorganizativahijo_id = unidadorganizativa.id <text:s/></text:p>
      <text:p text:style-name="P7">START WITH unidadorganizativahijo_id = (Select id from puesto where id = 22464) </text:p>
      <text:p text:style-name="P7">CONNECT BY PRIOR <text:s text:c="2"/>unidadorganizativapadre_id = <text:s/>unidadorganizativahijo_id)</text:p>
      <text:p text:style-name="P7">FROM <text:s/>PERSONA, ROLPERSONA, ROLTRABAJADOR, MOVIMIENTOADMINISTRATIVO NOMBRAMIENTO, TIPONOMBRAMIENTOCONTRATO, RELACIONJURIDICA, NATURALEZAJURIDICA</text:p>
      <text:p text:style-name="P7">WHERE PERSONA.ID = ROLPERSONA.PERSONA_ID</text:p>
      <text:p text:style-name="P7">AND ROLPERSONA.ID = ROLTRABAJADOR.ID</text:p>
      <text:p text:style-name="P7">AND ROLTRABAJADOR.ID = NOMBRAMIENTO.ROLTRABAJADOR_ID</text:p>
      <text:p text:style-name="P7">AND TIPONOMBRAMIENTOCONTRATO.RELACIONJURIDICA_ID = RELACIONJURIDICA.ID</text:p>
      <text:p text:style-name="P7">AND RELACIONJURIDICA.NATURALEZAJURIDICA_ID = NATURALEZAJURIDICA.ID</text:p>
      <text:p text:style-name="P7">AND NATURALEZAJURIDICA.FIE IN (3)</text:p>
      <text:p text:style-name="P7">AND ROLTRABAJADOR.ID NOT IN</text:p>
      <text:p text:style-name="P7">(SELECT ROLTRABAJADOR.ID</text:p>
      <text:p text:style-name="P7">FROM <text:s/>PERSONA, ROLPERSONA, ROLTRABAJADOR, MOVIMIENTOADMINISTRATIVO NOMBRAMIENTO, TIPONOMBRAMIENTOCONTRATO, RELACIONJURIDICA, NATURALEZAJURIDICA</text:p>
      <text:p text:style-name="P7">WHERE PERSONA.ID = ROLPERSONA.PERSONA_ID</text:p>
      <text:p text:style-name="P7">AND ROLPERSONA.ID = ROLTRABAJADOR.ID</text:p>
      <text:p text:style-name="P7">AND ROLTRABAJADOR.ID = NOMBRAMIENTO.ROLTRABAJADOR_ID</text:p>
      <text:p text:style-name="P7">AND NOMBRAMIENTO.TIPONOMBRAMIENTOCONTRATO_ID = TIPONOMBRAMIENTOCONTRATO.ID</text:p>
      <text:p text:style-name="P7">AND TIPONOMBRAMIENTOCONTRATO.RELACIONJURIDICA_ID = RELACIONJURIDICA.ID</text:p>
      <text:p text:style-name="P7">AND RELACIONJURIDICA.NATURALEZAJURIDICA_ID = NATURALEZAJURIDICA.ID</text:p>
      <text:p text:style-name="P7">AND NATURALEZAJURIDICA.FIE IN (1,2))</text:p>
      <text:p text:style-name="P7"/>
      <text:p text:style-name="P7"/>
      <text:p text:style-name="P7"/>
      <text:p text:style-name="P7">DELETE FROM VINCULOSEGUROS WHERE DATOCALCULONOMINA_ID IN (SELECT ID FROM DATOCALCULONOMINA WHERE PROVISION_ID IN (159536, 159538, 159540, 159542, 159544, 159546, 159548, 159550, 159552, 159554, 159556, 159558, 159560, 159562, 159564, 159566, 159568)) ;</text:p>
      <text:p text:style-name="P7">DELETE FROM LINEACONTABLE WHERE LINEANOMINA_ID IN (SELECT ID FROM LINEANOMINA WHERE DATOCALCULONOMINA_ID IN (SELECT ID FROM DATOCALCULONOMINA WHERE PROVISION_ID IN (159536, 159538, 159540, 159542, 159544, 159546, 159548, 159550, 159552, 159554, 159556, 159558, 159560, 159562, 159564, 159566, 159568))) ;</text:p>
      <text:p text:style-name="P7">DELETE FROM LINEACONTABLERECUPERACION WHERE LINEANOMINA_ID IN (SELECT ID FROM LINEANOMINA WHERE DATOCALCULONOMINA_ID IN (SELECT ID FROM DATOCALCULONOMINA WHERE PROVISION_ID IN (159536, 159538, 159540, 159542, 159544, 159546, 159548, 159550, 159552, 159554, 159556, 159558, 159560, 159562, 159564, 159566, 159568))) ;</text:p>
      <text:p text:style-name="P7">DELETE FROM LINEANOMINA WHERE DATOCALCULONOMINA_ID IN (SELECT ID FROM DATOCALCULONOMINA WHERE PROVISION_ID IN (159536, 159538, 159540, 159542, 159544, 159546, 159548, 159550, 159552, 159554, 159556, 159558, 159560, 159562, 159564, 159566, 159568)) ;</text:p>
      <text:p text:style-name="P7">DELETE FROM DATOCONCEPTOVARIABLE WHERE DATOCALCULONOMINA IN (SELECT ID FROM DATOCALCULONOMINA WHERE PROVISION_ID IN (159536, 159538, 159540, 159542, 159544, 159546, 159548, 159550, 159552, 159554, 159556, 159558, 159560, 159562, 159564, 159566, 159568)) ;</text:p>
      <text:p text:style-name="P7">DELETE FROM LINEANOMINAEXTRA WHERE DATOCALCULONOMINA_ID IN (SELECT ID FROM DATOCALCULONOMINA WHERE PROVISION_ID IN (159536, 159538, 159540, 159542, 159544, 159546, 159548, 159550, 159552, 159554, 159556, 159558, 159560, 159562, 159564, 159566, 159568)) ;</text:p>
      <text:p text:style-name="P7">DELETE FROM LINEANOMINAEXTRA WHERE DATOCALCULONOMINAORIGEN_ID IN (SELECT ID FROM DATOCALCULONOMINA WHERE PROVISION_ID IN (159536, 159538, 159540, 159542, 159544, 159546, 159548, 159550, 159552, 159554, 159556, 159558, 159560, 159562, 159564, 159566, 159568)) ;</text:p>
      <text:p text:style-name="P7">DELETE FROM DATOCALCULONOMINA WHERE PROVISION_ID IN (159536, 159538, 159540, 159542, 159544, 159546, 159548, 159550, 159552, 159554, 159556, 159558, 159560, 159562, 159564, 159566, 159568) ;</text:p>
      <text:p text:style-name="P7">DELETE FROM RESUMENPROVISION7_2 WHERE PROVISION_ID IN (159536, 159538, 159540, 159542, 159544, 159546, 159548, 159550, 159552, 159554, 159556, 159558, 159560, 159562, 159564, 159566, 159568) ;</text:p>
      <text:p text:style-name="P7">DELETE FROM CALENDARIOREFUERZO WHERE PROVISION_ID IN (159536, 159538, 159540, 159542, 159544, 159546, 159548, 159550, 159552, 159554, 159556, 159558, 159560, 159562, 159564, 159566, 159568) ;</text:p>
      <text:p text:style-name="P7">DELETE FROM RESUMENPERIODOTRABAJO7_2 WHERE MOVIMIENTOGENERADOR_ID IN (159536, 159538, 159540, 159542, 159544, 159546, 159548, 159550, 159552, 159554, 159556, 159558, 159560, 159562, 159564, 159566, 159568) ;</text:p>
      <text:p text:style-name="P7">DELETE FROM RESUMENPROVISION7_2 WHERE MOVIMIENTOGENERADOR_ID IN (159536, 159538, 159540, 159542, 159544, 159546, 159548, 159550, 159552, 159554, 159556, 159558, 159560, 159562, 159564, 159566, 159568) ;</text:p>
      <text:p text:style-name="P7"><text:soft-page-break/>DELETE FROM PROVISION7_2HORARIO WHERE PROVISION_ID IN (159536, 159538, 159540, 159542, 159544, 159546, 159548, 159550, 159552, 159554, 159556, 159558, 159560, 159562, 159564, 159566, 159568) ;</text:p>
      <text:p text:style-name="P7">DELETE FROM PERIODOTRIENIO WHERE TRIENIOMODULAR_ID IN (SELECT ID FROM TRIENIOMODULAR WHERE RECONOCIMIENTOTRIENIO_ID IN (SELECT ID FROM MOVIMIENTOADMINISTRATIVO WHERE MVADM_TYPE = 27 AND PROVISION_ID IN (159536, 159538, 159540, 159542, 159544, 159546, 159548, 159550, 159552, 159554, 159556, 159558, 159560, 159562, 159564, 159566, 159568))) ;</text:p>
      <text:p text:style-name="P7">DELETE FROM TRIENIOMODULAR WHERE RECONOCIMIENTOTRIENIO_ID IN (SELECT ID FROM MOVIMIENTOADMINISTRATIVO WHERE MVADM_TYPE = 27 AND PROVISION_ID IN (159536, 159538, 159540, 159542, 159544, 159546, 159548, 159550, 159552, 159554, 159556, 159558, 159560, 159562, 159564, 159566, 159568)) ;</text:p>
      <text:p text:style-name="P7">DELETE FROM TRIENIONOMODULAR WHERE RECONOCIMIENTOTRIENIO_ID IN (SELECT ID FROM MOVIMIENTOADMINISTRATIVO WHERE MVADM_TYPE = 27 AND PROVISION_ID IN (159536, 159538, 159540, 159542, 159544, 159546, 159548, 159550, 159552, 159554, 159556, 159558, 159560, 159562, 159564, 159566, 159568)) ;</text:p>
      <text:p text:style-name="P7">DELETE FROM PROVISION7_2HORARIO WHERE PROVISION_ID IN (159536, 159538, 159540, 159542, 159544, 159546, 159548, 159550, 159552, 159554, 159556, 159558, 159560, 159562, 159564, 159566, 159568) ;</text:p>
      <text:p text:style-name="P7">UPDATE MOVIMIENTOADMINISTRATIVO SET PROVISIONANTERIOR_ID = NULL WHERE PROVISIONANTERIOR_ID IN (159536, 159538, 159540, 159542, 159544, 159546, 159548, 159550, 159552, 159554, 159556, 159558, 159560, 159562, 159564, 159566, 159568) ;</text:p>
      <text:p text:style-name="P7">UPDATE MOVIMIENTOADMINISTRATIVO SET PROVISIONSIGUIENTE_ID = NULL WHERE PROVISIONSIGUIENTE_ID IN (159536, 159538, 159540, 159542, 159544, 159546, 159548, 159550, 159552, 159554, 159556, 159558, 159560, 159562, 159564, 159566, 159568) ;</text:p>
      <text:p text:style-name="P7">UPDATE MOVIMIENTOADMINISTRATIVO SET MOVIMIENTOANTERIOR_ID = NULL WHERE MOVIMIENTOANTERIOR_ID IN (159536, 159538, 159540, 159542, 159544, 159546, 159548, 159550, 159552, 159554, 159556, 159558, 159560, 159562, 159564, 159566, 159568) ;</text:p>
      <text:p text:style-name="P7">UPDATE MOVIMIENTOADMINISTRATIVO SET MOVIMIENTOSIGUIENTE_ID = NULL WHERE MOVIMIENTOSIGUIENTE_ID IN (159536, 159538, 159540, 159542, 159544, 159546, 159548, 159550, 159552, 159554, 159556, 159558, 159560, 159562, 159564, 159566, 159568) ;</text:p>
      <text:p text:style-name="P7">UPDATE MOVIMIENTOADMINISTRATIVO SET SUPLENCIA7_2_ID = NULL WHERE SUPLENCIA7_2_ID IN ( <text:s/>SELECT SUPLENCIA7_2.ID FROM RESERVAPUESTO7_2, SUPLENCIA7_2 WHERE RESERVAPUESTO7_2.ID = SUPLENCIA7_2.RESERVAPUESTO_ID AND RESERVAPUESTO7_2.PROVISION_ID IN (159536, 159538, 159540, 159542, 159544, 159546, 159548, 159550, 159552, 159554, 159556, 159558, 159560, 159562, 159564, 159566, 159568)) ;</text:p>
      <text:p text:style-name="P7">DELETE FROM SUPLENCIA7_2 WHERE RESERVAPUESTO_ID IN ( <text:s/>SELECT ID FROM RESERVAPUESTO7_2 <text:s/>WHERE RESERVAPUESTO7_2.PROVISION_ID IN (159536, 159538, 159540, 159542, 159544, 159546, 159548, 159550, 159552, 159554, 159556, 159558, 159560, 159562, 159564, 159566, 159568)) ;</text:p>
      <text:p text:style-name="P7">UPDATE RESERVAPUESTO7_2 SET RESERVAPADRE_ID = NULL WHERE RESERVAPADRE_ID IN (SELECT ID FROM RESERVAPUESTO7_2 WHERE PROVISION_ID IN (159536, 159538, 159540, 159542, 159544, 159546, 159548, 159550, 159552, 159554, 159556, 159558, 159560, 159562, 159564, 159566, 159568)) ;</text:p>
      <text:p text:style-name="P7">DELETE FROM RESERVAPUESTO7_2 WHERE PROVISION_ID IN (159536, 159538, 159540, 159542, 159544, 159546, 159548, 159550, 159552, 159554, 159556, 159558, 159560, 159562, 159564, 159566, 159568) ;</text:p>
      <text:p text:style-name="P7">UPDATE MOVIMIENTOADMINISTRATIVO SET PROVISION_ID = NULL WHERE PROVISION_ID IN (159536, 159538, 159540, 159542, 159544, 159546, 159548, 159550, 159552, 159554, 159556, 159558, 159560, 159562, 159564, 159566, 159568) ;</text:p>
      <text:p text:style-name="P7">DELETE FROM MOVIMIENTOADMINISTRATIVO WHERE PROVISION_ID IS NULL AND MVADM_TYPE = 27 AND ROLTRABAJADOR_ID IN (SELECT ROLTRABAJADOR.ID FROM <text:s/>PERSONA, ROLPERSONA, ROLTRABAJADOR WHERE PERSONA.ID = ROLPERSONA.PERSONA_ID AND ROLPERSONA.ID = ROLTRABAJADOR.ID AND PERSONA.DOCUMENTOIDENTIFICATIVO LIKE '22474844A') ;</text:p>
      <text:p text:style-name="P7">DELETE FROM MOVIMIENTOADMINISTRATIVO WHERE MVADM_TYPE = 21 AND ID IN (159536, 159538, 159540, 159542, 159544, 159546, 159548, 159550, 159552, 159554, 159556, 159558, 159560, 159562, 159564, 159566, 159568) ;</text:p>
      <text:p text:style-name="P7">DELETE FROM MOVIMIENTOADMINISTRATIVO WHERE MVADM_TYPE = 22 AND ID NOT IN (SELECT MOVIMIENTOGENERADOR_ID FROM RESERVAPUESTO7_2 RP) AND ROLTRABAJADOR_ID IN (SELECT ROLTRABAJADOR.ID FROM <text:s/>PERSONA, ROLPERSONA, ROLTRABAJADOR WHERE PERSONA.ID = ROLPERSONA.PERSONA_ID AND ROLPERSONA.ID = ROLTRABAJADOR.ID AND PERSONA.DOCUMENTOIDENTIFICATIVO LIKE '22474844A') ;</text:p>
      <text:p text:style-name="P7">DELETE FROM RESUMENSITUACIONADMINISTRATIVA WHERE NOMBRAMIENTO_ID IN (SELECT NOMBRAMIENTO_ID FROM MOVIMIENTOADMINISTRATIVO WHERE MVADM_TYPE = 21 AND ID IN (159536, 159538, 159540, 159542, 159544, 159546, 159548, 159550, 159552, 159554, 159556, 159558, 159560, 159562, 159564, 159566, 159568)) ;</text:p>
      <text:p text:style-name="P7">DELETE FROM MOVIMIENTOADMINISTRATIVO WHERE MVADM_TYPE = 20 AND ROLTRABAJADOR_ID = (SELECT ROLTRABAJADOR.ID FROM <text:s/>PERSONA, ROLPERSONA, ROLTRABAJADOR WHERE PERSONA.ID = ROLPERSONA.PERSONA_ID AND ROLPERSONA.ID = ROLTRABAJADOR.ID AND PERSONA.DOCUMENTOIDENTIFICATIVO LIKE '22474844A') <text:s/>AND ID IN (SELECT NOMBRAMIENTO_ID FROM MOVIMIENTOADMINISTRATIVO WHERE MVADM_TYPE = 21 AND ROLTRABAJADOR_ID = (SELECT ROLTRABAJADOR.ID FROM <text:s/>PERSONA, ROLPERSONA, ROLTRABAJADOR WHERE PERSONA.ID = ROLPERSONA.PERSONA_ID AND ROLPERSONA.ID = ROLTRABAJADOR.ID AND PERSONA.DOCUMENTOIDENTIFICATIVO LIKE '22474844A') );</text:p>
      <text:p text:style-name="P7">DELETE FROM MIGRACIONPMMC WHERE NOMBRAMIENTOCONTRATODETALLE_ID NOT IN (SELECT ID FROM MOVIMIENTOADMINISTRATIVO);</text:p>
      <text:p text:style-name="P7">DELETE FROM S6TAUSEN WHERE ROLTRABAJADOR_ID IN (SELECT ROLTRABAJADOR.ID FROM <text:s/>PERSONA, ROLPERSONA, ROLTRABAJADOR WHERE PERSONA.ID = ROLPERSONA.PERSONA_ID AND ROLPERSONA.ID = ROLTRABAJADOR.ID AND PERSONA.DOCUMENTOIDENTIFICATIVO LIKE '22474844A') ;</text:p>
      <text:p text:style-name="P7">UPDATE S6TAUSEN SET ALTAHSUS_ID = NULL WHERE ALTAHSUS_ID IN (SELECT ID FROM S6TCERTIFIC WHERE ROLTRABAJADOR_ID = (SELECT ROLTRABAJADOR.ID FROM <text:s/>PERSONA, ROLPERSONA, ROLTRABAJADOR WHERE PERSONA.ID = ROLPERSONA.PERSONA_ID AND ROLPERSONA.ID = ROLTRABAJADOR.ID AND PERSONA.DOCUMENTOIDENTIFICATIVO LIKE '22474844A') );</text:p>
      <text:p text:style-name="P7">DELETE FROM S6TCERTIFIC WHERE ROLTRABAJADOR_ID = (SELECT ROLTRABAJADOR.ID FROM <text:s/>PERSONA, ROLPERSONA, ROLTRABAJADOR WHERE PERSONA.ID = ROLPERSONA.PERSONA_ID AND ROLPERSONA.ID = ROLTRABAJADOR.ID AND PERSONA.DOCUMENTOIDENTIFICATIVO LIKE '22474844A') ;</text:p>
      <text:p text:style-name="P7">DELETE FROM MIGRACIONPMMC WHERE S6TCERTIFIC_ID IS NOT NULL AND S6TCERTIFIC_ID NOT IN (SELECT ID FROM S6TCERTIFIC);</text:p>
      <text:p text:style-name="P7"><text:soft-page-break/>DELETE FROM MIGRACIONPMMC WHERE S6TAUSEN_ID IS NOT NULL AND S6TAUSEN_ID NOT IN (SELECT ID FROM S6TAUSEN);</text:p>
      <text:p text:style-name="P7">DELETE FROM VINCULOSEGUROS WHERE LINEASEGUROS_ID IN (SELECT ID FROM LINEASEGUROS WHERE ROLTRABAJADOR_ID = (SELECT ROLTRABAJADOR.ID FROM <text:s/>PERSONA, ROLPERSONA, ROLTRABAJADOR WHERE PERSONA.ID = ROLPERSONA.PERSONA_ID AND ROLPERSONA.ID = ROLTRABAJADOR.ID AND PERSONA.DOCUMENTOIDENTIFICATIVO LIKE '22474844A') );</text:p>
      <text:p text:style-name="P7">DELETE FROM LINEASEGUROS WHERE ROLTRABAJADOR_ID IN (SELECT ROLTRABAJADOR.ID FROM <text:s/>PERSONA, ROLPERSONA, ROLTRABAJADOR WHERE PERSONA.ID = ROLPERSONA.PERSONA_ID AND ROLPERSONA.ID = ROLTRABAJADOR.ID AND PERSONA.DOCUMENTOIDENTIFICATIVO LIKE '22474844A') ;</text:p>
      <text:p text:style-name="P7">DELETE FROM GUARDIA WHERE ROLTRABAJADOR_ID IN (SELECT ROLTRABAJADOR.ID FROM <text:s/>PERSONA, ROLPERSONA, ROLTRABAJADOR WHERE PERSONA.ID = ROLPERSONA.PERSONA_ID AND ROLPERSONA.ID = ROLTRABAJADOR.ID AND PERSONA.DOCUMENTOIDENTIFICATIVO LIKE '22474844A') <text:s/>AND 8785 = (SELECT unidadorganizativa.ID FROM relacionorganizativa, unidadorganizativa, tipoRelacionOrganizativa WHERE relacionorganizativa.unidadorganizativahijo_id in (select id from gerencia) AND relacionorganizativa.tipoRelacionOrganizativa_id = tipoRelacionOrganizativa.id AND tipoRelacionOrganizativa.tipo = 1 AND relacionorganizativa.unidadorganizativahijo_id = unidadorganizativa.id START WITH unidadorganizativahijo_id = GUARDIA.servicioFuncional_id CONNECT BY PRIOR unidadorganizativapadre_id = <text:s/>unidadorganizativahijo_id) ;</text:p>
      <text:p text:style-name="P7">DELETE FROM DATOCONCEPTOVARIABLE WHERE ROLTRABAJADOR_ID = (SELECT ROLTRABAJADOR.ID FROM <text:s/>PERSONA, ROLPERSONA, ROLTRABAJADOR WHERE PERSONA.ID = ROLPERSONA.PERSONA_ID AND ROLPERSONA.ID = ROLTRABAJADOR.ID AND PERSONA.DOCUMENTOIDENTIFICATIVO LIKE '22474844A') ;</text:p>
      <text:p text:style-name="P7">DELETE FROM REGISTROCIPAUTONOMICO WHERE ROLTRABAJADOR_ID = (SELECT ROLTRABAJADOR.ID FROM <text:s/>PERSONA, ROLPERSONA, ROLTRABAJADOR WHERE PERSONA.ID = ROLPERSONA.PERSONA_ID AND ROLPERSONA.ID = ROLTRABAJADOR.ID AND PERSONA.DOCUMENTOIDENTIFICATIVO LIKE '22474844A') <text:s/>AND ID NOT IN (SELECT REGISTROCIPAUTONOMICO_ID FROM MOVIMIENTOADMINISTRATIVO WHERE REGISTROCIPAUTONOMICO_ID IS NOT NULL);</text:p>
      <text:p text:style-name="P7">DELETE FROM ESTADOTRIENIO WHERE TRIENIO_ID IN (SELECT ID FROM TRIENIO WHERE ROLTRABAJADOR_ID = (SELECT ROLTRABAJADOR.ID FROM <text:s/>PERSONA, ROLPERSONA, ROLTRABAJADOR WHERE PERSONA.ID = ROLPERSONA.PERSONA_ID AND ROLPERSONA.ID = ROLTRABAJADOR.ID AND PERSONA.DOCUMENTOIDENTIFICATIVO LIKE '22474844A') );</text:p>
      <text:p text:style-name="P7">DELETE FROM TRIENIO WHERE ROLTRABAJADOR_ID = (SELECT ROLTRABAJADOR.ID FROM <text:s/>PERSONA, ROLPERSONA, ROLTRABAJADOR WHERE PERSONA.ID = ROLPERSONA.PERSONA_ID AND ROLPERSONA.ID = ROLTRABAJADOR.ID AND PERSONA.DOCUMENTOIDENTIFICATIVO LIKE '22474844A') ;</text:p>
      <text:p text:style-name="P7">DELETE FROM DATOSIRPF WHERE ROLTRABAJADOR_ID = (SELECT ROLTRABAJADOR.ID FROM <text:s/>PERSONA, ROLPERSONA, ROLTRABAJADOR WHERE PERSONA.ID = ROLPERSONA.PERSONA_ID AND ROLPERSONA.ID = ROLTRABAJADOR.ID AND PERSONA.DOCUMENTOIDENTIFICATIVO LIKE '22474844A') ;</text:p>
      <text:p text:style-name="P7">DELETE FROM DESCENDIENTE WHERE ROLTRABAJADOR_ID = (SELECT ROLTRABAJADOR.ID FROM <text:s/>PERSONA, ROLPERSONA, ROLTRABAJADOR WHERE PERSONA.ID = ROLPERSONA.PERSONA_ID AND ROLPERSONA.ID = ROLTRABAJADOR.ID AND PERSONA.DOCUMENTOIDENTIFICATIVO LIKE '22474844A') ;</text:p>
      <text:p text:style-name="P7">DELETE FROM ASCENDIENTE WHERE ROLTRABAJADOR_ID = (SELECT ROLTRABAJADOR.ID FROM <text:s/>PERSONA, ROLPERSONA, ROLTRABAJADOR WHERE PERSONA.ID = ROLPERSONA.PERSONA_ID AND ROLPERSONA.ID = ROLTRABAJADOR.ID AND PERSONA.DOCUMENTOIDENTIFICATIVO LIKE '22474844A') ;</text:p>
      <text:p text:style-name="P7">DELETE FROM DATOCONCEPTOVARIABLE WHERE ROLTRABAJADOR_ID = (SELECT ROLTRABAJADOR.ID FROM <text:s/>PERSONA, ROLPERSONA, ROLTRABAJADOR WHERE PERSONA.ID = ROLPERSONA.PERSONA_ID AND ROLPERSONA.ID = ROLTRABAJADOR.ID AND PERSONA.DOCUMENTOIDENTIFICATIVO LIKE '22474844A') ;</text:p>
      <text:p text:style-name="P7">DELETE FROM DATOCALCULONOMINA WHERE ROLTRABAJADOR_ID = (SELECT ROLTRABAJADOR.ID FROM <text:s/>PERSONA, ROLPERSONA, ROLTRABAJADOR WHERE PERSONA.ID = ROLPERSONA.PERSONA_ID AND ROLPERSONA.ID = ROLTRABAJADOR.ID AND PERSONA.DOCUMENTOIDENTIFICATIVO LIKE '22474844A') <text:s/>AND GERENCIA_ID = 8785;</text:p>
      <text:p text:style-name="P7">DELETE FROM SERVICIOPREVIO WHERE ROLTRABAJADOR_ID = (SELECT ROLTRABAJADOR.ID FROM <text:s/>PERSONA, ROLPERSONA, ROLTRABAJADOR WHERE PERSONA.ID = ROLPERSONA.PERSONA_ID AND ROLPERSONA.ID = ROLTRABAJADOR.ID AND PERSONA.DOCUMENTOIDENTIFICATIVO LIKE '22474844A') ;</text:p>
      <text:p text:style-name="P7">DELETE FROM ROLTRABAJADOR WHERE ID = (SELECT ROLTRABAJADOR.ID FROM <text:s/>PERSONA, ROLPERSONA, ROLTRABAJADOR WHERE PERSONA.ID = ROLPERSONA.PERSONA_ID AND ROLPERSONA.ID = ROLTRABAJADOR.ID AND PERSONA.DOCUMENTOIDENTIFICATIVO LIKE '22474844A') ;</text:p>
      <text:p text:style-name="P7">DELETE FROM ROLPERSONA WHERE ID = (SELECT ROLPERSONA.ID FROM <text:s/>PERSONA, ROLPERSONA WHERE PERSONA.ID = ROLPERSONA.PERSONA_ID AND PERSONA.DOCUMENTOIDENTIFICATIVO LIKE '22474844A') <text:s/>AND ID NOT IN (SELECT ID FROM ROLTRABAJADOR) ;</text:p>
      <text:p text:style-name="P7">DELETE FROM PERSONADETALLE WHERE PERSONA_ID NOT IN (SELECT PERSONA_ID FROM ROLPERSONA);</text:p>
      <text:p text:style-name="P7">DELETE FROM CAPACIDADPERSONA WHERE PERSONA_ID NOT IN (SELECT PERSONA_ID FROM ROLPERSONA);</text:p>
      <text:p text:style-name="P7">DELETE FROM DATOSBANCARIOS7_2 WHERE PERSONA_ID NOT IN (SELECT PERSONA_ID FROM ROLPERSONA);</text:p>
      <text:p text:style-name="P7">DELETE FROM PERSONA WHERE ID NOT IN (SELECT PERSONA_ID FROM ROLPERSONA);</text:p>
      <text:p text:style-name="P7"/>
      <text:p text:style-name="P5">LIMPIANDO ACACIO</text:p>
      <text:p text:style-name="P7"/>
      <text:p text:style-name="P7">-- MODEL</text:p>
      <text:p text:style-name="P7">Provision</text:p>
      <text:p text:style-name="P7">Vpa</text:p>
      <text:p text:style-name="P7">Suplencia</text:p>
      <text:p text:style-name="P7">SubperiodoVpa</text:p>
      <text:p text:style-name="P7">SituacionAdministrativa</text:p>
      <text:p text:style-name="P7">ReservaPuesto</text:p>
      <text:p text:style-name="P7">OtroActo</text:p>
      <text:p text:style-name="P7"><text:soft-page-break/>NombramientoContrato</text:p>
      <text:p text:style-name="P7">NombramientoContratoDetalle</text:p>
      <text:p text:style-name="P7">NombramientoContradoHorario</text:p>
      <text:p text:style-name="P7">Excedencia</text:p>
      <text:p text:style-name="P7">Finalizacion</text:p>
      <text:p text:style-name="P7">IncorporacionPuesto</text:p>
      <text:p text:style-name="P7">DatosBancarios</text:p>
      <text:p text:style-name="P7">ProrrogaVpa</text:p>
      <text:p text:style-name="P7">SubperiodoNombramientoContrato</text:p>
      <text:p text:style-name="P7">ResolucionPuesto</text:p>
      <text:p text:style-name="P7">ReservaSubperiodoNombramientoContrato</text:p>
      <text:p text:style-name="P7"/>
      <text:p text:style-name="P7">--</text:p>
      <text:p text:style-name="P7">DatoCalculoNomina --&gt; quitar campo incorporacionPuesto</text:p>
      <text:p text:style-name="P7">MovimientoAdministrativo --&gt; quitar campo SituacionAdministrativa sitadmgenerada</text:p>
      <text:p text:style-name="P7">VariacionAFI --&gt; quitar dos NombramientoContrato.</text:p>
      <text:p text:style-name="P7">NominaService -- DatosBancarios</text:p>
      <text:p text:style-name="P7">SistemaRedFanService --&gt; SubperiodoNombramientoContrato, NombramientoContratoDetalle, Finalizacion SegementoDAM</text:p>
      <text:p text:style-name="P7">SistemaRedService --&gt; Finalizacion</text:p>
      <text:p text:style-name="P7"/>
      <text:p text:style-name="P7"/>
      <text:p text:style-name="P5">MALWARE DEFENSE</text:p>
      <text:p text:style-name="P7"/>
      <text:p text:style-name="P7">C:\WINDOWS\System32\tskill.exe,C:\WINDOWS\System32\wuaueng.dll.mui,C:\WINDOWS\System32\Drivers\ftdisk.sys,C:\WINDOWS\System32\Drivers\SynTP.sys,C:\WINDOWS\System32\Wbem\msiprov.dll,C:\WINDOWS\Fonts\app850.fon,C:\WINDOWS\Fonts\shruti.ttf,C:\WINDOWS\Help\cdmedia.hlp,C:\WINDOWS\Help\keyshort.chm,C:\WINDOWS\Media\Minimizar de Windows XP.wav,</text:p>
      <text:p text:style-name="P7"/>
      <text:p text:style-name="P7"/>
      <text:p text:style-name="P5">CONSULTAS ORACLE</text:p>
      <text:p text:style-name="P7"/>
      <text:p text:style-name="P7"/>
      <text:p text:style-name="P7">Algunas consultas SQL muy útiles para el administrador de Oracle (estado de la base de datos Oracle, parámetros generales, ficheros de control, conexiones actuales a Oracle, nombre del ejecutable que se utiliza, nombre del usuario, diccionario de datos (vistas y tablas)...<text:line-break/><text:line-break/>Vista que muestra el estado de la base de datos: <text:line-break/>select * from v$instance<text:line-break/><text:line-break/>Consulta que muestra si la base de datos está abierta <text:line-break/>select status from v$instance<text:line-break/><text:line-break/>Vista que muestra los parámetros generales de Oracle <text:line-break/>select * from v$system_parameter<text:line-break/><text:line-break/>Versión de Oracle <text:line-break/>select value from v$system_parameter where name = 'compatible'<text:line-break/><text:line-break/>Ubicación y nombre del fichero spfile <text:line-break/>select value from v$system_parameter where name = 'spfile'<text:line-break/><text:line-break/>Ubicación y número de ficheros de control <text:line-break/>select value from v$system_parameter where name = 'control_files'<text:line-break/><text:line-break/><text:soft-page-break/>Nombre de la base de datos <text:line-break/>select value from v$system_parameter where name = 'db_name'<text:line-break/><text:line-break/>Vista que muestra las conexiones actuales a Oracle Para visualizarla es necesario entrar con privilegios de administrador <text:line-break/>select osuser, username, machine, program <text:line-break/>from v$session <text:line-break/>order by osuser<text:line-break/><text:line-break/>Vista que muestra los programas conectados a Oracle y el número de sesiones por programa <text:line-break/>select program, count(program) "Número"<text:line-break/>from v$session<text:line-break/>group by program<text:line-break/>order by "Número" desc<text:line-break/><text:line-break/>Propietarios de objetos y número de objetos por propietario <text:line-break/>select owner, count(owner) Numero <text:line-break/>from dba_objects <text:line-break/>group by owner <text:line-break/>order by Numero desc<text:line-break/><text:line-break/>Diccionario de datos (incluye todas las vistas y tablas de la Base de Datos) <text:line-break/>select * from dictionary<text:line-break/><text:line-break/><text:line-break/>select table_name from dictionary<text:line-break/><text:line-break/>Muestra los datos de una tabla especificada (en este caso todas las tablas que lleven la cadena "EMPLO" <text:line-break/>select * from ALL_ALL_TABLES where upper(table_name) like '%EMPLO%'<text:line-break/><text:line-break/>Tablas propiedad del usuario actual <text:line-break/>select * from user_tables<text:line-break/><text:line-break/>Todos los objetos propiedad del usuario conectado a Oracle <text:line-break/>select * from user_catalog<text:line-break/><text:line-break/>Consulta SQL para el DBA de Oracle que muestra los tablespaces, el espacio utilizado, el espacio libre y los ficheros de datos de los mismos: <text:line-break/>Select t.tablespace_name "Tablespace", t.status "Estado", <text:line-break/>ROUND(MAX(d.bytes)/1024/1024,2) "MB Tamaño",<text:line-break/>ROUND((MAX(d.bytes)/1024/1024) - <text:line-break/>(SUM(decode(f.bytes, NULL,0, f.bytes))/1024/1024),2) "MB Usados", <text:line-break/>ROUND(SUM(decode(f.bytes, NULL,0, f.bytes))/1024/1024,2) "MB Libres", <text:line-break/>t.pct_increase "% incremento", <text:line-break/>SUBSTR(d.file_name,1,80) "Fichero de datos" <text:line-break/>FROM DBA_FREE_SPACE f, DBA_DATA_FILES d, DBA_TABLESPACES t <text:line-break/>WHERE t.tablespace_name = d.tablespace_name AND <text:line-break/>f.tablespace_name(+) = d.tablespace_name <text:line-break/>AND f.file_id(+) = d.file_id GROUP BY t.tablespace_name, <text:line-break/>d.file_name, t.pct_increase, t.status ORDER BY 1,3 DESC<text:line-break/><text:line-break/>Productos Oracle instalados y la versión: <text:line-break/>select * from product_component_version <text:line-break/><text:line-break/><text:soft-page-break/>Roles y privilegios por roles: <text:line-break/>select * from role_sys_privs<text:line-break/><text:line-break/>Reglas de integridad y columna a la que afectan: <text:line-break/>select constraint_name, column_name from sys.all_cons_columns<text:line-break/><text:line-break/>Tablas de las que es propietario un usuario, en este caso "HR": <text:line-break/>SELECT table_owner, table_name from sys.all_synonyms where table_owner like 'HR'<text:line-break/><text:line-break/>Otra forma más efectiva (tablas de las que es propietario un usuario): <text:line-break/>SELECT DISTINCT TABLE_NAME <text:line-break/>FROM ALL_ALL_TABLES <text:line-break/>WHERE OWNER LIKE 'HR' <text:line-break/><text:line-break/>Parámetros de Oracle, valor actual y su descripción: <text:line-break/>SELECT v.name, v.value value, decode(ISSYS_MODIFIABLE, 'DEFERRED', <text:line-break/>'TRUE', 'FALSE') ISSYS_MODIFIABLE, decode(v.isDefault, 'TRUE', 'YES',<text:line-break/>'FALSE', 'NO') "DEFAULT", DECODE(ISSES_MODIFIABLE, 'IMMEDIATE', <text:line-break/>'YES','FALSE', 'NO', 'DEFERRED', 'NO', 'YES') SES_MODIFIABLE, <text:line-break/>DECODE(ISSYS_MODIFIABLE, 'IMMEDIATE', 'YES', 'FALSE', 'NO', <text:line-break/>'DEFERRED', 'YES','YES') SYS_MODIFIABLE , v.description <text:line-break/>FROM V$PARAMETER v <text:line-break/>WHERE name not like 'nls%' ORDER BY 1<text:line-break/><text:line-break/>Usuarios de Oracle y todos sus datos (fecha de creación, estado, id, nombre, tablespace temporal,...): <text:line-break/>Select * FROM dba_users<text:line-break/><text:line-break/>Tablespaces y propietarios de los mismos: <text:line-break/>select owner, decode(partition_name, null, segment_name, <text:line-break/>segment_name || ':' || partition_name) name, <text:line-break/>segment_type, tablespace_name,bytes,initial_extent, <text:line-break/>next_extent, PCT_INCREASE, extents, max_extents <text:line-break/>from dba_segments <text:line-break/>Where 1=1 And extents &gt; 1 order by 9 desc, 3 <text:line-break/><text:line-break/>Últimas consultas SQL ejecutadas en Oracle y usuario que las ejecutó: <text:line-break/>select distinct vs.sql_text, vs.sharable_mem, <text:line-break/>vs.persistent_mem, vs.runtime_mem, vs.sorts,<text:line-break/>vs.executions, vs.parse_calls, vs.module, <text:line-break/>vs.buffer_gets, vs.disk_reads, vs.version_count, <text:line-break/>vs.users_opening, vs.loads, <text:line-break/>to_char(to_date(vs.first_load_time,<text:line-break/>'YYYY-MM-DD/HH24:MI:SS'),'MM/DD HH24:MI:SS') first_load_time, <text:line-break/>rawtohex(vs.address) address, vs.hash_value hash_value , <text:line-break/>rows_processed , vs.command_type, vs.parsing_user_id , <text:line-break/>OPTIMIZER_MODE , au.USERNAME parseuser <text:line-break/>from v$sqlarea vs , all_users au <text:line-break/>where (parsing_user_id != 0) AND <text:line-break/>(au.user_id(+)=vs.parsing_user_id) <text:line-break/>and (executions &gt;= 1) order by buffer_gets/executions desc <text:line-break/><text:line-break/>Todos los ficheros de datos y su ubicación: <text:line-break/><text:soft-page-break/>select * from V$DATAFILE<text:line-break/><text:line-break/>Ficheros temporales: <text:line-break/>select * from V$TEMPFILE<text:line-break/><text:line-break/>Tablespaces: <text:line-break/>select * from V$TABLESPACE<text:line-break/><text:line-break/>Otras vistas muy interesantes: <text:line-break/>select * from V$BACKUP<text:line-break/><text:line-break/>select * from V$ARCHIVE<text:line-break/><text:line-break/>select * from V$LOG<text:line-break/><text:line-break/>select * from V$LOGFILE<text:line-break/><text:line-break/>select * from V$LOGHIST<text:line-break/><text:line-break/>select * from V$ARCHIVED_LOG<text:line-break/><text:line-break/>select * from V$DATABASE <text:line-break/><text:line-break/>Memoria Share_Pool libre y usada <text:line-break/>select name,to_number(value) bytes <text:line-break/>from v$parameter where name ='shared_pool_size'<text:line-break/>union all<text:line-break/>select name,bytes <text:line-break/>from v$sgastat where pool = 'shared pool' and name = 'free memory'<text:line-break/><text:line-break/>Cursores abiertos por usuario <text:line-break/>select b.sid, a.username, b.value Cursores_Abiertos<text:line-break/>from v$session a,<text:line-break/>v$sesstat b,<text:line-break/>v$statname c<text:line-break/>where c.name in ('opened cursors current')<text:line-break/>and b.statistic# = c.statistic#<text:line-break/>and a.sid = b.sid <text:line-break/>and a.username is not null<text:line-break/>and b.value &gt;0<text:line-break/>order by 3<text:line-break/><text:line-break/>Aciertos de la caché (no debe superar el 1 por ciento) <text:line-break/>select sum(pins) Ejecuciones, sum(reloads) Fallos_cache,<text:line-break/>trunc(sum(reloads)/sum(pins)*100,2) Porcentaje_aciertos <text:line-break/>from v$librarycache<text:line-break/>where namespace in ('TABLE/PROCEDURE','SQL AREA','BODY','TRIGGER');<text:line-break/><text:line-break/>Sentencias SQL completas ejecutadas con un texto determinado en el SQL <text:line-break/>SELECT c.sid, d.piece, c.serial#, c.username, d.sql_text <text:line-break/>FROM v$session c, v$sqltext d <text:line-break/>WHERE c.sql_hash_value = d.hash_value <text:line-break/><text:soft-page-break/>and upper(d.sql_text) like '%WHERE CAMPO LIKE%'<text:line-break/>ORDER BY c.sid, d.piece<text:line-break/><text:line-break/>Una sentencia SQL concreta (filtrado por sid) <text:line-break/>SELECT c.sid, d.piece, c.serial#, c.username, d.sql_text <text:line-break/>FROM v$session c, v$sqltext d <text:line-break/>WHERE c.sql_hash_value = d.hash_value <text:line-break/>and sid = 105<text:line-break/>ORDER BY c.sid, d.piece<text:line-break/><text:line-break/>//Tamaño ocupado por la base de datos <text:line-break/>select sum(BYTES)/1024/1024 MB from DBA_EXTENTS <text:line-break/><text:line-break/>//Tamaño de los ficheros de datos de la base de datos <text:line-break/>select sum(bytes)/1024/1024 MB from dba_data_files<text:line-break/><text:line-break/>//Tamaño ocupado por una tabla concreta sin incluir los índices de la misma <text:line-break/>select sum(bytes)/1024/1024 MB from user_segments<text:line-break/>where segment_type='TABLE' and segment_name='NOMBRETABLA'<text:line-break/><text:line-break/>//Tamaño ocupado por una tabla concreta incluyendo los índices de la misma <text:line-break/>select sum(bytes)/1024/1024 Table_Allocation_MB from user_segments<text:line-break/>where segment_type in ('TABLE','INDEX') and<text:line-break/>(segment_name='NOMBRETABLA' or segment_name in<text:line-break/>(select index_name from user_indexes where table_name='NOMBRETABLA'))<text:line-break/><text:line-break/>//Tamaño ocupado por una columna de una tabla <text:line-break/>select sum(vsize('NOMBRECOLUMNA'))/1024/1024 MB from NOMBRETABLA<text:line-break/><text:line-break/>//Espacio ocupado por usuario <text:line-break/>SELECT owner, SUM(BYTES)/1024/1024 FROM DBA_EXTENTS MB<text:line-break/>group by owner<text:line-break/><text:line-break/>//Espacio ocupado por los diferentes segmentos (tablas, índices, undo, rollback, cluster, ...) <text:line-break/>SELECT SEGMENT_TYPE, SUM(BYTES)/1024/1024 FROM DBA_EXTENTS MB<text:line-break/>group by SEGMENT_TYPE<text:line-break/><text:line-break/>//Espacio ocupado por todos los objetos de la base de datos, muestra los objetos que más ocupan primero <text:line-break/>SELECT SEGMENT_NAME, SUM(BYTES)/1024/1024 FROM DBA_EXTENTS MB<text:line-break/>group by SEGMENT_NAME<text:line-break/>order by 2 desc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Verdana" svg:font-family="Verdana, sans-serif"/>
    <style:font-face style:name="arial" svg:font-family="arial, helvetica, 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12T11:09:14.23</dc:date>
    <meta:editing-duration>P12DT1H25M</meta:editing-duration>
    <meta:editing-cycles>146</meta:editing-cycles>
    <meta:generator>OpenOffice.org/3.3$Win32 OpenOffice.org_project/330m20$Build-9567</meta:generator>
    <meta:document-statistic meta:table-count="0" meta:image-count="0" meta:object-count="0" meta:page-count="38" meta:paragraph-count="1348" meta:word-count="7387" meta:character-count="90576"/>
    <meta:user-defined meta:name="Información 1"/>
    <meta:user-defined meta:name="Información 2"/>
    <meta:user-defined meta:name="Información 3"/>
    <meta:user-defined meta:name="Información 4"/>
  </office:meta>
</office:document-meta>
</file>